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45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/>
    </style:style>
    <style:style style:name="ce33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34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5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6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37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38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39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40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41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42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43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44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45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46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47" style:family="table-cell" style:parent-style-name="Pivot_20_Table_20_Value" style:data-style-name="N0"/>
    <style:style style:name="ce48" style:family="table-cell" style:parent-style-name="Pivot_20_Table_20_Value">
      <style:table-cell-properties fo:border-bottom="0.99pt solid #000000" fo:border-left="none" fo:border-right="none" fo:border-top="none"/>
    </style:style>
    <style:style style:name="ce49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50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51" style:family="table-cell" style:parent-style-name="Pivot_20_Table_20_Value">
      <style:table-cell-properties fo:border-bottom="none" fo:border-left="none" fo:border-right="none" fo:border-top="0.99pt solid #000000"/>
    </style:style>
    <style:style style:name="ce52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53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54" style:family="table-cell" style:parent-style-name="Pivot_20_Table_20_Value">
      <style:table-cell-properties fo:border-bottom="none" fo:border-left="none" fo:border-right="0.99pt solid #000000" fo:border-top="none"/>
    </style:style>
    <style:style style:name="ce55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56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57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58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59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60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61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62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item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prefecture_no</text:p>
          </table:table-cell>
          <table:table-cell office:value-type="string" calcext:value-type="string">
            <text:p>prefecture</text:p>
          </table:table-cell>
          <table:table-cell/>
          <table:table-cell office:value-type="string" calcext:value-type="string">
            <text:p>prefecture_no</text:p>
          </table:table-cell>
          <table:table-cell office:value-type="string" calcext:value-type="string">
            <text:p>shop_no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item_no</text:p>
          </table:table-cell>
          <table:table-cell office:value-type="string" calcext:value-type="string">
            <text:p>ite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東京都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葛飾区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ナス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神奈川県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江戸川区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トマト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江東区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ピーマン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港区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トウガラシ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荒川区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カボチャ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茅ヶ崎市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ズッキーニ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逗子市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キュウリ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三浦市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シロウリ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秦野市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ヘチマ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厚木市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オクラ</text:p>
          </table:table-cell>
        </table:table-row>
      </table:table>
      <table:table table:name="data" table:style-name="ta1"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prefecture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RANDBETWEEN(1;2);[items.$A$2:.$B$3];2;0)" office:value-type="string" office:string-value="東京都" calcext:value-type="string">
            <text:p>東京都</text:p>
          </table:table-cell>
          <table:table-cell table:formula="of:=IF([.$B2] = &quot;東京都&quot;; VLOOKUP(RANDBETWEEN(1;5); [$items.$E$2:.$F$6];2;0); VLOOKUP(RANDBETWEEN(1;5); [$items.$E$7:.$F$11];2;0))" office:value-type="string" office:string-value="葛飾区" calcext:value-type="string">
            <text:p>葛飾区</text:p>
          </table:table-cell>
          <table:table-cell table:formula="of:=VLOOKUP(RANDBETWEEN(1;10);[$items.$H$2:.$I$11];2;0)" office:value-type="string" office:string-value="カボチャ" calcext:value-type="string">
            <text:p>カボチャ</text:p>
          </table:table-cell>
          <table:table-cell table:formula="of:=RANDBETWEEN(1;10)" office:value-type="float" office:value="2" calcext:value-type="float">
            <text:p>2</text:p>
          </table:table-cell>
          <table:table-cell table:formula="of:=RANDBETWEEN(100;1000)" office:value-type="float" office:value="215" calcext:value-type="float">
            <text:p>215</text:p>
          </table:table-cell>
          <table:table-cell table:formula="of:=[.E2]*[.F2]" office:value-type="float" office:value="430" calcext:value-type="float">
            <text:p>430</text:p>
          </table:table-cell>
          <table:table-cell table:formula="of:=TEXT(EOMONTH(TODAY();-1)+RANDBETWEEN(1;28);&quot;yyyy-m-d&quot;)" office:value-type="string" office:string-value="2023-4-24" calcext:value-type="string">
            <text:p>2023-4-24</text:p>
          </table:table-cell>
          <table:table-cell/>
          <table:table-cell table:style-name="ce1" office:value-type="string" calcext:value-type="string">
            <text:p>自動計算停止中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table:formula="of:=VLOOKUP(RANDBETWEEN(1;2);[items.$A$2:.$B$3];2;0)" office:value-type="string" office:string-value="神奈川県" calcext:value-type="string">
            <text:p>神奈川県</text:p>
          </table:table-cell>
          <table:table-cell table:formula="of:=IF([.$B3] = &quot;東京都&quot;; VLOOKUP(RANDBETWEEN(1;5); [$items.$E$2:.$F$6];2;0); VLOOKUP(RANDBETWEEN(1;5); [$items.$E$7:.$F$11];2;0))" office:value-type="string" office:string-value="秦野市" calcext:value-type="string">
            <text:p>秦野市</text:p>
          </table:table-cell>
          <table:table-cell table:formula="of:=VLOOKUP(RANDBETWEEN(1;10);[$items.$H$2:.$I$11];2;0)" office:value-type="string" office:string-value="ピーマン" calcext:value-type="string">
            <text:p>ピーマン</text:p>
          </table:table-cell>
          <table:table-cell table:formula="of:=RANDBETWEEN(1;10)" office:value-type="float" office:value="2" calcext:value-type="float">
            <text:p>2</text:p>
          </table:table-cell>
          <table:table-cell table:formula="of:=RANDBETWEEN(100;1000)" office:value-type="float" office:value="305" calcext:value-type="float">
            <text:p>305</text:p>
          </table:table-cell>
          <table:table-cell table:formula="of:=[.E3]*[.F3]" office:value-type="float" office:value="610" calcext:value-type="float">
            <text:p>610</text:p>
          </table:table-cell>
          <table:table-cell table:formula="of:=TEXT(EOMONTH(TODAY();-1)+RANDBETWEEN(1;28);&quot;yyyy-m-d&quot;)" office:value-type="string" office:string-value="2023-4-4" calcext:value-type="string">
            <text:p>2023-4-4</text:p>
          </table:table-cell>
          <table:table-cell table:number-columns-repeated="2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table:formula="of:=VLOOKUP(RANDBETWEEN(1;2);[items.$A$2:.$B$3];2;0)" office:value-type="string" office:string-value="東京都" calcext:value-type="string">
            <text:p>東京都</text:p>
          </table:table-cell>
          <table:table-cell table:formula="of:=IF([.$B4] = &quot;東京都&quot;; VLOOKUP(RANDBETWEEN(1;5); [$items.$E$2:.$F$6];2;0); VLOOKUP(RANDBETWEEN(1;5); [$items.$E$7:.$F$11];2;0))" office:value-type="string" office:string-value="港区" calcext:value-type="string">
            <text:p>港区</text:p>
          </table:table-cell>
          <table:table-cell table:formula="of:=VLOOKUP(RANDBETWEEN(1;10);[$items.$H$2:.$I$11];2;0)" office:value-type="string" office:string-value="トウガラシ" calcext:value-type="string">
            <text:p>トウガラシ</text:p>
          </table:table-cell>
          <table:table-cell table:formula="of:=RANDBETWEEN(1;10)" office:value-type="float" office:value="6" calcext:value-type="float">
            <text:p>6</text:p>
          </table:table-cell>
          <table:table-cell table:formula="of:=RANDBETWEEN(100;1000)" office:value-type="float" office:value="310" calcext:value-type="float">
            <text:p>310</text:p>
          </table:table-cell>
          <table:table-cell table:formula="of:=[.E4]*[.F4]" office:value-type="float" office:value="1860" calcext:value-type="float">
            <text:p>1860</text:p>
          </table:table-cell>
          <table:table-cell table:formula="of:=TEXT(EOMONTH(TODAY();-1)+RANDBETWEEN(1;28);&quot;yyyy-m-d&quot;)" office:value-type="string" office:string-value="2023-4-5" calcext:value-type="string">
            <text:p>2023-4-5</text:p>
          </table:table-cell>
          <table:table-cell table:number-columns-repeated="2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table:formula="of:=VLOOKUP(RANDBETWEEN(1;2);[items.$A$2:.$B$3];2;0)" office:value-type="string" office:string-value="東京都" calcext:value-type="string">
            <text:p>東京都</text:p>
          </table:table-cell>
          <table:table-cell table:formula="of:=IF([.$B5] = &quot;東京都&quot;; VLOOKUP(RANDBETWEEN(1;5); [$items.$E$2:.$F$6];2;0); VLOOKUP(RANDBETWEEN(1;5); [$items.$E$7:.$F$11];2;0))" office:value-type="string" office:string-value="荒川区" calcext:value-type="string">
            <text:p>荒川区</text:p>
          </table:table-cell>
          <table:table-cell table:formula="of:=VLOOKUP(RANDBETWEEN(1;10);[$items.$H$2:.$I$11];2;0)" office:value-type="string" office:string-value="カボチャ" calcext:value-type="string">
            <text:p>カボチャ</text:p>
          </table:table-cell>
          <table:table-cell table:formula="of:=RANDBETWEEN(1;10)" office:value-type="float" office:value="3" calcext:value-type="float">
            <text:p>3</text:p>
          </table:table-cell>
          <table:table-cell table:formula="of:=RANDBETWEEN(100;1000)" office:value-type="float" office:value="193" calcext:value-type="float">
            <text:p>193</text:p>
          </table:table-cell>
          <table:table-cell table:formula="of:=[.E5]*[.F5]" office:value-type="float" office:value="579" calcext:value-type="float">
            <text:p>579</text:p>
          </table:table-cell>
          <table:table-cell table:formula="of:=TEXT(EOMONTH(TODAY();-1)+RANDBETWEEN(1;28);&quot;yyyy-m-d&quot;)" office:value-type="string" office:string-value="2023-4-27" calcext:value-type="string">
            <text:p>2023-4-27</text:p>
          </table:table-cell>
          <table:table-cell table:number-columns-repeated="2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table:formula="of:=VLOOKUP(RANDBETWEEN(1;2);[items.$A$2:.$B$3];2;0)" office:value-type="string" office:string-value="東京都" calcext:value-type="string">
            <text:p>東京都</text:p>
          </table:table-cell>
          <table:table-cell table:formula="of:=IF([.$B6] = &quot;東京都&quot;; VLOOKUP(RANDBETWEEN(1;5); [$items.$E$2:.$F$6];2;0); VLOOKUP(RANDBETWEEN(1;5); [$items.$E$7:.$F$11];2;0))" office:value-type="string" office:string-value="葛飾区" calcext:value-type="string">
            <text:p>葛飾区</text:p>
          </table:table-cell>
          <table:table-cell table:formula="of:=VLOOKUP(RANDBETWEEN(1;10);[$items.$H$2:.$I$11];2;0)" office:value-type="string" office:string-value="キュウリ" calcext:value-type="string">
            <text:p>キュウリ</text:p>
          </table:table-cell>
          <table:table-cell table:formula="of:=RANDBETWEEN(1;10)" office:value-type="float" office:value="8" calcext:value-type="float">
            <text:p>8</text:p>
          </table:table-cell>
          <table:table-cell table:formula="of:=RANDBETWEEN(100;1000)" office:value-type="float" office:value="278" calcext:value-type="float">
            <text:p>278</text:p>
          </table:table-cell>
          <table:table-cell table:formula="of:=[.E6]*[.F6]" office:value-type="float" office:value="2224" calcext:value-type="float">
            <text:p>2224</text:p>
          </table:table-cell>
          <table:table-cell table:formula="of:=TEXT(EOMONTH(TODAY();-1)+RANDBETWEEN(1;28);&quot;yyyy-m-d&quot;)" office:value-type="string" office:string-value="2023-4-17" calcext:value-type="string">
            <text:p>2023-4-17</text:p>
          </table:table-cell>
          <table:table-cell table:number-columns-repeated="2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table:formula="of:=VLOOKUP(RANDBETWEEN(1;2);[items.$A$2:.$B$3];2;0)" office:value-type="string" office:string-value="神奈川県" calcext:value-type="string">
            <text:p>神奈川県</text:p>
          </table:table-cell>
          <table:table-cell table:formula="of:=IF([.$B7] = &quot;東京都&quot;; VLOOKUP(RANDBETWEEN(1;5); [$items.$E$2:.$F$6];2;0); VLOOKUP(RANDBETWEEN(1;5); [$items.$E$7:.$F$11];2;0))" office:value-type="string" office:string-value="三浦市" calcext:value-type="string">
            <text:p>三浦市</text:p>
          </table:table-cell>
          <table:table-cell table:formula="of:=VLOOKUP(RANDBETWEEN(1;10);[$items.$H$2:.$I$11];2;0)" office:value-type="string" office:string-value="ピーマン" calcext:value-type="string">
            <text:p>ピーマン</text:p>
          </table:table-cell>
          <table:table-cell table:formula="of:=RANDBETWEEN(1;10)" office:value-type="float" office:value="7" calcext:value-type="float">
            <text:p>7</text:p>
          </table:table-cell>
          <table:table-cell table:formula="of:=RANDBETWEEN(100;1000)" office:value-type="float" office:value="712" calcext:value-type="float">
            <text:p>712</text:p>
          </table:table-cell>
          <table:table-cell table:formula="of:=[.E7]*[.F7]" office:value-type="float" office:value="4984" calcext:value-type="float">
            <text:p>4984</text:p>
          </table:table-cell>
          <table:table-cell table:formula="of:=TEXT(EOMONTH(TODAY();-1)+RANDBETWEEN(1;28);&quot;yyyy-m-d&quot;)" office:value-type="string" office:string-value="2023-4-22" calcext:value-type="string">
            <text:p>2023-4-22</text:p>
          </table:table-cell>
          <table:table-cell table:number-columns-repeated="2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table:formula="of:=VLOOKUP(RANDBETWEEN(1;2);[items.$A$2:.$B$3];2;0)" office:value-type="string" office:string-value="東京都" calcext:value-type="string">
            <text:p>東京都</text:p>
          </table:table-cell>
          <table:table-cell table:formula="of:=IF([.$B8] = &quot;東京都&quot;; VLOOKUP(RANDBETWEEN(1;5); [$items.$E$2:.$F$6];2;0); VLOOKUP(RANDBETWEEN(1;5); [$items.$E$7:.$F$11];2;0))" office:value-type="string" office:string-value="江戸川区" calcext:value-type="string">
            <text:p>江戸川区</text:p>
          </table:table-cell>
          <table:table-cell table:formula="of:=VLOOKUP(RANDBETWEEN(1;10);[$items.$H$2:.$I$11];2;0)" office:value-type="string" office:string-value="オクラ" calcext:value-type="string">
            <text:p>オクラ</text:p>
          </table:table-cell>
          <table:table-cell table:formula="of:=RANDBETWEEN(1;10)" office:value-type="float" office:value="7" calcext:value-type="float">
            <text:p>7</text:p>
          </table:table-cell>
          <table:table-cell table:formula="of:=RANDBETWEEN(100;1000)" office:value-type="float" office:value="728" calcext:value-type="float">
            <text:p>728</text:p>
          </table:table-cell>
          <table:table-cell table:formula="of:=[.E8]*[.F8]" office:value-type="float" office:value="5096" calcext:value-type="float">
            <text:p>5096</text:p>
          </table:table-cell>
          <table:table-cell table:formula="of:=TEXT(EOMONTH(TODAY();-1)+RANDBETWEEN(1;28);&quot;yyyy-m-d&quot;)" office:value-type="string" office:string-value="2023-4-28" calcext:value-type="string">
            <text:p>2023-4-28</text:p>
          </table:table-cell>
          <table:table-cell table:number-columns-repeated="2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table:formula="of:=VLOOKUP(RANDBETWEEN(1;2);[items.$A$2:.$B$3];2;0)" office:value-type="string" office:string-value="東京都" calcext:value-type="string">
            <text:p>東京都</text:p>
          </table:table-cell>
          <table:table-cell table:formula="of:=IF([.$B9] = &quot;東京都&quot;; VLOOKUP(RANDBETWEEN(1;5); [$items.$E$2:.$F$6];2;0); VLOOKUP(RANDBETWEEN(1;5); [$items.$E$7:.$F$11];2;0))" office:value-type="string" office:string-value="港区" calcext:value-type="string">
            <text:p>港区</text:p>
          </table:table-cell>
          <table:table-cell table:formula="of:=VLOOKUP(RANDBETWEEN(1;10);[$items.$H$2:.$I$11];2;0)" office:value-type="string" office:string-value="オクラ" calcext:value-type="string">
            <text:p>オクラ</text:p>
          </table:table-cell>
          <table:table-cell table:formula="of:=RANDBETWEEN(1;10)" office:value-type="float" office:value="6" calcext:value-type="float">
            <text:p>6</text:p>
          </table:table-cell>
          <table:table-cell table:formula="of:=RANDBETWEEN(100;1000)" office:value-type="float" office:value="588" calcext:value-type="float">
            <text:p>588</text:p>
          </table:table-cell>
          <table:table-cell table:formula="of:=[.E9]*[.F9]" office:value-type="float" office:value="3528" calcext:value-type="float">
            <text:p>3528</text:p>
          </table:table-cell>
          <table:table-cell table:formula="of:=TEXT(EOMONTH(TODAY();-1)+RANDBETWEEN(1;28);&quot;yyyy-m-d&quot;)" office:value-type="string" office:string-value="2023-4-13" calcext:value-type="string">
            <text:p>2023-4-13</text:p>
          </table:table-cell>
          <table:table-cell table:number-columns-repeated="2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table:formula="of:=VLOOKUP(RANDBETWEEN(1;2);[items.$A$2:.$B$3];2;0)" office:value-type="string" office:string-value="神奈川県" calcext:value-type="string">
            <text:p>神奈川県</text:p>
          </table:table-cell>
          <table:table-cell table:formula="of:=IF([.$B10] = &quot;東京都&quot;; VLOOKUP(RANDBETWEEN(1;5); [$items.$E$2:.$F$6];2;0); VLOOKUP(RANDBETWEEN(1;5); [$items.$E$7:.$F$11];2;0))" office:value-type="string" office:string-value="秦野市" calcext:value-type="string">
            <text:p>秦野市</text:p>
          </table:table-cell>
          <table:table-cell table:formula="of:=VLOOKUP(RANDBETWEEN(1;10);[$items.$H$2:.$I$11];2;0)" office:value-type="string" office:string-value="ナス" calcext:value-type="string">
            <text:p>ナス</text:p>
          </table:table-cell>
          <table:table-cell table:formula="of:=RANDBETWEEN(1;10)" office:value-type="float" office:value="3" calcext:value-type="float">
            <text:p>3</text:p>
          </table:table-cell>
          <table:table-cell table:formula="of:=RANDBETWEEN(100;1000)" office:value-type="float" office:value="360" calcext:value-type="float">
            <text:p>360</text:p>
          </table:table-cell>
          <table:table-cell table:formula="of:=[.E10]*[.F10]" office:value-type="float" office:value="1080" calcext:value-type="float">
            <text:p>1080</text:p>
          </table:table-cell>
          <table:table-cell table:formula="of:=TEXT(EOMONTH(TODAY();-1)+RANDBETWEEN(1;28);&quot;yyyy-m-d&quot;)" office:value-type="string" office:string-value="2023-4-5" calcext:value-type="string">
            <text:p>2023-4-5</text:p>
          </table:table-cell>
          <table:table-cell table:number-columns-repeated="2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table:formula="of:=VLOOKUP(RANDBETWEEN(1;2);[items.$A$2:.$B$3];2;0)" office:value-type="string" office:string-value="東京都" calcext:value-type="string">
            <text:p>東京都</text:p>
          </table:table-cell>
          <table:table-cell table:formula="of:=IF([.$B11] = &quot;東京都&quot;; VLOOKUP(RANDBETWEEN(1;5); [$items.$E$2:.$F$6];2;0); VLOOKUP(RANDBETWEEN(1;5); [$items.$E$7:.$F$11];2;0))" office:value-type="string" office:string-value="荒川区" calcext:value-type="string">
            <text:p>荒川区</text:p>
          </table:table-cell>
          <table:table-cell table:formula="of:=VLOOKUP(RANDBETWEEN(1;10);[$items.$H$2:.$I$11];2;0)" office:value-type="string" office:string-value="ズッキーニ" calcext:value-type="string">
            <text:p>ズッキーニ</text:p>
          </table:table-cell>
          <table:table-cell table:formula="of:=RANDBETWEEN(1;10)" office:value-type="float" office:value="3" calcext:value-type="float">
            <text:p>3</text:p>
          </table:table-cell>
          <table:table-cell table:formula="of:=RANDBETWEEN(100;1000)" office:value-type="float" office:value="629" calcext:value-type="float">
            <text:p>629</text:p>
          </table:table-cell>
          <table:table-cell table:formula="of:=[.E11]*[.F11]" office:value-type="float" office:value="1887" calcext:value-type="float">
            <text:p>1887</text:p>
          </table:table-cell>
          <table:table-cell table:formula="of:=TEXT(EOMONTH(TODAY();-1)+RANDBETWEEN(1;28);&quot;yyyy-m-d&quot;)" office:value-type="string" office:string-value="2023-4-12" calcext:value-type="string">
            <text:p>2023-4-12</text:p>
          </table:table-cell>
          <table:table-cell table:number-columns-repeated="2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table:formula="of:=VLOOKUP(RANDBETWEEN(1;2);[items.$A$2:.$B$3];2;0)" office:value-type="string" office:string-value="神奈川県" calcext:value-type="string">
            <text:p>神奈川県</text:p>
          </table:table-cell>
          <table:table-cell table:formula="of:=IF([.$B12] = &quot;東京都&quot;; VLOOKUP(RANDBETWEEN(1;5); [$items.$E$2:.$F$6];2;0); VLOOKUP(RANDBETWEEN(1;5); [$items.$E$7:.$F$11];2;0))" office:value-type="string" office:string-value="茅ヶ崎市" calcext:value-type="string">
            <text:p>茅ヶ崎市</text:p>
          </table:table-cell>
          <table:table-cell table:formula="of:=VLOOKUP(RANDBETWEEN(1;10);[$items.$H$2:.$I$11];2;0)" office:value-type="string" office:string-value="ナス" calcext:value-type="string">
            <text:p>ナス</text:p>
          </table:table-cell>
          <table:table-cell table:formula="of:=RANDBETWEEN(1;10)" office:value-type="float" office:value="5" calcext:value-type="float">
            <text:p>5</text:p>
          </table:table-cell>
          <table:table-cell table:formula="of:=RANDBETWEEN(100;1000)" office:value-type="float" office:value="395" calcext:value-type="float">
            <text:p>395</text:p>
          </table:table-cell>
          <table:table-cell table:formula="of:=[.E12]*[.F12]" office:value-type="float" office:value="1975" calcext:value-type="float">
            <text:p>1975</text:p>
          </table:table-cell>
          <table:table-cell table:formula="of:=TEXT(EOMONTH(TODAY();-1)+RANDBETWEEN(1;28);&quot;yyyy-m-d&quot;)" office:value-type="string" office:string-value="2023-4-23" calcext:value-type="string">
            <text:p>2023-4-23</text:p>
          </table:table-cell>
          <table:table-cell table:number-columns-repeated="2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table:formula="of:=VLOOKUP(RANDBETWEEN(1;2);[items.$A$2:.$B$3];2;0)" office:value-type="string" office:string-value="東京都" calcext:value-type="string">
            <text:p>東京都</text:p>
          </table:table-cell>
          <table:table-cell table:formula="of:=IF([.$B13] = &quot;東京都&quot;; VLOOKUP(RANDBETWEEN(1;5); [$items.$E$2:.$F$6];2;0); VLOOKUP(RANDBETWEEN(1;5); [$items.$E$7:.$F$11];2;0))" office:value-type="string" office:string-value="江東区" calcext:value-type="string">
            <text:p>江東区</text:p>
          </table:table-cell>
          <table:table-cell table:formula="of:=VLOOKUP(RANDBETWEEN(1;10);[$items.$H$2:.$I$11];2;0)" office:value-type="string" office:string-value="ズッキーニ" calcext:value-type="string">
            <text:p>ズッキーニ</text:p>
          </table:table-cell>
          <table:table-cell table:formula="of:=RANDBETWEEN(1;10)" office:value-type="float" office:value="4" calcext:value-type="float">
            <text:p>4</text:p>
          </table:table-cell>
          <table:table-cell table:formula="of:=RANDBETWEEN(100;1000)" office:value-type="float" office:value="918" calcext:value-type="float">
            <text:p>918</text:p>
          </table:table-cell>
          <table:table-cell table:formula="of:=[.E13]*[.F13]" office:value-type="float" office:value="3672" calcext:value-type="float">
            <text:p>3672</text:p>
          </table:table-cell>
          <table:table-cell table:formula="of:=TEXT(EOMONTH(TODAY();-1)+RANDBETWEEN(1;28);&quot;yyyy-m-d&quot;)" office:value-type="string" office:string-value="2023-4-23" calcext:value-type="string">
            <text:p>2023-4-23</text:p>
          </table:table-cell>
          <table:table-cell table:number-columns-repeated="2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table:formula="of:=VLOOKUP(RANDBETWEEN(1;2);[items.$A$2:.$B$3];2;0)" office:value-type="string" office:string-value="東京都" calcext:value-type="string">
            <text:p>東京都</text:p>
          </table:table-cell>
          <table:table-cell table:formula="of:=IF([.$B14] = &quot;東京都&quot;; VLOOKUP(RANDBETWEEN(1;5); [$items.$E$2:.$F$6];2;0); VLOOKUP(RANDBETWEEN(1;5); [$items.$E$7:.$F$11];2;0))" office:value-type="string" office:string-value="荒川区" calcext:value-type="string">
            <text:p>荒川区</text:p>
          </table:table-cell>
          <table:table-cell table:formula="of:=VLOOKUP(RANDBETWEEN(1;10);[$items.$H$2:.$I$11];2;0)" office:value-type="string" office:string-value="オクラ" calcext:value-type="string">
            <text:p>オクラ</text:p>
          </table:table-cell>
          <table:table-cell table:formula="of:=RANDBETWEEN(1;10)" office:value-type="float" office:value="9" calcext:value-type="float">
            <text:p>9</text:p>
          </table:table-cell>
          <table:table-cell table:formula="of:=RANDBETWEEN(100;1000)" office:value-type="float" office:value="372" calcext:value-type="float">
            <text:p>372</text:p>
          </table:table-cell>
          <table:table-cell table:formula="of:=[.E14]*[.F14]" office:value-type="float" office:value="3348" calcext:value-type="float">
            <text:p>3348</text:p>
          </table:table-cell>
          <table:table-cell table:formula="of:=TEXT(EOMONTH(TODAY();-1)+RANDBETWEEN(1;28);&quot;yyyy-m-d&quot;)" office:value-type="string" office:string-value="2023-4-21" calcext:value-type="string">
            <text:p>2023-4-21</text:p>
          </table:table-cell>
          <table:table-cell table:number-columns-repeated="2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table:formula="of:=VLOOKUP(RANDBETWEEN(1;2);[items.$A$2:.$B$3];2;0)" office:value-type="string" office:string-value="神奈川県" calcext:value-type="string">
            <text:p>神奈川県</text:p>
          </table:table-cell>
          <table:table-cell table:formula="of:=IF([.$B15] = &quot;東京都&quot;; VLOOKUP(RANDBETWEEN(1;5); [$items.$E$2:.$F$6];2;0); VLOOKUP(RANDBETWEEN(1;5); [$items.$E$7:.$F$11];2;0))" office:value-type="string" office:string-value="厚木市" calcext:value-type="string">
            <text:p>厚木市</text:p>
          </table:table-cell>
          <table:table-cell table:formula="of:=VLOOKUP(RANDBETWEEN(1;10);[$items.$H$2:.$I$11];2;0)" office:value-type="string" office:string-value="トマト" calcext:value-type="string">
            <text:p>トマト</text:p>
          </table:table-cell>
          <table:table-cell table:formula="of:=RANDBETWEEN(1;10)" office:value-type="float" office:value="6" calcext:value-type="float">
            <text:p>6</text:p>
          </table:table-cell>
          <table:table-cell table:formula="of:=RANDBETWEEN(100;1000)" office:value-type="float" office:value="811" calcext:value-type="float">
            <text:p>811</text:p>
          </table:table-cell>
          <table:table-cell table:formula="of:=[.E15]*[.F15]" office:value-type="float" office:value="4866" calcext:value-type="float">
            <text:p>4866</text:p>
          </table:table-cell>
          <table:table-cell table:formula="of:=TEXT(EOMONTH(TODAY();-1)+RANDBETWEEN(1;28);&quot;yyyy-m-d&quot;)" office:value-type="string" office:string-value="2023-4-22" calcext:value-type="string">
            <text:p>2023-4-22</text:p>
          </table:table-cell>
          <table:table-cell table:number-columns-repeated="2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table:formula="of:=VLOOKUP(RANDBETWEEN(1;2);[items.$A$2:.$B$3];2;0)" office:value-type="string" office:string-value="東京都" calcext:value-type="string">
            <text:p>東京都</text:p>
          </table:table-cell>
          <table:table-cell table:formula="of:=IF([.$B16] = &quot;東京都&quot;; VLOOKUP(RANDBETWEEN(1;5); [$items.$E$2:.$F$6];2;0); VLOOKUP(RANDBETWEEN(1;5); [$items.$E$7:.$F$11];2;0))" office:value-type="string" office:string-value="江東区" calcext:value-type="string">
            <text:p>江東区</text:p>
          </table:table-cell>
          <table:table-cell table:formula="of:=VLOOKUP(RANDBETWEEN(1;10);[$items.$H$2:.$I$11];2;0)" office:value-type="string" office:string-value="オクラ" calcext:value-type="string">
            <text:p>オクラ</text:p>
          </table:table-cell>
          <table:table-cell table:formula="of:=RANDBETWEEN(1;10)" office:value-type="float" office:value="10" calcext:value-type="float">
            <text:p>10</text:p>
          </table:table-cell>
          <table:table-cell table:formula="of:=RANDBETWEEN(100;1000)" office:value-type="float" office:value="814" calcext:value-type="float">
            <text:p>814</text:p>
          </table:table-cell>
          <table:table-cell table:formula="of:=[.E16]*[.F16]" office:value-type="float" office:value="8140" calcext:value-type="float">
            <text:p>8140</text:p>
          </table:table-cell>
          <table:table-cell table:formula="of:=TEXT(EOMONTH(TODAY();-1)+RANDBETWEEN(1;28);&quot;yyyy-m-d&quot;)" office:value-type="string" office:string-value="2023-4-15" calcext:value-type="string">
            <text:p>2023-4-15</text:p>
          </table:table-cell>
          <table:table-cell table:number-columns-repeated="2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table:formula="of:=VLOOKUP(RANDBETWEEN(1;2);[items.$A$2:.$B$3];2;0)" office:value-type="string" office:string-value="東京都" calcext:value-type="string">
            <text:p>東京都</text:p>
          </table:table-cell>
          <table:table-cell table:formula="of:=IF([.$B17] = &quot;東京都&quot;; VLOOKUP(RANDBETWEEN(1;5); [$items.$E$2:.$F$6];2;0); VLOOKUP(RANDBETWEEN(1;5); [$items.$E$7:.$F$11];2;0))" office:value-type="string" office:string-value="港区" calcext:value-type="string">
            <text:p>港区</text:p>
          </table:table-cell>
          <table:table-cell table:formula="of:=VLOOKUP(RANDBETWEEN(1;10);[$items.$H$2:.$I$11];2;0)" office:value-type="string" office:string-value="ピーマン" calcext:value-type="string">
            <text:p>ピーマン</text:p>
          </table:table-cell>
          <table:table-cell table:formula="of:=RANDBETWEEN(1;10)" office:value-type="float" office:value="3" calcext:value-type="float">
            <text:p>3</text:p>
          </table:table-cell>
          <table:table-cell table:formula="of:=RANDBETWEEN(100;1000)" office:value-type="float" office:value="126" calcext:value-type="float">
            <text:p>126</text:p>
          </table:table-cell>
          <table:table-cell table:formula="of:=[.E17]*[.F17]" office:value-type="float" office:value="378" calcext:value-type="float">
            <text:p>378</text:p>
          </table:table-cell>
          <table:table-cell table:formula="of:=TEXT(EOMONTH(TODAY();-1)+RANDBETWEEN(1;28);&quot;yyyy-m-d&quot;)" office:value-type="string" office:string-value="2023-4-19" calcext:value-type="string">
            <text:p>2023-4-19</text:p>
          </table:table-cell>
          <table:table-cell table:number-columns-repeated="2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table:formula="of:=VLOOKUP(RANDBETWEEN(1;2);[items.$A$2:.$B$3];2;0)" office:value-type="string" office:string-value="東京都" calcext:value-type="string">
            <text:p>東京都</text:p>
          </table:table-cell>
          <table:table-cell table:formula="of:=IF([.$B18] = &quot;東京都&quot;; VLOOKUP(RANDBETWEEN(1;5); [$items.$E$2:.$F$6];2;0); VLOOKUP(RANDBETWEEN(1;5); [$items.$E$7:.$F$11];2;0))" office:value-type="string" office:string-value="葛飾区" calcext:value-type="string">
            <text:p>葛飾区</text:p>
          </table:table-cell>
          <table:table-cell table:formula="of:=VLOOKUP(RANDBETWEEN(1;10);[$items.$H$2:.$I$11];2;0)" office:value-type="string" office:string-value="トウガラシ" calcext:value-type="string">
            <text:p>トウガラシ</text:p>
          </table:table-cell>
          <table:table-cell table:formula="of:=RANDBETWEEN(1;10)" office:value-type="float" office:value="10" calcext:value-type="float">
            <text:p>10</text:p>
          </table:table-cell>
          <table:table-cell table:formula="of:=RANDBETWEEN(100;1000)" office:value-type="float" office:value="932" calcext:value-type="float">
            <text:p>932</text:p>
          </table:table-cell>
          <table:table-cell table:formula="of:=[.E18]*[.F18]" office:value-type="float" office:value="9320" calcext:value-type="float">
            <text:p>9320</text:p>
          </table:table-cell>
          <table:table-cell table:formula="of:=TEXT(EOMONTH(TODAY();-1)+RANDBETWEEN(1;28);&quot;yyyy-m-d&quot;)" office:value-type="string" office:string-value="2023-4-15" calcext:value-type="string">
            <text:p>2023-4-15</text:p>
          </table:table-cell>
          <table:table-cell table:number-columns-repeated="2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table:formula="of:=VLOOKUP(RANDBETWEEN(1;2);[items.$A$2:.$B$3];2;0)" office:value-type="string" office:string-value="神奈川県" calcext:value-type="string">
            <text:p>神奈川県</text:p>
          </table:table-cell>
          <table:table-cell table:formula="of:=IF([.$B19] = &quot;東京都&quot;; VLOOKUP(RANDBETWEEN(1;5); [$items.$E$2:.$F$6];2;0); VLOOKUP(RANDBETWEEN(1;5); [$items.$E$7:.$F$11];2;0))" office:value-type="string" office:string-value="秦野市" calcext:value-type="string">
            <text:p>秦野市</text:p>
          </table:table-cell>
          <table:table-cell table:formula="of:=VLOOKUP(RANDBETWEEN(1;10);[$items.$H$2:.$I$11];2;0)" office:value-type="string" office:string-value="オクラ" calcext:value-type="string">
            <text:p>オクラ</text:p>
          </table:table-cell>
          <table:table-cell table:formula="of:=RANDBETWEEN(1;10)" office:value-type="float" office:value="2" calcext:value-type="float">
            <text:p>2</text:p>
          </table:table-cell>
          <table:table-cell table:formula="of:=RANDBETWEEN(100;1000)" office:value-type="float" office:value="237" calcext:value-type="float">
            <text:p>237</text:p>
          </table:table-cell>
          <table:table-cell table:formula="of:=[.E19]*[.F19]" office:value-type="float" office:value="474" calcext:value-type="float">
            <text:p>474</text:p>
          </table:table-cell>
          <table:table-cell table:formula="of:=TEXT(EOMONTH(TODAY();-1)+RANDBETWEEN(1;28);&quot;yyyy-m-d&quot;)" office:value-type="string" office:string-value="2023-4-19" calcext:value-type="string">
            <text:p>2023-4-19</text:p>
          </table:table-cell>
          <table:table-cell table:number-columns-repeated="2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table:formula="of:=VLOOKUP(RANDBETWEEN(1;2);[items.$A$2:.$B$3];2;0)" office:value-type="string" office:string-value="神奈川県" calcext:value-type="string">
            <text:p>神奈川県</text:p>
          </table:table-cell>
          <table:table-cell table:formula="of:=IF([.$B20] = &quot;東京都&quot;; VLOOKUP(RANDBETWEEN(1;5); [$items.$E$2:.$F$6];2;0); VLOOKUP(RANDBETWEEN(1;5); [$items.$E$7:.$F$11];2;0))" office:value-type="string" office:string-value="厚木市" calcext:value-type="string">
            <text:p>厚木市</text:p>
          </table:table-cell>
          <table:table-cell table:formula="of:=VLOOKUP(RANDBETWEEN(1;10);[$items.$H$2:.$I$11];2;0)" office:value-type="string" office:string-value="トウガラシ" calcext:value-type="string">
            <text:p>トウガラシ</text:p>
          </table:table-cell>
          <table:table-cell table:formula="of:=RANDBETWEEN(1;10)" office:value-type="float" office:value="4" calcext:value-type="float">
            <text:p>4</text:p>
          </table:table-cell>
          <table:table-cell table:formula="of:=RANDBETWEEN(100;1000)" office:value-type="float" office:value="570" calcext:value-type="float">
            <text:p>570</text:p>
          </table:table-cell>
          <table:table-cell table:formula="of:=[.E20]*[.F20]" office:value-type="float" office:value="2280" calcext:value-type="float">
            <text:p>2280</text:p>
          </table:table-cell>
          <table:table-cell table:formula="of:=TEXT(EOMONTH(TODAY();-1)+RANDBETWEEN(1;28);&quot;yyyy-m-d&quot;)" office:value-type="string" office:string-value="2023-4-14" calcext:value-type="string">
            <text:p>2023-4-14</text:p>
          </table:table-cell>
          <table:table-cell table:number-columns-repeated="2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table:formula="of:=VLOOKUP(RANDBETWEEN(1;2);[items.$A$2:.$B$3];2;0)" office:value-type="string" office:string-value="東京都" calcext:value-type="string">
            <text:p>東京都</text:p>
          </table:table-cell>
          <table:table-cell table:formula="of:=IF([.$B21] = &quot;東京都&quot;; VLOOKUP(RANDBETWEEN(1;5); [$items.$E$2:.$F$6];2;0); VLOOKUP(RANDBETWEEN(1;5); [$items.$E$7:.$F$11];2;0))" office:value-type="string" office:string-value="江東区" calcext:value-type="string">
            <text:p>江東区</text:p>
          </table:table-cell>
          <table:table-cell table:formula="of:=VLOOKUP(RANDBETWEEN(1;10);[$items.$H$2:.$I$11];2;0)" office:value-type="string" office:string-value="キュウリ" calcext:value-type="string">
            <text:p>キュウリ</text:p>
          </table:table-cell>
          <table:table-cell table:formula="of:=RANDBETWEEN(1;10)" office:value-type="float" office:value="4" calcext:value-type="float">
            <text:p>4</text:p>
          </table:table-cell>
          <table:table-cell table:formula="of:=RANDBETWEEN(100;1000)" office:value-type="float" office:value="924" calcext:value-type="float">
            <text:p>924</text:p>
          </table:table-cell>
          <table:table-cell table:formula="of:=[.E21]*[.F21]" office:value-type="float" office:value="3696" calcext:value-type="float">
            <text:p>3696</text:p>
          </table:table-cell>
          <table:table-cell table:formula="of:=TEXT(EOMONTH(TODAY();-1)+RANDBETWEEN(1;28);&quot;yyyy-m-d&quot;)" office:value-type="string" office:string-value="2023-4-7" calcext:value-type="string">
            <text:p>2023-4-7</text:p>
          </table:table-cell>
          <table:table-cell table:number-columns-repeated="2"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table:formula="of:=VLOOKUP(RANDBETWEEN(1;2);[items.$A$2:.$B$3];2;0)" office:value-type="string" office:string-value="神奈川県" calcext:value-type="string">
            <text:p>神奈川県</text:p>
          </table:table-cell>
          <table:table-cell table:formula="of:=IF([.$B22] = &quot;東京都&quot;; VLOOKUP(RANDBETWEEN(1;5); [$items.$E$2:.$F$6];2;0); VLOOKUP(RANDBETWEEN(1;5); [$items.$E$7:.$F$11];2;0))" office:value-type="string" office:string-value="逗子市" calcext:value-type="string">
            <text:p>逗子市</text:p>
          </table:table-cell>
          <table:table-cell table:formula="of:=VLOOKUP(RANDBETWEEN(1;10);[$items.$H$2:.$I$11];2;0)" office:value-type="string" office:string-value="ズッキーニ" calcext:value-type="string">
            <text:p>ズッキーニ</text:p>
          </table:table-cell>
          <table:table-cell table:formula="of:=RANDBETWEEN(1;10)" office:value-type="float" office:value="9" calcext:value-type="float">
            <text:p>9</text:p>
          </table:table-cell>
          <table:table-cell table:formula="of:=RANDBETWEEN(100;1000)" office:value-type="float" office:value="700" calcext:value-type="float">
            <text:p>700</text:p>
          </table:table-cell>
          <table:table-cell table:formula="of:=[.E22]*[.F22]" office:value-type="float" office:value="6300" calcext:value-type="float">
            <text:p>6300</text:p>
          </table:table-cell>
          <table:table-cell table:formula="of:=TEXT(EOMONTH(TODAY();-1)+RANDBETWEEN(1;28);&quot;yyyy-m-d&quot;)" office:value-type="string" office:string-value="2023-4-25" calcext:value-type="string">
            <text:p>2023-4-25</text:p>
          </table:table-cell>
          <table:table-cell table:number-columns-repeated="2"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table:formula="of:=VLOOKUP(RANDBETWEEN(1;2);[items.$A$2:.$B$3];2;0)" office:value-type="string" office:string-value="神奈川県" calcext:value-type="string">
            <text:p>神奈川県</text:p>
          </table:table-cell>
          <table:table-cell table:formula="of:=IF([.$B23] = &quot;東京都&quot;; VLOOKUP(RANDBETWEEN(1;5); [$items.$E$2:.$F$6];2;0); VLOOKUP(RANDBETWEEN(1;5); [$items.$E$7:.$F$11];2;0))" office:value-type="string" office:string-value="茅ヶ崎市" calcext:value-type="string">
            <text:p>茅ヶ崎市</text:p>
          </table:table-cell>
          <table:table-cell table:formula="of:=VLOOKUP(RANDBETWEEN(1;10);[$items.$H$2:.$I$11];2;0)" office:value-type="string" office:string-value="オクラ" calcext:value-type="string">
            <text:p>オクラ</text:p>
          </table:table-cell>
          <table:table-cell table:formula="of:=RANDBETWEEN(1;10)" office:value-type="float" office:value="5" calcext:value-type="float">
            <text:p>5</text:p>
          </table:table-cell>
          <table:table-cell table:formula="of:=RANDBETWEEN(100;1000)" office:value-type="float" office:value="696" calcext:value-type="float">
            <text:p>696</text:p>
          </table:table-cell>
          <table:table-cell table:formula="of:=[.E23]*[.F23]" office:value-type="float" office:value="3480" calcext:value-type="float">
            <text:p>3480</text:p>
          </table:table-cell>
          <table:table-cell table:formula="of:=TEXT(EOMONTH(TODAY();-1)+RANDBETWEEN(1;28);&quot;yyyy-m-d&quot;)" office:value-type="string" office:string-value="2023-4-8" calcext:value-type="string">
            <text:p>2023-4-8</text:p>
          </table:table-cell>
          <table:table-cell table:number-columns-repeated="2"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table:formula="of:=VLOOKUP(RANDBETWEEN(1;2);[items.$A$2:.$B$3];2;0)" office:value-type="string" office:string-value="東京都" calcext:value-type="string">
            <text:p>東京都</text:p>
          </table:table-cell>
          <table:table-cell table:formula="of:=IF([.$B24] = &quot;東京都&quot;; VLOOKUP(RANDBETWEEN(1;5); [$items.$E$2:.$F$6];2;0); VLOOKUP(RANDBETWEEN(1;5); [$items.$E$7:.$F$11];2;0))" office:value-type="string" office:string-value="港区" calcext:value-type="string">
            <text:p>港区</text:p>
          </table:table-cell>
          <table:table-cell table:formula="of:=VLOOKUP(RANDBETWEEN(1;10);[$items.$H$2:.$I$11];2;0)" office:value-type="string" office:string-value="トウガラシ" calcext:value-type="string">
            <text:p>トウガラシ</text:p>
          </table:table-cell>
          <table:table-cell table:formula="of:=RANDBETWEEN(1;10)" office:value-type="float" office:value="6" calcext:value-type="float">
            <text:p>6</text:p>
          </table:table-cell>
          <table:table-cell table:formula="of:=RANDBETWEEN(100;1000)" office:value-type="float" office:value="449" calcext:value-type="float">
            <text:p>449</text:p>
          </table:table-cell>
          <table:table-cell table:formula="of:=[.E24]*[.F24]" office:value-type="float" office:value="2694" calcext:value-type="float">
            <text:p>2694</text:p>
          </table:table-cell>
          <table:table-cell table:formula="of:=TEXT(EOMONTH(TODAY();-1)+RANDBETWEEN(1;28);&quot;yyyy-m-d&quot;)" office:value-type="string" office:string-value="2023-4-7" calcext:value-type="string">
            <text:p>2023-4-7</text:p>
          </table:table-cell>
          <table:table-cell table:number-columns-repeated="2"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table:formula="of:=VLOOKUP(RANDBETWEEN(1;2);[items.$A$2:.$B$3];2;0)" office:value-type="string" office:string-value="東京都" calcext:value-type="string">
            <text:p>東京都</text:p>
          </table:table-cell>
          <table:table-cell table:formula="of:=IF([.$B25] = &quot;東京都&quot;; VLOOKUP(RANDBETWEEN(1;5); [$items.$E$2:.$F$6];2;0); VLOOKUP(RANDBETWEEN(1;5); [$items.$E$7:.$F$11];2;0))" office:value-type="string" office:string-value="荒川区" calcext:value-type="string">
            <text:p>荒川区</text:p>
          </table:table-cell>
          <table:table-cell table:formula="of:=VLOOKUP(RANDBETWEEN(1;10);[$items.$H$2:.$I$11];2;0)" office:value-type="string" office:string-value="ピーマン" calcext:value-type="string">
            <text:p>ピーマン</text:p>
          </table:table-cell>
          <table:table-cell table:formula="of:=RANDBETWEEN(1;10)" office:value-type="float" office:value="3" calcext:value-type="float">
            <text:p>3</text:p>
          </table:table-cell>
          <table:table-cell table:formula="of:=RANDBETWEEN(100;1000)" office:value-type="float" office:value="428" calcext:value-type="float">
            <text:p>428</text:p>
          </table:table-cell>
          <table:table-cell table:formula="of:=[.E25]*[.F25]" office:value-type="float" office:value="1284" calcext:value-type="float">
            <text:p>1284</text:p>
          </table:table-cell>
          <table:table-cell table:formula="of:=TEXT(EOMONTH(TODAY();-1)+RANDBETWEEN(1;28);&quot;yyyy-m-d&quot;)" office:value-type="string" office:string-value="2023-4-27" calcext:value-type="string">
            <text:p>2023-4-27</text:p>
          </table:table-cell>
          <table:table-cell table:number-columns-repeated="2"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table:formula="of:=VLOOKUP(RANDBETWEEN(1;2);[items.$A$2:.$B$3];2;0)" office:value-type="string" office:string-value="神奈川県" calcext:value-type="string">
            <text:p>神奈川県</text:p>
          </table:table-cell>
          <table:table-cell table:formula="of:=IF([.$B26] = &quot;東京都&quot;; VLOOKUP(RANDBETWEEN(1;5); [$items.$E$2:.$F$6];2;0); VLOOKUP(RANDBETWEEN(1;5); [$items.$E$7:.$F$11];2;0))" office:value-type="string" office:string-value="三浦市" calcext:value-type="string">
            <text:p>三浦市</text:p>
          </table:table-cell>
          <table:table-cell table:formula="of:=VLOOKUP(RANDBETWEEN(1;10);[$items.$H$2:.$I$11];2;0)" office:value-type="string" office:string-value="トマト" calcext:value-type="string">
            <text:p>トマト</text:p>
          </table:table-cell>
          <table:table-cell table:formula="of:=RANDBETWEEN(1;10)" office:value-type="float" office:value="8" calcext:value-type="float">
            <text:p>8</text:p>
          </table:table-cell>
          <table:table-cell table:formula="of:=RANDBETWEEN(100;1000)" office:value-type="float" office:value="333" calcext:value-type="float">
            <text:p>333</text:p>
          </table:table-cell>
          <table:table-cell table:formula="of:=[.E26]*[.F26]" office:value-type="float" office:value="2664" calcext:value-type="float">
            <text:p>2664</text:p>
          </table:table-cell>
          <table:table-cell table:formula="of:=TEXT(EOMONTH(TODAY();-1)+RANDBETWEEN(1;28);&quot;yyyy-m-d&quot;)" office:value-type="string" office:string-value="2023-4-2" calcext:value-type="string">
            <text:p>2023-4-2</text:p>
          </table:table-cell>
          <table:table-cell table:number-columns-repeated="2"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table:formula="of:=VLOOKUP(RANDBETWEEN(1;2);[items.$A$2:.$B$3];2;0)" office:value-type="string" office:string-value="神奈川県" calcext:value-type="string">
            <text:p>神奈川県</text:p>
          </table:table-cell>
          <table:table-cell table:formula="of:=IF([.$B27] = &quot;東京都&quot;; VLOOKUP(RANDBETWEEN(1;5); [$items.$E$2:.$F$6];2;0); VLOOKUP(RANDBETWEEN(1;5); [$items.$E$7:.$F$11];2;0))" office:value-type="string" office:string-value="三浦市" calcext:value-type="string">
            <text:p>三浦市</text:p>
          </table:table-cell>
          <table:table-cell table:formula="of:=VLOOKUP(RANDBETWEEN(1;10);[$items.$H$2:.$I$11];2;0)" office:value-type="string" office:string-value="トマト" calcext:value-type="string">
            <text:p>トマト</text:p>
          </table:table-cell>
          <table:table-cell table:formula="of:=RANDBETWEEN(1;10)" office:value-type="float" office:value="5" calcext:value-type="float">
            <text:p>5</text:p>
          </table:table-cell>
          <table:table-cell table:formula="of:=RANDBETWEEN(100;1000)" office:value-type="float" office:value="754" calcext:value-type="float">
            <text:p>754</text:p>
          </table:table-cell>
          <table:table-cell table:formula="of:=[.E27]*[.F27]" office:value-type="float" office:value="3770" calcext:value-type="float">
            <text:p>3770</text:p>
          </table:table-cell>
          <table:table-cell table:formula="of:=TEXT(EOMONTH(TODAY();-1)+RANDBETWEEN(1;28);&quot;yyyy-m-d&quot;)" office:value-type="string" office:string-value="2023-4-1" calcext:value-type="string">
            <text:p>2023-4-1</text:p>
          </table:table-cell>
          <table:table-cell table:number-columns-repeated="2"/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table:formula="of:=VLOOKUP(RANDBETWEEN(1;2);[items.$A$2:.$B$3];2;0)" office:value-type="string" office:string-value="東京都" calcext:value-type="string">
            <text:p>東京都</text:p>
          </table:table-cell>
          <table:table-cell table:formula="of:=IF([.$B28] = &quot;東京都&quot;; VLOOKUP(RANDBETWEEN(1;5); [$items.$E$2:.$F$6];2;0); VLOOKUP(RANDBETWEEN(1;5); [$items.$E$7:.$F$11];2;0))" office:value-type="string" office:string-value="荒川区" calcext:value-type="string">
            <text:p>荒川区</text:p>
          </table:table-cell>
          <table:table-cell table:formula="of:=VLOOKUP(RANDBETWEEN(1;10);[$items.$H$2:.$I$11];2;0)" office:value-type="string" office:string-value="ヘチマ" calcext:value-type="string">
            <text:p>ヘチマ</text:p>
          </table:table-cell>
          <table:table-cell table:formula="of:=RANDBETWEEN(1;10)" office:value-type="float" office:value="8" calcext:value-type="float">
            <text:p>8</text:p>
          </table:table-cell>
          <table:table-cell table:formula="of:=RANDBETWEEN(100;1000)" office:value-type="float" office:value="214" calcext:value-type="float">
            <text:p>214</text:p>
          </table:table-cell>
          <table:table-cell table:formula="of:=[.E28]*[.F28]" office:value-type="float" office:value="1712" calcext:value-type="float">
            <text:p>1712</text:p>
          </table:table-cell>
          <table:table-cell table:formula="of:=TEXT(EOMONTH(TODAY();-1)+RANDBETWEEN(1;28);&quot;yyyy-m-d&quot;)" office:value-type="string" office:string-value="2023-4-6" calcext:value-type="string">
            <text:p>2023-4-6</text:p>
          </table:table-cell>
          <table:table-cell table:number-columns-repeated="2"/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table:formula="of:=VLOOKUP(RANDBETWEEN(1;2);[items.$A$2:.$B$3];2;0)" office:value-type="string" office:string-value="東京都" calcext:value-type="string">
            <text:p>東京都</text:p>
          </table:table-cell>
          <table:table-cell table:formula="of:=IF([.$B29] = &quot;東京都&quot;; VLOOKUP(RANDBETWEEN(1;5); [$items.$E$2:.$F$6];2;0); VLOOKUP(RANDBETWEEN(1;5); [$items.$E$7:.$F$11];2;0))" office:value-type="string" office:string-value="江戸川区" calcext:value-type="string">
            <text:p>江戸川区</text:p>
          </table:table-cell>
          <table:table-cell table:formula="of:=VLOOKUP(RANDBETWEEN(1;10);[$items.$H$2:.$I$11];2;0)" office:value-type="string" office:string-value="ピーマン" calcext:value-type="string">
            <text:p>ピーマン</text:p>
          </table:table-cell>
          <table:table-cell table:formula="of:=RANDBETWEEN(1;10)" office:value-type="float" office:value="5" calcext:value-type="float">
            <text:p>5</text:p>
          </table:table-cell>
          <table:table-cell table:formula="of:=RANDBETWEEN(100;1000)" office:value-type="float" office:value="513" calcext:value-type="float">
            <text:p>513</text:p>
          </table:table-cell>
          <table:table-cell table:formula="of:=[.E29]*[.F29]" office:value-type="float" office:value="2565" calcext:value-type="float">
            <text:p>2565</text:p>
          </table:table-cell>
          <table:table-cell table:formula="of:=TEXT(EOMONTH(TODAY();-1)+RANDBETWEEN(1;28);&quot;yyyy-m-d&quot;)" office:value-type="string" office:string-value="2023-4-22" calcext:value-type="string">
            <text:p>2023-4-22</text:p>
          </table:table-cell>
          <table:table-cell table:number-columns-repeated="2"/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table:formula="of:=VLOOKUP(RANDBETWEEN(1;2);[items.$A$2:.$B$3];2;0)" office:value-type="string" office:string-value="神奈川県" calcext:value-type="string">
            <text:p>神奈川県</text:p>
          </table:table-cell>
          <table:table-cell table:formula="of:=IF([.$B30] = &quot;東京都&quot;; VLOOKUP(RANDBETWEEN(1;5); [$items.$E$2:.$F$6];2;0); VLOOKUP(RANDBETWEEN(1;5); [$items.$E$7:.$F$11];2;0))" office:value-type="string" office:string-value="逗子市" calcext:value-type="string">
            <text:p>逗子市</text:p>
          </table:table-cell>
          <table:table-cell table:formula="of:=VLOOKUP(RANDBETWEEN(1;10);[$items.$H$2:.$I$11];2;0)" office:value-type="string" office:string-value="シロウリ" calcext:value-type="string">
            <text:p>シロウリ</text:p>
          </table:table-cell>
          <table:table-cell table:formula="of:=RANDBETWEEN(1;10)" office:value-type="float" office:value="6" calcext:value-type="float">
            <text:p>6</text:p>
          </table:table-cell>
          <table:table-cell table:formula="of:=RANDBETWEEN(100;1000)" office:value-type="float" office:value="889" calcext:value-type="float">
            <text:p>889</text:p>
          </table:table-cell>
          <table:table-cell table:formula="of:=[.E30]*[.F30]" office:value-type="float" office:value="5334" calcext:value-type="float">
            <text:p>5334</text:p>
          </table:table-cell>
          <table:table-cell table:formula="of:=TEXT(EOMONTH(TODAY();-1)+RANDBETWEEN(1;28);&quot;yyyy-m-d&quot;)" office:value-type="string" office:string-value="2023-4-22" calcext:value-type="string">
            <text:p>2023-4-22</text:p>
          </table:table-cell>
          <table:table-cell table:number-columns-repeated="2"/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table:formula="of:=VLOOKUP(RANDBETWEEN(1;2);[items.$A$2:.$B$3];2;0)" office:value-type="string" office:string-value="東京都" calcext:value-type="string">
            <text:p>東京都</text:p>
          </table:table-cell>
          <table:table-cell table:formula="of:=IF([.$B31] = &quot;東京都&quot;; VLOOKUP(RANDBETWEEN(1;5); [$items.$E$2:.$F$6];2;0); VLOOKUP(RANDBETWEEN(1;5); [$items.$E$7:.$F$11];2;0))" office:value-type="string" office:string-value="荒川区" calcext:value-type="string">
            <text:p>荒川区</text:p>
          </table:table-cell>
          <table:table-cell table:formula="of:=VLOOKUP(RANDBETWEEN(1;10);[$items.$H$2:.$I$11];2;0)" office:value-type="string" office:string-value="ズッキーニ" calcext:value-type="string">
            <text:p>ズッキーニ</text:p>
          </table:table-cell>
          <table:table-cell table:formula="of:=RANDBETWEEN(1;10)" office:value-type="float" office:value="3" calcext:value-type="float">
            <text:p>3</text:p>
          </table:table-cell>
          <table:table-cell table:formula="of:=RANDBETWEEN(100;1000)" office:value-type="float" office:value="137" calcext:value-type="float">
            <text:p>137</text:p>
          </table:table-cell>
          <table:table-cell table:formula="of:=[.E31]*[.F31]" office:value-type="float" office:value="411" calcext:value-type="float">
            <text:p>411</text:p>
          </table:table-cell>
          <table:table-cell table:formula="of:=TEXT(EOMONTH(TODAY();-1)+RANDBETWEEN(1;28);&quot;yyyy-m-d&quot;)" office:value-type="string" office:string-value="2023-4-19" calcext:value-type="string">
            <text:p>2023-4-19</text:p>
          </table:table-cell>
          <table:table-cell table:number-columns-repeated="2"/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table:formula="of:=VLOOKUP(RANDBETWEEN(1;2);[items.$A$2:.$B$3];2;0)" office:value-type="string" office:string-value="神奈川県" calcext:value-type="string">
            <text:p>神奈川県</text:p>
          </table:table-cell>
          <table:table-cell table:formula="of:=IF([.$B32] = &quot;東京都&quot;; VLOOKUP(RANDBETWEEN(1;5); [$items.$E$2:.$F$6];2;0); VLOOKUP(RANDBETWEEN(1;5); [$items.$E$7:.$F$11];2;0))" office:value-type="string" office:string-value="秦野市" calcext:value-type="string">
            <text:p>秦野市</text:p>
          </table:table-cell>
          <table:table-cell table:formula="of:=VLOOKUP(RANDBETWEEN(1;10);[$items.$H$2:.$I$11];2;0)" office:value-type="string" office:string-value="トマト" calcext:value-type="string">
            <text:p>トマト</text:p>
          </table:table-cell>
          <table:table-cell table:formula="of:=RANDBETWEEN(1;10)" office:value-type="float" office:value="2" calcext:value-type="float">
            <text:p>2</text:p>
          </table:table-cell>
          <table:table-cell table:formula="of:=RANDBETWEEN(100;1000)" office:value-type="float" office:value="475" calcext:value-type="float">
            <text:p>475</text:p>
          </table:table-cell>
          <table:table-cell table:formula="of:=[.E32]*[.F32]" office:value-type="float" office:value="950" calcext:value-type="float">
            <text:p>950</text:p>
          </table:table-cell>
          <table:table-cell table:formula="of:=TEXT(EOMONTH(TODAY();-1)+RANDBETWEEN(1;28);&quot;yyyy-m-d&quot;)" office:value-type="string" office:string-value="2023-4-1" calcext:value-type="string">
            <text:p>2023-4-1</text:p>
          </table:table-cell>
          <table:table-cell table:number-columns-repeated="2"/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table:formula="of:=VLOOKUP(RANDBETWEEN(1;2);[items.$A$2:.$B$3];2;0)" office:value-type="string" office:string-value="東京都" calcext:value-type="string">
            <text:p>東京都</text:p>
          </table:table-cell>
          <table:table-cell table:formula="of:=IF([.$B33] = &quot;東京都&quot;; VLOOKUP(RANDBETWEEN(1;5); [$items.$E$2:.$F$6];2;0); VLOOKUP(RANDBETWEEN(1;5); [$items.$E$7:.$F$11];2;0))" office:value-type="string" office:string-value="江東区" calcext:value-type="string">
            <text:p>江東区</text:p>
          </table:table-cell>
          <table:table-cell table:formula="of:=VLOOKUP(RANDBETWEEN(1;10);[$items.$H$2:.$I$11];2;0)" office:value-type="string" office:string-value="ヘチマ" calcext:value-type="string">
            <text:p>ヘチマ</text:p>
          </table:table-cell>
          <table:table-cell table:formula="of:=RANDBETWEEN(1;10)" office:value-type="float" office:value="6" calcext:value-type="float">
            <text:p>6</text:p>
          </table:table-cell>
          <table:table-cell table:formula="of:=RANDBETWEEN(100;1000)" office:value-type="float" office:value="163" calcext:value-type="float">
            <text:p>163</text:p>
          </table:table-cell>
          <table:table-cell table:formula="of:=[.E33]*[.F33]" office:value-type="float" office:value="978" calcext:value-type="float">
            <text:p>978</text:p>
          </table:table-cell>
          <table:table-cell table:formula="of:=TEXT(EOMONTH(TODAY();-1)+RANDBETWEEN(1;28);&quot;yyyy-m-d&quot;)" office:value-type="string" office:string-value="2023-4-11" calcext:value-type="string">
            <text:p>2023-4-11</text:p>
          </table:table-cell>
          <table:table-cell table:number-columns-repeated="2"/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table:formula="of:=VLOOKUP(RANDBETWEEN(1;2);[items.$A$2:.$B$3];2;0)" office:value-type="string" office:string-value="東京都" calcext:value-type="string">
            <text:p>東京都</text:p>
          </table:table-cell>
          <table:table-cell table:formula="of:=IF([.$B34] = &quot;東京都&quot;; VLOOKUP(RANDBETWEEN(1;5); [$items.$E$2:.$F$6];2;0); VLOOKUP(RANDBETWEEN(1;5); [$items.$E$7:.$F$11];2;0))" office:value-type="string" office:string-value="葛飾区" calcext:value-type="string">
            <text:p>葛飾区</text:p>
          </table:table-cell>
          <table:table-cell table:formula="of:=VLOOKUP(RANDBETWEEN(1;10);[$items.$H$2:.$I$11];2;0)" office:value-type="string" office:string-value="ヘチマ" calcext:value-type="string">
            <text:p>ヘチマ</text:p>
          </table:table-cell>
          <table:table-cell table:formula="of:=RANDBETWEEN(1;10)" office:value-type="float" office:value="8" calcext:value-type="float">
            <text:p>8</text:p>
          </table:table-cell>
          <table:table-cell table:formula="of:=RANDBETWEEN(100;1000)" office:value-type="float" office:value="984" calcext:value-type="float">
            <text:p>984</text:p>
          </table:table-cell>
          <table:table-cell table:formula="of:=[.E34]*[.F34]" office:value-type="float" office:value="7872" calcext:value-type="float">
            <text:p>7872</text:p>
          </table:table-cell>
          <table:table-cell table:formula="of:=TEXT(EOMONTH(TODAY();-1)+RANDBETWEEN(1;28);&quot;yyyy-m-d&quot;)" office:value-type="string" office:string-value="2023-4-2" calcext:value-type="string">
            <text:p>2023-4-2</text:p>
          </table:table-cell>
          <table:table-cell table:number-columns-repeated="2"/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table:formula="of:=VLOOKUP(RANDBETWEEN(1;2);[items.$A$2:.$B$3];2;0)" office:value-type="string" office:string-value="東京都" calcext:value-type="string">
            <text:p>東京都</text:p>
          </table:table-cell>
          <table:table-cell table:formula="of:=IF([.$B35] = &quot;東京都&quot;; VLOOKUP(RANDBETWEEN(1;5); [$items.$E$2:.$F$6];2;0); VLOOKUP(RANDBETWEEN(1;5); [$items.$E$7:.$F$11];2;0))" office:value-type="string" office:string-value="葛飾区" calcext:value-type="string">
            <text:p>葛飾区</text:p>
          </table:table-cell>
          <table:table-cell table:formula="of:=VLOOKUP(RANDBETWEEN(1;10);[$items.$H$2:.$I$11];2;0)" office:value-type="string" office:string-value="トウガラシ" calcext:value-type="string">
            <text:p>トウガラシ</text:p>
          </table:table-cell>
          <table:table-cell table:formula="of:=RANDBETWEEN(1;10)" office:value-type="float" office:value="2" calcext:value-type="float">
            <text:p>2</text:p>
          </table:table-cell>
          <table:table-cell table:formula="of:=RANDBETWEEN(100;1000)" office:value-type="float" office:value="617" calcext:value-type="float">
            <text:p>617</text:p>
          </table:table-cell>
          <table:table-cell table:formula="of:=[.E35]*[.F35]" office:value-type="float" office:value="1234" calcext:value-type="float">
            <text:p>1234</text:p>
          </table:table-cell>
          <table:table-cell table:formula="of:=TEXT(EOMONTH(TODAY();-1)+RANDBETWEEN(1;28);&quot;yyyy-m-d&quot;)" office:value-type="string" office:string-value="2023-4-27" calcext:value-type="string">
            <text:p>2023-4-27</text:p>
          </table:table-cell>
          <table:table-cell table:number-columns-repeated="2"/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table:formula="of:=VLOOKUP(RANDBETWEEN(1;2);[items.$A$2:.$B$3];2;0)" office:value-type="string" office:string-value="東京都" calcext:value-type="string">
            <text:p>東京都</text:p>
          </table:table-cell>
          <table:table-cell table:formula="of:=IF([.$B36] = &quot;東京都&quot;; VLOOKUP(RANDBETWEEN(1;5); [$items.$E$2:.$F$6];2;0); VLOOKUP(RANDBETWEEN(1;5); [$items.$E$7:.$F$11];2;0))" office:value-type="string" office:string-value="江東区" calcext:value-type="string">
            <text:p>江東区</text:p>
          </table:table-cell>
          <table:table-cell table:formula="of:=VLOOKUP(RANDBETWEEN(1;10);[$items.$H$2:.$I$11];2;0)" office:value-type="string" office:string-value="オクラ" calcext:value-type="string">
            <text:p>オクラ</text:p>
          </table:table-cell>
          <table:table-cell table:formula="of:=RANDBETWEEN(1;10)" office:value-type="float" office:value="10" calcext:value-type="float">
            <text:p>10</text:p>
          </table:table-cell>
          <table:table-cell table:formula="of:=RANDBETWEEN(100;1000)" office:value-type="float" office:value="503" calcext:value-type="float">
            <text:p>503</text:p>
          </table:table-cell>
          <table:table-cell table:formula="of:=[.E36]*[.F36]" office:value-type="float" office:value="5030" calcext:value-type="float">
            <text:p>5030</text:p>
          </table:table-cell>
          <table:table-cell table:formula="of:=TEXT(EOMONTH(TODAY();-1)+RANDBETWEEN(1;28);&quot;yyyy-m-d&quot;)" office:value-type="string" office:string-value="2023-4-4" calcext:value-type="string">
            <text:p>2023-4-4</text:p>
          </table:table-cell>
          <table:table-cell table:number-columns-repeated="2"/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table:formula="of:=VLOOKUP(RANDBETWEEN(1;2);[items.$A$2:.$B$3];2;0)" office:value-type="string" office:string-value="神奈川県" calcext:value-type="string">
            <text:p>神奈川県</text:p>
          </table:table-cell>
          <table:table-cell table:formula="of:=IF([.$B37] = &quot;東京都&quot;; VLOOKUP(RANDBETWEEN(1;5); [$items.$E$2:.$F$6];2;0); VLOOKUP(RANDBETWEEN(1;5); [$items.$E$7:.$F$11];2;0))" office:value-type="string" office:string-value="秦野市" calcext:value-type="string">
            <text:p>秦野市</text:p>
          </table:table-cell>
          <table:table-cell table:formula="of:=VLOOKUP(RANDBETWEEN(1;10);[$items.$H$2:.$I$11];2;0)" office:value-type="string" office:string-value="カボチャ" calcext:value-type="string">
            <text:p>カボチャ</text:p>
          </table:table-cell>
          <table:table-cell table:formula="of:=RANDBETWEEN(1;10)" office:value-type="float" office:value="9" calcext:value-type="float">
            <text:p>9</text:p>
          </table:table-cell>
          <table:table-cell table:formula="of:=RANDBETWEEN(100;1000)" office:value-type="float" office:value="214" calcext:value-type="float">
            <text:p>214</text:p>
          </table:table-cell>
          <table:table-cell table:formula="of:=[.E37]*[.F37]" office:value-type="float" office:value="1926" calcext:value-type="float">
            <text:p>1926</text:p>
          </table:table-cell>
          <table:table-cell table:formula="of:=TEXT(EOMONTH(TODAY();-1)+RANDBETWEEN(1;28);&quot;yyyy-m-d&quot;)" office:value-type="string" office:string-value="2023-4-16" calcext:value-type="string">
            <text:p>2023-4-16</text:p>
          </table:table-cell>
          <table:table-cell table:number-columns-repeated="2"/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table:formula="of:=VLOOKUP(RANDBETWEEN(1;2);[items.$A$2:.$B$3];2;0)" office:value-type="string" office:string-value="神奈川県" calcext:value-type="string">
            <text:p>神奈川県</text:p>
          </table:table-cell>
          <table:table-cell table:formula="of:=IF([.$B38] = &quot;東京都&quot;; VLOOKUP(RANDBETWEEN(1;5); [$items.$E$2:.$F$6];2;0); VLOOKUP(RANDBETWEEN(1;5); [$items.$E$7:.$F$11];2;0))" office:value-type="string" office:string-value="三浦市" calcext:value-type="string">
            <text:p>三浦市</text:p>
          </table:table-cell>
          <table:table-cell table:formula="of:=VLOOKUP(RANDBETWEEN(1;10);[$items.$H$2:.$I$11];2;0)" office:value-type="string" office:string-value="トマト" calcext:value-type="string">
            <text:p>トマト</text:p>
          </table:table-cell>
          <table:table-cell table:formula="of:=RANDBETWEEN(1;10)" office:value-type="float" office:value="6" calcext:value-type="float">
            <text:p>6</text:p>
          </table:table-cell>
          <table:table-cell table:formula="of:=RANDBETWEEN(100;1000)" office:value-type="float" office:value="359" calcext:value-type="float">
            <text:p>359</text:p>
          </table:table-cell>
          <table:table-cell table:formula="of:=[.E38]*[.F38]" office:value-type="float" office:value="2154" calcext:value-type="float">
            <text:p>2154</text:p>
          </table:table-cell>
          <table:table-cell table:formula="of:=TEXT(EOMONTH(TODAY();-1)+RANDBETWEEN(1;28);&quot;yyyy-m-d&quot;)" office:value-type="string" office:string-value="2023-4-21" calcext:value-type="string">
            <text:p>2023-4-21</text:p>
          </table:table-cell>
          <table:table-cell table:number-columns-repeated="2"/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table:formula="of:=VLOOKUP(RANDBETWEEN(1;2);[items.$A$2:.$B$3];2;0)" office:value-type="string" office:string-value="東京都" calcext:value-type="string">
            <text:p>東京都</text:p>
          </table:table-cell>
          <table:table-cell table:formula="of:=IF([.$B39] = &quot;東京都&quot;; VLOOKUP(RANDBETWEEN(1;5); [$items.$E$2:.$F$6];2;0); VLOOKUP(RANDBETWEEN(1;5); [$items.$E$7:.$F$11];2;0))" office:value-type="string" office:string-value="荒川区" calcext:value-type="string">
            <text:p>荒川区</text:p>
          </table:table-cell>
          <table:table-cell table:formula="of:=VLOOKUP(RANDBETWEEN(1;10);[$items.$H$2:.$I$11];2;0)" office:value-type="string" office:string-value="ヘチマ" calcext:value-type="string">
            <text:p>ヘチマ</text:p>
          </table:table-cell>
          <table:table-cell table:formula="of:=RANDBETWEEN(1;10)" office:value-type="float" office:value="8" calcext:value-type="float">
            <text:p>8</text:p>
          </table:table-cell>
          <table:table-cell table:formula="of:=RANDBETWEEN(100;1000)" office:value-type="float" office:value="776" calcext:value-type="float">
            <text:p>776</text:p>
          </table:table-cell>
          <table:table-cell table:formula="of:=[.E39]*[.F39]" office:value-type="float" office:value="6208" calcext:value-type="float">
            <text:p>6208</text:p>
          </table:table-cell>
          <table:table-cell table:formula="of:=TEXT(EOMONTH(TODAY();-1)+RANDBETWEEN(1;28);&quot;yyyy-m-d&quot;)" office:value-type="string" office:string-value="2023-4-22" calcext:value-type="string">
            <text:p>2023-4-22</text:p>
          </table:table-cell>
          <table:table-cell table:number-columns-repeated="2"/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table:formula="of:=VLOOKUP(RANDBETWEEN(1;2);[items.$A$2:.$B$3];2;0)" office:value-type="string" office:string-value="東京都" calcext:value-type="string">
            <text:p>東京都</text:p>
          </table:table-cell>
          <table:table-cell table:formula="of:=IF([.$B40] = &quot;東京都&quot;; VLOOKUP(RANDBETWEEN(1;5); [$items.$E$2:.$F$6];2;0); VLOOKUP(RANDBETWEEN(1;5); [$items.$E$7:.$F$11];2;0))" office:value-type="string" office:string-value="港区" calcext:value-type="string">
            <text:p>港区</text:p>
          </table:table-cell>
          <table:table-cell table:formula="of:=VLOOKUP(RANDBETWEEN(1;10);[$items.$H$2:.$I$11];2;0)" office:value-type="string" office:string-value="カボチャ" calcext:value-type="string">
            <text:p>カボチャ</text:p>
          </table:table-cell>
          <table:table-cell table:formula="of:=RANDBETWEEN(1;10)" office:value-type="float" office:value="2" calcext:value-type="float">
            <text:p>2</text:p>
          </table:table-cell>
          <table:table-cell table:formula="of:=RANDBETWEEN(100;1000)" office:value-type="float" office:value="982" calcext:value-type="float">
            <text:p>982</text:p>
          </table:table-cell>
          <table:table-cell table:formula="of:=[.E40]*[.F40]" office:value-type="float" office:value="1964" calcext:value-type="float">
            <text:p>1964</text:p>
          </table:table-cell>
          <table:table-cell table:formula="of:=TEXT(EOMONTH(TODAY();-1)+RANDBETWEEN(1;28);&quot;yyyy-m-d&quot;)" office:value-type="string" office:string-value="2023-4-14" calcext:value-type="string">
            <text:p>2023-4-14</text:p>
          </table:table-cell>
          <table:table-cell table:number-columns-repeated="2"/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table:formula="of:=VLOOKUP(RANDBETWEEN(1;2);[items.$A$2:.$B$3];2;0)" office:value-type="string" office:string-value="神奈川県" calcext:value-type="string">
            <text:p>神奈川県</text:p>
          </table:table-cell>
          <table:table-cell table:formula="of:=IF([.$B41] = &quot;東京都&quot;; VLOOKUP(RANDBETWEEN(1;5); [$items.$E$2:.$F$6];2;0); VLOOKUP(RANDBETWEEN(1;5); [$items.$E$7:.$F$11];2;0))" office:value-type="string" office:string-value="茅ヶ崎市" calcext:value-type="string">
            <text:p>茅ヶ崎市</text:p>
          </table:table-cell>
          <table:table-cell table:formula="of:=VLOOKUP(RANDBETWEEN(1;10);[$items.$H$2:.$I$11];2;0)" office:value-type="string" office:string-value="カボチャ" calcext:value-type="string">
            <text:p>カボチャ</text:p>
          </table:table-cell>
          <table:table-cell table:formula="of:=RANDBETWEEN(1;10)" office:value-type="float" office:value="10" calcext:value-type="float">
            <text:p>10</text:p>
          </table:table-cell>
          <table:table-cell table:formula="of:=RANDBETWEEN(100;1000)" office:value-type="float" office:value="270" calcext:value-type="float">
            <text:p>270</text:p>
          </table:table-cell>
          <table:table-cell table:formula="of:=[.E41]*[.F41]" office:value-type="float" office:value="2700" calcext:value-type="float">
            <text:p>2700</text:p>
          </table:table-cell>
          <table:table-cell table:formula="of:=TEXT(EOMONTH(TODAY();-1)+RANDBETWEEN(1;28);&quot;yyyy-m-d&quot;)" office:value-type="string" office:string-value="2023-4-7" calcext:value-type="string">
            <text:p>2023-4-7</text:p>
          </table:table-cell>
          <table:table-cell table:number-columns-repeated="2"/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table:formula="of:=VLOOKUP(RANDBETWEEN(1;2);[items.$A$2:.$B$3];2;0)" office:value-type="string" office:string-value="神奈川県" calcext:value-type="string">
            <text:p>神奈川県</text:p>
          </table:table-cell>
          <table:table-cell table:formula="of:=IF([.$B42] = &quot;東京都&quot;; VLOOKUP(RANDBETWEEN(1;5); [$items.$E$2:.$F$6];2;0); VLOOKUP(RANDBETWEEN(1;5); [$items.$E$7:.$F$11];2;0))" office:value-type="string" office:string-value="三浦市" calcext:value-type="string">
            <text:p>三浦市</text:p>
          </table:table-cell>
          <table:table-cell table:formula="of:=VLOOKUP(RANDBETWEEN(1;10);[$items.$H$2:.$I$11];2;0)" office:value-type="string" office:string-value="ピーマン" calcext:value-type="string">
            <text:p>ピーマン</text:p>
          </table:table-cell>
          <table:table-cell table:formula="of:=RANDBETWEEN(1;10)" office:value-type="float" office:value="3" calcext:value-type="float">
            <text:p>3</text:p>
          </table:table-cell>
          <table:table-cell table:formula="of:=RANDBETWEEN(100;1000)" office:value-type="float" office:value="300" calcext:value-type="float">
            <text:p>300</text:p>
          </table:table-cell>
          <table:table-cell table:formula="of:=[.E42]*[.F42]" office:value-type="float" office:value="900" calcext:value-type="float">
            <text:p>900</text:p>
          </table:table-cell>
          <table:table-cell table:formula="of:=TEXT(EOMONTH(TODAY();-1)+RANDBETWEEN(1;28);&quot;yyyy-m-d&quot;)" office:value-type="string" office:string-value="2023-4-21" calcext:value-type="string">
            <text:p>2023-4-21</text:p>
          </table:table-cell>
          <table:table-cell table:number-columns-repeated="2"/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table:formula="of:=VLOOKUP(RANDBETWEEN(1;2);[items.$A$2:.$B$3];2;0)" office:value-type="string" office:string-value="神奈川県" calcext:value-type="string">
            <text:p>神奈川県</text:p>
          </table:table-cell>
          <table:table-cell table:formula="of:=IF([.$B43] = &quot;東京都&quot;; VLOOKUP(RANDBETWEEN(1;5); [$items.$E$2:.$F$6];2;0); VLOOKUP(RANDBETWEEN(1;5); [$items.$E$7:.$F$11];2;0))" office:value-type="string" office:string-value="逗子市" calcext:value-type="string">
            <text:p>逗子市</text:p>
          </table:table-cell>
          <table:table-cell table:formula="of:=VLOOKUP(RANDBETWEEN(1;10);[$items.$H$2:.$I$11];2;0)" office:value-type="string" office:string-value="オクラ" calcext:value-type="string">
            <text:p>オクラ</text:p>
          </table:table-cell>
          <table:table-cell table:formula="of:=RANDBETWEEN(1;10)" office:value-type="float" office:value="5" calcext:value-type="float">
            <text:p>5</text:p>
          </table:table-cell>
          <table:table-cell table:formula="of:=RANDBETWEEN(100;1000)" office:value-type="float" office:value="972" calcext:value-type="float">
            <text:p>972</text:p>
          </table:table-cell>
          <table:table-cell table:formula="of:=[.E43]*[.F43]" office:value-type="float" office:value="4860" calcext:value-type="float">
            <text:p>4860</text:p>
          </table:table-cell>
          <table:table-cell table:formula="of:=TEXT(EOMONTH(TODAY();-1)+RANDBETWEEN(1;28);&quot;yyyy-m-d&quot;)" office:value-type="string" office:string-value="2023-4-1" calcext:value-type="string">
            <text:p>2023-4-1</text:p>
          </table:table-cell>
          <table:table-cell table:number-columns-repeated="2"/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table:formula="of:=VLOOKUP(RANDBETWEEN(1;2);[items.$A$2:.$B$3];2;0)" office:value-type="string" office:string-value="東京都" calcext:value-type="string">
            <text:p>東京都</text:p>
          </table:table-cell>
          <table:table-cell table:formula="of:=IF([.$B44] = &quot;東京都&quot;; VLOOKUP(RANDBETWEEN(1;5); [$items.$E$2:.$F$6];2;0); VLOOKUP(RANDBETWEEN(1;5); [$items.$E$7:.$F$11];2;0))" office:value-type="string" office:string-value="江戸川区" calcext:value-type="string">
            <text:p>江戸川区</text:p>
          </table:table-cell>
          <table:table-cell table:formula="of:=VLOOKUP(RANDBETWEEN(1;10);[$items.$H$2:.$I$11];2;0)" office:value-type="string" office:string-value="シロウリ" calcext:value-type="string">
            <text:p>シロウリ</text:p>
          </table:table-cell>
          <table:table-cell table:formula="of:=RANDBETWEEN(1;10)" office:value-type="float" office:value="5" calcext:value-type="float">
            <text:p>5</text:p>
          </table:table-cell>
          <table:table-cell table:formula="of:=RANDBETWEEN(100;1000)" office:value-type="float" office:value="206" calcext:value-type="float">
            <text:p>206</text:p>
          </table:table-cell>
          <table:table-cell table:formula="of:=[.E44]*[.F44]" office:value-type="float" office:value="1030" calcext:value-type="float">
            <text:p>1030</text:p>
          </table:table-cell>
          <table:table-cell table:formula="of:=TEXT(EOMONTH(TODAY();-1)+RANDBETWEEN(1;28);&quot;yyyy-m-d&quot;)" office:value-type="string" office:string-value="2023-4-23" calcext:value-type="string">
            <text:p>2023-4-23</text:p>
          </table:table-cell>
          <table:table-cell table:number-columns-repeated="2"/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table:formula="of:=VLOOKUP(RANDBETWEEN(1;2);[items.$A$2:.$B$3];2;0)" office:value-type="string" office:string-value="東京都" calcext:value-type="string">
            <text:p>東京都</text:p>
          </table:table-cell>
          <table:table-cell table:formula="of:=IF([.$B45] = &quot;東京都&quot;; VLOOKUP(RANDBETWEEN(1;5); [$items.$E$2:.$F$6];2;0); VLOOKUP(RANDBETWEEN(1;5); [$items.$E$7:.$F$11];2;0))" office:value-type="string" office:string-value="荒川区" calcext:value-type="string">
            <text:p>荒川区</text:p>
          </table:table-cell>
          <table:table-cell table:formula="of:=VLOOKUP(RANDBETWEEN(1;10);[$items.$H$2:.$I$11];2;0)" office:value-type="string" office:string-value="ズッキーニ" calcext:value-type="string">
            <text:p>ズッキーニ</text:p>
          </table:table-cell>
          <table:table-cell table:formula="of:=RANDBETWEEN(1;10)" office:value-type="float" office:value="4" calcext:value-type="float">
            <text:p>4</text:p>
          </table:table-cell>
          <table:table-cell table:formula="of:=RANDBETWEEN(100;1000)" office:value-type="float" office:value="136" calcext:value-type="float">
            <text:p>136</text:p>
          </table:table-cell>
          <table:table-cell table:formula="of:=[.E45]*[.F45]" office:value-type="float" office:value="544" calcext:value-type="float">
            <text:p>544</text:p>
          </table:table-cell>
          <table:table-cell table:formula="of:=TEXT(EOMONTH(TODAY();-1)+RANDBETWEEN(1;28);&quot;yyyy-m-d&quot;)" office:value-type="string" office:string-value="2023-4-17" calcext:value-type="string">
            <text:p>2023-4-17</text:p>
          </table:table-cell>
          <table:table-cell table:number-columns-repeated="2"/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table:formula="of:=VLOOKUP(RANDBETWEEN(1;2);[items.$A$2:.$B$3];2;0)" office:value-type="string" office:string-value="神奈川県" calcext:value-type="string">
            <text:p>神奈川県</text:p>
          </table:table-cell>
          <table:table-cell table:formula="of:=IF([.$B46] = &quot;東京都&quot;; VLOOKUP(RANDBETWEEN(1;5); [$items.$E$2:.$F$6];2;0); VLOOKUP(RANDBETWEEN(1;5); [$items.$E$7:.$F$11];2;0))" office:value-type="string" office:string-value="逗子市" calcext:value-type="string">
            <text:p>逗子市</text:p>
          </table:table-cell>
          <table:table-cell table:formula="of:=VLOOKUP(RANDBETWEEN(1;10);[$items.$H$2:.$I$11];2;0)" office:value-type="string" office:string-value="トウガラシ" calcext:value-type="string">
            <text:p>トウガラシ</text:p>
          </table:table-cell>
          <table:table-cell table:formula="of:=RANDBETWEEN(1;10)" office:value-type="float" office:value="10" calcext:value-type="float">
            <text:p>10</text:p>
          </table:table-cell>
          <table:table-cell table:formula="of:=RANDBETWEEN(100;1000)" office:value-type="float" office:value="765" calcext:value-type="float">
            <text:p>765</text:p>
          </table:table-cell>
          <table:table-cell table:formula="of:=[.E46]*[.F46]" office:value-type="float" office:value="7650" calcext:value-type="float">
            <text:p>7650</text:p>
          </table:table-cell>
          <table:table-cell table:formula="of:=TEXT(EOMONTH(TODAY();-1)+RANDBETWEEN(1;28);&quot;yyyy-m-d&quot;)" office:value-type="string" office:string-value="2023-4-26" calcext:value-type="string">
            <text:p>2023-4-26</text:p>
          </table:table-cell>
          <table:table-cell table:number-columns-repeated="2"/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table:formula="of:=VLOOKUP(RANDBETWEEN(1;2);[items.$A$2:.$B$3];2;0)" office:value-type="string" office:string-value="東京都" calcext:value-type="string">
            <text:p>東京都</text:p>
          </table:table-cell>
          <table:table-cell table:formula="of:=IF([.$B47] = &quot;東京都&quot;; VLOOKUP(RANDBETWEEN(1;5); [$items.$E$2:.$F$6];2;0); VLOOKUP(RANDBETWEEN(1;5); [$items.$E$7:.$F$11];2;0))" office:value-type="string" office:string-value="港区" calcext:value-type="string">
            <text:p>港区</text:p>
          </table:table-cell>
          <table:table-cell table:formula="of:=VLOOKUP(RANDBETWEEN(1;10);[$items.$H$2:.$I$11];2;0)" office:value-type="string" office:string-value="ズッキーニ" calcext:value-type="string">
            <text:p>ズッキーニ</text:p>
          </table:table-cell>
          <table:table-cell table:formula="of:=RANDBETWEEN(1;10)" office:value-type="float" office:value="7" calcext:value-type="float">
            <text:p>7</text:p>
          </table:table-cell>
          <table:table-cell table:formula="of:=RANDBETWEEN(100;1000)" office:value-type="float" office:value="685" calcext:value-type="float">
            <text:p>685</text:p>
          </table:table-cell>
          <table:table-cell table:formula="of:=[.E47]*[.F47]" office:value-type="float" office:value="4795" calcext:value-type="float">
            <text:p>4795</text:p>
          </table:table-cell>
          <table:table-cell table:formula="of:=TEXT(EOMONTH(TODAY();-1)+RANDBETWEEN(1;28);&quot;yyyy-m-d&quot;)" office:value-type="string" office:string-value="2023-4-3" calcext:value-type="string">
            <text:p>2023-4-3</text:p>
          </table:table-cell>
          <table:table-cell table:number-columns-repeated="2"/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table:formula="of:=VLOOKUP(RANDBETWEEN(1;2);[items.$A$2:.$B$3];2;0)" office:value-type="string" office:string-value="神奈川県" calcext:value-type="string">
            <text:p>神奈川県</text:p>
          </table:table-cell>
          <table:table-cell table:formula="of:=IF([.$B48] = &quot;東京都&quot;; VLOOKUP(RANDBETWEEN(1;5); [$items.$E$2:.$F$6];2;0); VLOOKUP(RANDBETWEEN(1;5); [$items.$E$7:.$F$11];2;0))" office:value-type="string" office:string-value="茅ヶ崎市" calcext:value-type="string">
            <text:p>茅ヶ崎市</text:p>
          </table:table-cell>
          <table:table-cell table:formula="of:=VLOOKUP(RANDBETWEEN(1;10);[$items.$H$2:.$I$11];2;0)" office:value-type="string" office:string-value="オクラ" calcext:value-type="string">
            <text:p>オクラ</text:p>
          </table:table-cell>
          <table:table-cell table:formula="of:=RANDBETWEEN(1;10)" office:value-type="float" office:value="3" calcext:value-type="float">
            <text:p>3</text:p>
          </table:table-cell>
          <table:table-cell table:formula="of:=RANDBETWEEN(100;1000)" office:value-type="float" office:value="101" calcext:value-type="float">
            <text:p>101</text:p>
          </table:table-cell>
          <table:table-cell table:formula="of:=[.E48]*[.F48]" office:value-type="float" office:value="303" calcext:value-type="float">
            <text:p>303</text:p>
          </table:table-cell>
          <table:table-cell table:formula="of:=TEXT(EOMONTH(TODAY();-1)+RANDBETWEEN(1;28);&quot;yyyy-m-d&quot;)" office:value-type="string" office:string-value="2023-4-27" calcext:value-type="string">
            <text:p>2023-4-27</text:p>
          </table:table-cell>
          <table:table-cell table:number-columns-repeated="2"/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table:formula="of:=VLOOKUP(RANDBETWEEN(1;2);[items.$A$2:.$B$3];2;0)" office:value-type="string" office:string-value="神奈川県" calcext:value-type="string">
            <text:p>神奈川県</text:p>
          </table:table-cell>
          <table:table-cell table:formula="of:=IF([.$B49] = &quot;東京都&quot;; VLOOKUP(RANDBETWEEN(1;5); [$items.$E$2:.$F$6];2;0); VLOOKUP(RANDBETWEEN(1;5); [$items.$E$7:.$F$11];2;0))" office:value-type="string" office:string-value="茅ヶ崎市" calcext:value-type="string">
            <text:p>茅ヶ崎市</text:p>
          </table:table-cell>
          <table:table-cell table:formula="of:=VLOOKUP(RANDBETWEEN(1;10);[$items.$H$2:.$I$11];2;0)" office:value-type="string" office:string-value="ヘチマ" calcext:value-type="string">
            <text:p>ヘチマ</text:p>
          </table:table-cell>
          <table:table-cell table:formula="of:=RANDBETWEEN(1;10)" office:value-type="float" office:value="5" calcext:value-type="float">
            <text:p>5</text:p>
          </table:table-cell>
          <table:table-cell table:formula="of:=RANDBETWEEN(100;1000)" office:value-type="float" office:value="667" calcext:value-type="float">
            <text:p>667</text:p>
          </table:table-cell>
          <table:table-cell table:formula="of:=[.E49]*[.F49]" office:value-type="float" office:value="3335" calcext:value-type="float">
            <text:p>3335</text:p>
          </table:table-cell>
          <table:table-cell table:formula="of:=TEXT(EOMONTH(TODAY();-1)+RANDBETWEEN(1;28);&quot;yyyy-m-d&quot;)" office:value-type="string" office:string-value="2023-4-26" calcext:value-type="string">
            <text:p>2023-4-26</text:p>
          </table:table-cell>
          <table:table-cell table:number-columns-repeated="2"/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table:formula="of:=VLOOKUP(RANDBETWEEN(1;2);[items.$A$2:.$B$3];2;0)" office:value-type="string" office:string-value="神奈川県" calcext:value-type="string">
            <text:p>神奈川県</text:p>
          </table:table-cell>
          <table:table-cell table:formula="of:=IF([.$B50] = &quot;東京都&quot;; VLOOKUP(RANDBETWEEN(1;5); [$items.$E$2:.$F$6];2;0); VLOOKUP(RANDBETWEEN(1;5); [$items.$E$7:.$F$11];2;0))" office:value-type="string" office:string-value="逗子市" calcext:value-type="string">
            <text:p>逗子市</text:p>
          </table:table-cell>
          <table:table-cell table:formula="of:=VLOOKUP(RANDBETWEEN(1;10);[$items.$H$2:.$I$11];2;0)" office:value-type="string" office:string-value="ズッキーニ" calcext:value-type="string">
            <text:p>ズッキーニ</text:p>
          </table:table-cell>
          <table:table-cell table:formula="of:=RANDBETWEEN(1;10)" office:value-type="float" office:value="1" calcext:value-type="float">
            <text:p>1</text:p>
          </table:table-cell>
          <table:table-cell table:formula="of:=RANDBETWEEN(100;1000)" office:value-type="float" office:value="797" calcext:value-type="float">
            <text:p>797</text:p>
          </table:table-cell>
          <table:table-cell table:formula="of:=[.E50]*[.F50]" office:value-type="float" office:value="797" calcext:value-type="float">
            <text:p>797</text:p>
          </table:table-cell>
          <table:table-cell table:formula="of:=TEXT(EOMONTH(TODAY();-1)+RANDBETWEEN(1;28);&quot;yyyy-m-d&quot;)" office:value-type="string" office:string-value="2023-4-25" calcext:value-type="string">
            <text:p>2023-4-25</text:p>
          </table:table-cell>
          <table:table-cell table:number-columns-repeated="2"/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table:formula="of:=VLOOKUP(RANDBETWEEN(1;2);[items.$A$2:.$B$3];2;0)" office:value-type="string" office:string-value="神奈川県" calcext:value-type="string">
            <text:p>神奈川県</text:p>
          </table:table-cell>
          <table:table-cell table:formula="of:=IF([.$B51] = &quot;東京都&quot;; VLOOKUP(RANDBETWEEN(1;5); [$items.$E$2:.$F$6];2;0); VLOOKUP(RANDBETWEEN(1;5); [$items.$E$7:.$F$11];2;0))" office:value-type="string" office:string-value="茅ヶ崎市" calcext:value-type="string">
            <text:p>茅ヶ崎市</text:p>
          </table:table-cell>
          <table:table-cell table:formula="of:=VLOOKUP(RANDBETWEEN(1;10);[$items.$H$2:.$I$11];2;0)" office:value-type="string" office:string-value="ヘチマ" calcext:value-type="string">
            <text:p>ヘチマ</text:p>
          </table:table-cell>
          <table:table-cell table:formula="of:=RANDBETWEEN(1;10)" office:value-type="float" office:value="3" calcext:value-type="float">
            <text:p>3</text:p>
          </table:table-cell>
          <table:table-cell table:formula="of:=RANDBETWEEN(100;1000)" office:value-type="float" office:value="885" calcext:value-type="float">
            <text:p>885</text:p>
          </table:table-cell>
          <table:table-cell table:formula="of:=[.E51]*[.F51]" office:value-type="float" office:value="2655" calcext:value-type="float">
            <text:p>2655</text:p>
          </table:table-cell>
          <table:table-cell table:formula="of:=TEXT(EOMONTH(TODAY();-1)+RANDBETWEEN(1;28);&quot;yyyy-m-d&quot;)" office:value-type="string" office:string-value="2023-4-14" calcext:value-type="string">
            <text:p>2023-4-14</text:p>
          </table:table-cell>
          <table:table-cell table:number-columns-repeated="2"/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table:formula="of:=VLOOKUP(RANDBETWEEN(1;2);[items.$A$2:.$B$3];2;0)" office:value-type="string" office:string-value="神奈川県" calcext:value-type="string">
            <text:p>神奈川県</text:p>
          </table:table-cell>
          <table:table-cell table:formula="of:=IF([.$B52] = &quot;東京都&quot;; VLOOKUP(RANDBETWEEN(1;5); [$items.$E$2:.$F$6];2;0); VLOOKUP(RANDBETWEEN(1;5); [$items.$E$7:.$F$11];2;0))" office:value-type="string" office:string-value="三浦市" calcext:value-type="string">
            <text:p>三浦市</text:p>
          </table:table-cell>
          <table:table-cell table:formula="of:=VLOOKUP(RANDBETWEEN(1;10);[$items.$H$2:.$I$11];2;0)" office:value-type="string" office:string-value="オクラ" calcext:value-type="string">
            <text:p>オクラ</text:p>
          </table:table-cell>
          <table:table-cell table:formula="of:=RANDBETWEEN(1;10)" office:value-type="float" office:value="7" calcext:value-type="float">
            <text:p>7</text:p>
          </table:table-cell>
          <table:table-cell table:formula="of:=RANDBETWEEN(100;1000)" office:value-type="float" office:value="959" calcext:value-type="float">
            <text:p>959</text:p>
          </table:table-cell>
          <table:table-cell table:formula="of:=[.E52]*[.F52]" office:value-type="float" office:value="6713" calcext:value-type="float">
            <text:p>6713</text:p>
          </table:table-cell>
          <table:table-cell table:formula="of:=TEXT(EOMONTH(TODAY();-1)+RANDBETWEEN(1;28);&quot;yyyy-m-d&quot;)" office:value-type="string" office:string-value="2023-4-2" calcext:value-type="string">
            <text:p>2023-4-2</text:p>
          </table:table-cell>
          <table:table-cell table:number-columns-repeated="2"/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table:formula="of:=VLOOKUP(RANDBETWEEN(1;2);[items.$A$2:.$B$3];2;0)" office:value-type="string" office:string-value="東京都" calcext:value-type="string">
            <text:p>東京都</text:p>
          </table:table-cell>
          <table:table-cell table:formula="of:=IF([.$B53] = &quot;東京都&quot;; VLOOKUP(RANDBETWEEN(1;5); [$items.$E$2:.$F$6];2;0); VLOOKUP(RANDBETWEEN(1;5); [$items.$E$7:.$F$11];2;0))" office:value-type="string" office:string-value="港区" calcext:value-type="string">
            <text:p>港区</text:p>
          </table:table-cell>
          <table:table-cell table:formula="of:=VLOOKUP(RANDBETWEEN(1;10);[$items.$H$2:.$I$11];2;0)" office:value-type="string" office:string-value="トマト" calcext:value-type="string">
            <text:p>トマト</text:p>
          </table:table-cell>
          <table:table-cell table:formula="of:=RANDBETWEEN(1;10)" office:value-type="float" office:value="5" calcext:value-type="float">
            <text:p>5</text:p>
          </table:table-cell>
          <table:table-cell table:formula="of:=RANDBETWEEN(100;1000)" office:value-type="float" office:value="556" calcext:value-type="float">
            <text:p>556</text:p>
          </table:table-cell>
          <table:table-cell table:formula="of:=[.E53]*[.F53]" office:value-type="float" office:value="2780" calcext:value-type="float">
            <text:p>2780</text:p>
          </table:table-cell>
          <table:table-cell table:formula="of:=TEXT(EOMONTH(TODAY();-1)+RANDBETWEEN(1;28);&quot;yyyy-m-d&quot;)" office:value-type="string" office:string-value="2023-4-16" calcext:value-type="string">
            <text:p>2023-4-16</text:p>
          </table:table-cell>
          <table:table-cell table:number-columns-repeated="2"/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table:formula="of:=VLOOKUP(RANDBETWEEN(1;2);[items.$A$2:.$B$3];2;0)" office:value-type="string" office:string-value="東京都" calcext:value-type="string">
            <text:p>東京都</text:p>
          </table:table-cell>
          <table:table-cell table:formula="of:=IF([.$B54] = &quot;東京都&quot;; VLOOKUP(RANDBETWEEN(1;5); [$items.$E$2:.$F$6];2;0); VLOOKUP(RANDBETWEEN(1;5); [$items.$E$7:.$F$11];2;0))" office:value-type="string" office:string-value="江東区" calcext:value-type="string">
            <text:p>江東区</text:p>
          </table:table-cell>
          <table:table-cell table:formula="of:=VLOOKUP(RANDBETWEEN(1;10);[$items.$H$2:.$I$11];2;0)" office:value-type="string" office:string-value="ズッキーニ" calcext:value-type="string">
            <text:p>ズッキーニ</text:p>
          </table:table-cell>
          <table:table-cell table:formula="of:=RANDBETWEEN(1;10)" office:value-type="float" office:value="10" calcext:value-type="float">
            <text:p>10</text:p>
          </table:table-cell>
          <table:table-cell table:formula="of:=RANDBETWEEN(100;1000)" office:value-type="float" office:value="831" calcext:value-type="float">
            <text:p>831</text:p>
          </table:table-cell>
          <table:table-cell table:formula="of:=[.E54]*[.F54]" office:value-type="float" office:value="8310" calcext:value-type="float">
            <text:p>8310</text:p>
          </table:table-cell>
          <table:table-cell table:formula="of:=TEXT(EOMONTH(TODAY();-1)+RANDBETWEEN(1;28);&quot;yyyy-m-d&quot;)" office:value-type="string" office:string-value="2023-4-16" calcext:value-type="string">
            <text:p>2023-4-16</text:p>
          </table:table-cell>
          <table:table-cell table:number-columns-repeated="2"/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table:formula="of:=VLOOKUP(RANDBETWEEN(1;2);[items.$A$2:.$B$3];2;0)" office:value-type="string" office:string-value="神奈川県" calcext:value-type="string">
            <text:p>神奈川県</text:p>
          </table:table-cell>
          <table:table-cell table:formula="of:=IF([.$B55] = &quot;東京都&quot;; VLOOKUP(RANDBETWEEN(1;5); [$items.$E$2:.$F$6];2;0); VLOOKUP(RANDBETWEEN(1;5); [$items.$E$7:.$F$11];2;0))" office:value-type="string" office:string-value="三浦市" calcext:value-type="string">
            <text:p>三浦市</text:p>
          </table:table-cell>
          <table:table-cell table:formula="of:=VLOOKUP(RANDBETWEEN(1;10);[$items.$H$2:.$I$11];2;0)" office:value-type="string" office:string-value="トウガラシ" calcext:value-type="string">
            <text:p>トウガラシ</text:p>
          </table:table-cell>
          <table:table-cell table:formula="of:=RANDBETWEEN(1;10)" office:value-type="float" office:value="3" calcext:value-type="float">
            <text:p>3</text:p>
          </table:table-cell>
          <table:table-cell table:formula="of:=RANDBETWEEN(100;1000)" office:value-type="float" office:value="665" calcext:value-type="float">
            <text:p>665</text:p>
          </table:table-cell>
          <table:table-cell table:formula="of:=[.E55]*[.F55]" office:value-type="float" office:value="1995" calcext:value-type="float">
            <text:p>1995</text:p>
          </table:table-cell>
          <table:table-cell table:formula="of:=TEXT(EOMONTH(TODAY();-1)+RANDBETWEEN(1;28);&quot;yyyy-m-d&quot;)" office:value-type="string" office:string-value="2023-4-2" calcext:value-type="string">
            <text:p>2023-4-2</text:p>
          </table:table-cell>
          <table:table-cell table:number-columns-repeated="2"/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table:formula="of:=VLOOKUP(RANDBETWEEN(1;2);[items.$A$2:.$B$3];2;0)" office:value-type="string" office:string-value="神奈川県" calcext:value-type="string">
            <text:p>神奈川県</text:p>
          </table:table-cell>
          <table:table-cell table:formula="of:=IF([.$B56] = &quot;東京都&quot;; VLOOKUP(RANDBETWEEN(1;5); [$items.$E$2:.$F$6];2;0); VLOOKUP(RANDBETWEEN(1;5); [$items.$E$7:.$F$11];2;0))" office:value-type="string" office:string-value="秦野市" calcext:value-type="string">
            <text:p>秦野市</text:p>
          </table:table-cell>
          <table:table-cell table:formula="of:=VLOOKUP(RANDBETWEEN(1;10);[$items.$H$2:.$I$11];2;0)" office:value-type="string" office:string-value="カボチャ" calcext:value-type="string">
            <text:p>カボチャ</text:p>
          </table:table-cell>
          <table:table-cell table:formula="of:=RANDBETWEEN(1;10)" office:value-type="float" office:value="2" calcext:value-type="float">
            <text:p>2</text:p>
          </table:table-cell>
          <table:table-cell table:formula="of:=RANDBETWEEN(100;1000)" office:value-type="float" office:value="970" calcext:value-type="float">
            <text:p>970</text:p>
          </table:table-cell>
          <table:table-cell table:formula="of:=[.E56]*[.F56]" office:value-type="float" office:value="1940" calcext:value-type="float">
            <text:p>1940</text:p>
          </table:table-cell>
          <table:table-cell table:formula="of:=TEXT(EOMONTH(TODAY();-1)+RANDBETWEEN(1;28);&quot;yyyy-m-d&quot;)" office:value-type="string" office:string-value="2023-4-4" calcext:value-type="string">
            <text:p>2023-4-4</text:p>
          </table:table-cell>
          <table:table-cell table:number-columns-repeated="2"/>
        </table:table-row>
        <table:table-row table:style-name="ro1">
          <table:table-cell table:formula="of:=[.A56]+1" office:value-type="float" office:value="56" calcext:value-type="float">
            <text:p>56</text:p>
          </table:table-cell>
          <table:table-cell table:formula="of:=VLOOKUP(RANDBETWEEN(1;2);[items.$A$2:.$B$3];2;0)" office:value-type="string" office:string-value="東京都" calcext:value-type="string">
            <text:p>東京都</text:p>
          </table:table-cell>
          <table:table-cell table:formula="of:=IF([.$B57] = &quot;東京都&quot;; VLOOKUP(RANDBETWEEN(1;5); [$items.$E$2:.$F$6];2;0); VLOOKUP(RANDBETWEEN(1;5); [$items.$E$7:.$F$11];2;0))" office:value-type="string" office:string-value="荒川区" calcext:value-type="string">
            <text:p>荒川区</text:p>
          </table:table-cell>
          <table:table-cell table:formula="of:=VLOOKUP(RANDBETWEEN(1;10);[$items.$H$2:.$I$11];2;0)" office:value-type="string" office:string-value="ナス" calcext:value-type="string">
            <text:p>ナス</text:p>
          </table:table-cell>
          <table:table-cell table:formula="of:=RANDBETWEEN(1;10)" office:value-type="float" office:value="8" calcext:value-type="float">
            <text:p>8</text:p>
          </table:table-cell>
          <table:table-cell table:formula="of:=RANDBETWEEN(100;1000)" office:value-type="float" office:value="973" calcext:value-type="float">
            <text:p>973</text:p>
          </table:table-cell>
          <table:table-cell table:formula="of:=[.E57]*[.F57]" office:value-type="float" office:value="7784" calcext:value-type="float">
            <text:p>7784</text:p>
          </table:table-cell>
          <table:table-cell table:formula="of:=TEXT(EOMONTH(TODAY();-1)+RANDBETWEEN(1;28);&quot;yyyy-m-d&quot;)" office:value-type="string" office:string-value="2023-4-4" calcext:value-type="string">
            <text:p>2023-4-4</text:p>
          </table:table-cell>
          <table:table-cell table:number-columns-repeated="2"/>
        </table:table-row>
        <table:table-row table:style-name="ro1">
          <table:table-cell table:formula="of:=[.A57]+1" office:value-type="float" office:value="57" calcext:value-type="float">
            <text:p>57</text:p>
          </table:table-cell>
          <table:table-cell table:formula="of:=VLOOKUP(RANDBETWEEN(1;2);[items.$A$2:.$B$3];2;0)" office:value-type="string" office:string-value="神奈川県" calcext:value-type="string">
            <text:p>神奈川県</text:p>
          </table:table-cell>
          <table:table-cell table:formula="of:=IF([.$B58] = &quot;東京都&quot;; VLOOKUP(RANDBETWEEN(1;5); [$items.$E$2:.$F$6];2;0); VLOOKUP(RANDBETWEEN(1;5); [$items.$E$7:.$F$11];2;0))" office:value-type="string" office:string-value="厚木市" calcext:value-type="string">
            <text:p>厚木市</text:p>
          </table:table-cell>
          <table:table-cell table:formula="of:=VLOOKUP(RANDBETWEEN(1;10);[$items.$H$2:.$I$11];2;0)" office:value-type="string" office:string-value="ナス" calcext:value-type="string">
            <text:p>ナス</text:p>
          </table:table-cell>
          <table:table-cell table:formula="of:=RANDBETWEEN(1;10)" office:value-type="float" office:value="10" calcext:value-type="float">
            <text:p>10</text:p>
          </table:table-cell>
          <table:table-cell table:formula="of:=RANDBETWEEN(100;1000)" office:value-type="float" office:value="586" calcext:value-type="float">
            <text:p>586</text:p>
          </table:table-cell>
          <table:table-cell table:formula="of:=[.E58]*[.F58]" office:value-type="float" office:value="5860" calcext:value-type="float">
            <text:p>5860</text:p>
          </table:table-cell>
          <table:table-cell table:formula="of:=TEXT(EOMONTH(TODAY();-1)+RANDBETWEEN(1;28);&quot;yyyy-m-d&quot;)" office:value-type="string" office:string-value="2023-4-10" calcext:value-type="string">
            <text:p>2023-4-10</text:p>
          </table:table-cell>
          <table:table-cell table:number-columns-repeated="2"/>
        </table:table-row>
        <table:table-row table:style-name="ro1">
          <table:table-cell table:formula="of:=[.A58]+1" office:value-type="float" office:value="58" calcext:value-type="float">
            <text:p>58</text:p>
          </table:table-cell>
          <table:table-cell table:formula="of:=VLOOKUP(RANDBETWEEN(1;2);[items.$A$2:.$B$3];2;0)" office:value-type="string" office:string-value="東京都" calcext:value-type="string">
            <text:p>東京都</text:p>
          </table:table-cell>
          <table:table-cell table:formula="of:=IF([.$B59] = &quot;東京都&quot;; VLOOKUP(RANDBETWEEN(1;5); [$items.$E$2:.$F$6];2;0); VLOOKUP(RANDBETWEEN(1;5); [$items.$E$7:.$F$11];2;0))" office:value-type="string" office:string-value="葛飾区" calcext:value-type="string">
            <text:p>葛飾区</text:p>
          </table:table-cell>
          <table:table-cell table:formula="of:=VLOOKUP(RANDBETWEEN(1;10);[$items.$H$2:.$I$11];2;0)" office:value-type="string" office:string-value="トマト" calcext:value-type="string">
            <text:p>トマト</text:p>
          </table:table-cell>
          <table:table-cell table:formula="of:=RANDBETWEEN(1;10)" office:value-type="float" office:value="9" calcext:value-type="float">
            <text:p>9</text:p>
          </table:table-cell>
          <table:table-cell table:formula="of:=RANDBETWEEN(100;1000)" office:value-type="float" office:value="508" calcext:value-type="float">
            <text:p>508</text:p>
          </table:table-cell>
          <table:table-cell table:formula="of:=[.E59]*[.F59]" office:value-type="float" office:value="4572" calcext:value-type="float">
            <text:p>4572</text:p>
          </table:table-cell>
          <table:table-cell table:formula="of:=TEXT(EOMONTH(TODAY();-1)+RANDBETWEEN(1;28);&quot;yyyy-m-d&quot;)" office:value-type="string" office:string-value="2023-4-2" calcext:value-type="string">
            <text:p>2023-4-2</text:p>
          </table:table-cell>
          <table:table-cell table:number-columns-repeated="2"/>
        </table:table-row>
        <table:table-row table:style-name="ro1">
          <table:table-cell table:formula="of:=[.A59]+1" office:value-type="float" office:value="59" calcext:value-type="float">
            <text:p>59</text:p>
          </table:table-cell>
          <table:table-cell table:formula="of:=VLOOKUP(RANDBETWEEN(1;2);[items.$A$2:.$B$3];2;0)" office:value-type="string" office:string-value="東京都" calcext:value-type="string">
            <text:p>東京都</text:p>
          </table:table-cell>
          <table:table-cell table:formula="of:=IF([.$B60] = &quot;東京都&quot;; VLOOKUP(RANDBETWEEN(1;5); [$items.$E$2:.$F$6];2;0); VLOOKUP(RANDBETWEEN(1;5); [$items.$E$7:.$F$11];2;0))" office:value-type="string" office:string-value="江戸川区" calcext:value-type="string">
            <text:p>江戸川区</text:p>
          </table:table-cell>
          <table:table-cell table:formula="of:=VLOOKUP(RANDBETWEEN(1;10);[$items.$H$2:.$I$11];2;0)" office:value-type="string" office:string-value="ズッキーニ" calcext:value-type="string">
            <text:p>ズッキーニ</text:p>
          </table:table-cell>
          <table:table-cell table:formula="of:=RANDBETWEEN(1;10)" office:value-type="float" office:value="9" calcext:value-type="float">
            <text:p>9</text:p>
          </table:table-cell>
          <table:table-cell table:formula="of:=RANDBETWEEN(100;1000)" office:value-type="float" office:value="319" calcext:value-type="float">
            <text:p>319</text:p>
          </table:table-cell>
          <table:table-cell table:formula="of:=[.E60]*[.F60]" office:value-type="float" office:value="2871" calcext:value-type="float">
            <text:p>2871</text:p>
          </table:table-cell>
          <table:table-cell table:formula="of:=TEXT(EOMONTH(TODAY();-1)+RANDBETWEEN(1;28);&quot;yyyy-m-d&quot;)" office:value-type="string" office:string-value="2023-4-10" calcext:value-type="string">
            <text:p>2023-4-10</text:p>
          </table:table-cell>
          <table:table-cell table:number-columns-repeated="2"/>
        </table:table-row>
        <table:table-row table:style-name="ro1">
          <table:table-cell table:formula="of:=[.A60]+1" office:value-type="float" office:value="60" calcext:value-type="float">
            <text:p>60</text:p>
          </table:table-cell>
          <table:table-cell table:formula="of:=VLOOKUP(RANDBETWEEN(1;2);[items.$A$2:.$B$3];2;0)" office:value-type="string" office:string-value="東京都" calcext:value-type="string">
            <text:p>東京都</text:p>
          </table:table-cell>
          <table:table-cell table:formula="of:=IF([.$B61] = &quot;東京都&quot;; VLOOKUP(RANDBETWEEN(1;5); [$items.$E$2:.$F$6];2;0); VLOOKUP(RANDBETWEEN(1;5); [$items.$E$7:.$F$11];2;0))" office:value-type="string" office:string-value="港区" calcext:value-type="string">
            <text:p>港区</text:p>
          </table:table-cell>
          <table:table-cell table:formula="of:=VLOOKUP(RANDBETWEEN(1;10);[$items.$H$2:.$I$11];2;0)" office:value-type="string" office:string-value="キュウリ" calcext:value-type="string">
            <text:p>キュウリ</text:p>
          </table:table-cell>
          <table:table-cell table:formula="of:=RANDBETWEEN(1;10)" office:value-type="float" office:value="2" calcext:value-type="float">
            <text:p>2</text:p>
          </table:table-cell>
          <table:table-cell table:formula="of:=RANDBETWEEN(100;1000)" office:value-type="float" office:value="838" calcext:value-type="float">
            <text:p>838</text:p>
          </table:table-cell>
          <table:table-cell table:formula="of:=[.E61]*[.F61]" office:value-type="float" office:value="1676" calcext:value-type="float">
            <text:p>1676</text:p>
          </table:table-cell>
          <table:table-cell table:formula="of:=TEXT(EOMONTH(TODAY();-1)+RANDBETWEEN(1;28);&quot;yyyy-m-d&quot;)" office:value-type="string" office:string-value="2023-4-12" calcext:value-type="string">
            <text:p>2023-4-12</text:p>
          </table:table-cell>
          <table:table-cell table:number-columns-repeated="2"/>
        </table:table-row>
        <table:table-row table:style-name="ro1">
          <table:table-cell table:formula="of:=[.A61]+1" office:value-type="float" office:value="61" calcext:value-type="float">
            <text:p>61</text:p>
          </table:table-cell>
          <table:table-cell table:formula="of:=VLOOKUP(RANDBETWEEN(1;2);[items.$A$2:.$B$3];2;0)" office:value-type="string" office:string-value="東京都" calcext:value-type="string">
            <text:p>東京都</text:p>
          </table:table-cell>
          <table:table-cell table:formula="of:=IF([.$B62] = &quot;東京都&quot;; VLOOKUP(RANDBETWEEN(1;5); [$items.$E$2:.$F$6];2;0); VLOOKUP(RANDBETWEEN(1;5); [$items.$E$7:.$F$11];2;0))" office:value-type="string" office:string-value="港区" calcext:value-type="string">
            <text:p>港区</text:p>
          </table:table-cell>
          <table:table-cell table:formula="of:=VLOOKUP(RANDBETWEEN(1;10);[$items.$H$2:.$I$11];2;0)" office:value-type="string" office:string-value="ズッキーニ" calcext:value-type="string">
            <text:p>ズッキーニ</text:p>
          </table:table-cell>
          <table:table-cell table:formula="of:=RANDBETWEEN(1;10)" office:value-type="float" office:value="7" calcext:value-type="float">
            <text:p>7</text:p>
          </table:table-cell>
          <table:table-cell table:formula="of:=RANDBETWEEN(100;1000)" office:value-type="float" office:value="590" calcext:value-type="float">
            <text:p>590</text:p>
          </table:table-cell>
          <table:table-cell table:formula="of:=[.E62]*[.F62]" office:value-type="float" office:value="4130" calcext:value-type="float">
            <text:p>4130</text:p>
          </table:table-cell>
          <table:table-cell table:formula="of:=TEXT(EOMONTH(TODAY();-1)+RANDBETWEEN(1;28);&quot;yyyy-m-d&quot;)" office:value-type="string" office:string-value="2023-4-14" calcext:value-type="string">
            <text:p>2023-4-14</text:p>
          </table:table-cell>
          <table:table-cell table:number-columns-repeated="2"/>
        </table:table-row>
        <table:table-row table:style-name="ro1">
          <table:table-cell table:formula="of:=[.A62]+1" office:value-type="float" office:value="62" calcext:value-type="float">
            <text:p>62</text:p>
          </table:table-cell>
          <table:table-cell table:formula="of:=VLOOKUP(RANDBETWEEN(1;2);[items.$A$2:.$B$3];2;0)" office:value-type="string" office:string-value="神奈川県" calcext:value-type="string">
            <text:p>神奈川県</text:p>
          </table:table-cell>
          <table:table-cell table:formula="of:=IF([.$B63] = &quot;東京都&quot;; VLOOKUP(RANDBETWEEN(1;5); [$items.$E$2:.$F$6];2;0); VLOOKUP(RANDBETWEEN(1;5); [$items.$E$7:.$F$11];2;0))" office:value-type="string" office:string-value="三浦市" calcext:value-type="string">
            <text:p>三浦市</text:p>
          </table:table-cell>
          <table:table-cell table:formula="of:=VLOOKUP(RANDBETWEEN(1;10);[$items.$H$2:.$I$11];2;0)" office:value-type="string" office:string-value="キュウリ" calcext:value-type="string">
            <text:p>キュウリ</text:p>
          </table:table-cell>
          <table:table-cell table:formula="of:=RANDBETWEEN(1;10)" office:value-type="float" office:value="10" calcext:value-type="float">
            <text:p>10</text:p>
          </table:table-cell>
          <table:table-cell table:formula="of:=RANDBETWEEN(100;1000)" office:value-type="float" office:value="620" calcext:value-type="float">
            <text:p>620</text:p>
          </table:table-cell>
          <table:table-cell table:formula="of:=[.E63]*[.F63]" office:value-type="float" office:value="6200" calcext:value-type="float">
            <text:p>6200</text:p>
          </table:table-cell>
          <table:table-cell table:formula="of:=TEXT(EOMONTH(TODAY();-1)+RANDBETWEEN(1;28);&quot;yyyy-m-d&quot;)" office:value-type="string" office:string-value="2023-4-22" calcext:value-type="string">
            <text:p>2023-4-22</text:p>
          </table:table-cell>
          <table:table-cell table:number-columns-repeated="2"/>
        </table:table-row>
        <table:table-row table:style-name="ro1">
          <table:table-cell table:formula="of:=[.A63]+1" office:value-type="float" office:value="63" calcext:value-type="float">
            <text:p>63</text:p>
          </table:table-cell>
          <table:table-cell table:formula="of:=VLOOKUP(RANDBETWEEN(1;2);[items.$A$2:.$B$3];2;0)" office:value-type="string" office:string-value="神奈川県" calcext:value-type="string">
            <text:p>神奈川県</text:p>
          </table:table-cell>
          <table:table-cell table:formula="of:=IF([.$B64] = &quot;東京都&quot;; VLOOKUP(RANDBETWEEN(1;5); [$items.$E$2:.$F$6];2;0); VLOOKUP(RANDBETWEEN(1;5); [$items.$E$7:.$F$11];2;0))" office:value-type="string" office:string-value="逗子市" calcext:value-type="string">
            <text:p>逗子市</text:p>
          </table:table-cell>
          <table:table-cell table:formula="of:=VLOOKUP(RANDBETWEEN(1;10);[$items.$H$2:.$I$11];2;0)" office:value-type="string" office:string-value="ピーマン" calcext:value-type="string">
            <text:p>ピーマン</text:p>
          </table:table-cell>
          <table:table-cell table:formula="of:=RANDBETWEEN(1;10)" office:value-type="float" office:value="7" calcext:value-type="float">
            <text:p>7</text:p>
          </table:table-cell>
          <table:table-cell table:formula="of:=RANDBETWEEN(100;1000)" office:value-type="float" office:value="424" calcext:value-type="float">
            <text:p>424</text:p>
          </table:table-cell>
          <table:table-cell table:formula="of:=[.E64]*[.F64]" office:value-type="float" office:value="2968" calcext:value-type="float">
            <text:p>2968</text:p>
          </table:table-cell>
          <table:table-cell table:formula="of:=TEXT(EOMONTH(TODAY();-1)+RANDBETWEEN(1;28);&quot;yyyy-m-d&quot;)" office:value-type="string" office:string-value="2023-4-27" calcext:value-type="string">
            <text:p>2023-4-27</text:p>
          </table:table-cell>
          <table:table-cell table:number-columns-repeated="2"/>
        </table:table-row>
        <table:table-row table:style-name="ro1">
          <table:table-cell table:formula="of:=[.A64]+1" office:value-type="float" office:value="64" calcext:value-type="float">
            <text:p>64</text:p>
          </table:table-cell>
          <table:table-cell table:formula="of:=VLOOKUP(RANDBETWEEN(1;2);[items.$A$2:.$B$3];2;0)" office:value-type="string" office:string-value="神奈川県" calcext:value-type="string">
            <text:p>神奈川県</text:p>
          </table:table-cell>
          <table:table-cell table:formula="of:=IF([.$B65] = &quot;東京都&quot;; VLOOKUP(RANDBETWEEN(1;5); [$items.$E$2:.$F$6];2;0); VLOOKUP(RANDBETWEEN(1;5); [$items.$E$7:.$F$11];2;0))" office:value-type="string" office:string-value="厚木市" calcext:value-type="string">
            <text:p>厚木市</text:p>
          </table:table-cell>
          <table:table-cell table:formula="of:=VLOOKUP(RANDBETWEEN(1;10);[$items.$H$2:.$I$11];2;0)" office:value-type="string" office:string-value="ピーマン" calcext:value-type="string">
            <text:p>ピーマン</text:p>
          </table:table-cell>
          <table:table-cell table:formula="of:=RANDBETWEEN(1;10)" office:value-type="float" office:value="9" calcext:value-type="float">
            <text:p>9</text:p>
          </table:table-cell>
          <table:table-cell table:formula="of:=RANDBETWEEN(100;1000)" office:value-type="float" office:value="766" calcext:value-type="float">
            <text:p>766</text:p>
          </table:table-cell>
          <table:table-cell table:formula="of:=[.E65]*[.F65]" office:value-type="float" office:value="6894" calcext:value-type="float">
            <text:p>6894</text:p>
          </table:table-cell>
          <table:table-cell table:formula="of:=TEXT(EOMONTH(TODAY();-1)+RANDBETWEEN(1;28);&quot;yyyy-m-d&quot;)" office:value-type="string" office:string-value="2023-4-23" calcext:value-type="string">
            <text:p>2023-4-23</text:p>
          </table:table-cell>
          <table:table-cell table:number-columns-repeated="2"/>
        </table:table-row>
        <table:table-row table:style-name="ro1">
          <table:table-cell table:formula="of:=[.A65]+1" office:value-type="float" office:value="65" calcext:value-type="float">
            <text:p>65</text:p>
          </table:table-cell>
          <table:table-cell table:formula="of:=VLOOKUP(RANDBETWEEN(1;2);[items.$A$2:.$B$3];2;0)" office:value-type="string" office:string-value="神奈川県" calcext:value-type="string">
            <text:p>神奈川県</text:p>
          </table:table-cell>
          <table:table-cell table:formula="of:=IF([.$B66] = &quot;東京都&quot;; VLOOKUP(RANDBETWEEN(1;5); [$items.$E$2:.$F$6];2;0); VLOOKUP(RANDBETWEEN(1;5); [$items.$E$7:.$F$11];2;0))" office:value-type="string" office:string-value="茅ヶ崎市" calcext:value-type="string">
            <text:p>茅ヶ崎市</text:p>
          </table:table-cell>
          <table:table-cell table:formula="of:=VLOOKUP(RANDBETWEEN(1;10);[$items.$H$2:.$I$11];2;0)" office:value-type="string" office:string-value="シロウリ" calcext:value-type="string">
            <text:p>シロウリ</text:p>
          </table:table-cell>
          <table:table-cell table:formula="of:=RANDBETWEEN(1;10)" office:value-type="float" office:value="8" calcext:value-type="float">
            <text:p>8</text:p>
          </table:table-cell>
          <table:table-cell table:formula="of:=RANDBETWEEN(100;1000)" office:value-type="float" office:value="934" calcext:value-type="float">
            <text:p>934</text:p>
          </table:table-cell>
          <table:table-cell table:formula="of:=[.E66]*[.F66]" office:value-type="float" office:value="7472" calcext:value-type="float">
            <text:p>7472</text:p>
          </table:table-cell>
          <table:table-cell table:formula="of:=TEXT(EOMONTH(TODAY();-1)+RANDBETWEEN(1;28);&quot;yyyy-m-d&quot;)" office:value-type="string" office:string-value="2023-4-25" calcext:value-type="string">
            <text:p>2023-4-25</text:p>
          </table:table-cell>
          <table:table-cell table:number-columns-repeated="2"/>
        </table:table-row>
        <table:table-row table:style-name="ro1">
          <table:table-cell table:formula="of:=[.A66]+1" office:value-type="float" office:value="66" calcext:value-type="float">
            <text:p>66</text:p>
          </table:table-cell>
          <table:table-cell table:formula="of:=VLOOKUP(RANDBETWEEN(1;2);[items.$A$2:.$B$3];2;0)" office:value-type="string" office:string-value="神奈川県" calcext:value-type="string">
            <text:p>神奈川県</text:p>
          </table:table-cell>
          <table:table-cell table:formula="of:=IF([.$B67] = &quot;東京都&quot;; VLOOKUP(RANDBETWEEN(1;5); [$items.$E$2:.$F$6];2;0); VLOOKUP(RANDBETWEEN(1;5); [$items.$E$7:.$F$11];2;0))" office:value-type="string" office:string-value="秦野市" calcext:value-type="string">
            <text:p>秦野市</text:p>
          </table:table-cell>
          <table:table-cell table:formula="of:=VLOOKUP(RANDBETWEEN(1;10);[$items.$H$2:.$I$11];2;0)" office:value-type="string" office:string-value="カボチャ" calcext:value-type="string">
            <text:p>カボチャ</text:p>
          </table:table-cell>
          <table:table-cell table:formula="of:=RANDBETWEEN(1;10)" office:value-type="float" office:value="2" calcext:value-type="float">
            <text:p>2</text:p>
          </table:table-cell>
          <table:table-cell table:formula="of:=RANDBETWEEN(100;1000)" office:value-type="float" office:value="277" calcext:value-type="float">
            <text:p>277</text:p>
          </table:table-cell>
          <table:table-cell table:formula="of:=[.E67]*[.F67]" office:value-type="float" office:value="554" calcext:value-type="float">
            <text:p>554</text:p>
          </table:table-cell>
          <table:table-cell table:formula="of:=TEXT(EOMONTH(TODAY();-1)+RANDBETWEEN(1;28);&quot;yyyy-m-d&quot;)" office:value-type="string" office:string-value="2023-4-1" calcext:value-type="string">
            <text:p>2023-4-1</text:p>
          </table:table-cell>
          <table:table-cell table:number-columns-repeated="2"/>
        </table:table-row>
        <table:table-row table:style-name="ro1">
          <table:table-cell table:formula="of:=[.A67]+1" office:value-type="float" office:value="67" calcext:value-type="float">
            <text:p>67</text:p>
          </table:table-cell>
          <table:table-cell table:formula="of:=VLOOKUP(RANDBETWEEN(1;2);[items.$A$2:.$B$3];2;0)" office:value-type="string" office:string-value="東京都" calcext:value-type="string">
            <text:p>東京都</text:p>
          </table:table-cell>
          <table:table-cell table:formula="of:=IF([.$B68] = &quot;東京都&quot;; VLOOKUP(RANDBETWEEN(1;5); [$items.$E$2:.$F$6];2;0); VLOOKUP(RANDBETWEEN(1;5); [$items.$E$7:.$F$11];2;0))" office:value-type="string" office:string-value="江東区" calcext:value-type="string">
            <text:p>江東区</text:p>
          </table:table-cell>
          <table:table-cell table:formula="of:=VLOOKUP(RANDBETWEEN(1;10);[$items.$H$2:.$I$11];2;0)" office:value-type="string" office:string-value="シロウリ" calcext:value-type="string">
            <text:p>シロウリ</text:p>
          </table:table-cell>
          <table:table-cell table:formula="of:=RANDBETWEEN(1;10)" office:value-type="float" office:value="8" calcext:value-type="float">
            <text:p>8</text:p>
          </table:table-cell>
          <table:table-cell table:formula="of:=RANDBETWEEN(100;1000)" office:value-type="float" office:value="206" calcext:value-type="float">
            <text:p>206</text:p>
          </table:table-cell>
          <table:table-cell table:formula="of:=[.E68]*[.F68]" office:value-type="float" office:value="1648" calcext:value-type="float">
            <text:p>1648</text:p>
          </table:table-cell>
          <table:table-cell table:formula="of:=TEXT(EOMONTH(TODAY();-1)+RANDBETWEEN(1;28);&quot;yyyy-m-d&quot;)" office:value-type="string" office:string-value="2023-4-7" calcext:value-type="string">
            <text:p>2023-4-7</text:p>
          </table:table-cell>
          <table:table-cell table:number-columns-repeated="2"/>
        </table:table-row>
        <table:table-row table:style-name="ro1">
          <table:table-cell table:formula="of:=[.A68]+1" office:value-type="float" office:value="68" calcext:value-type="float">
            <text:p>68</text:p>
          </table:table-cell>
          <table:table-cell table:formula="of:=VLOOKUP(RANDBETWEEN(1;2);[items.$A$2:.$B$3];2;0)" office:value-type="string" office:string-value="東京都" calcext:value-type="string">
            <text:p>東京都</text:p>
          </table:table-cell>
          <table:table-cell table:formula="of:=IF([.$B69] = &quot;東京都&quot;; VLOOKUP(RANDBETWEEN(1;5); [$items.$E$2:.$F$6];2;0); VLOOKUP(RANDBETWEEN(1;5); [$items.$E$7:.$F$11];2;0))" office:value-type="string" office:string-value="江戸川区" calcext:value-type="string">
            <text:p>江戸川区</text:p>
          </table:table-cell>
          <table:table-cell table:formula="of:=VLOOKUP(RANDBETWEEN(1;10);[$items.$H$2:.$I$11];2;0)" office:value-type="string" office:string-value="オクラ" calcext:value-type="string">
            <text:p>オクラ</text:p>
          </table:table-cell>
          <table:table-cell table:formula="of:=RANDBETWEEN(1;10)" office:value-type="float" office:value="3" calcext:value-type="float">
            <text:p>3</text:p>
          </table:table-cell>
          <table:table-cell table:formula="of:=RANDBETWEEN(100;1000)" office:value-type="float" office:value="681" calcext:value-type="float">
            <text:p>681</text:p>
          </table:table-cell>
          <table:table-cell table:formula="of:=[.E69]*[.F69]" office:value-type="float" office:value="2043" calcext:value-type="float">
            <text:p>2043</text:p>
          </table:table-cell>
          <table:table-cell table:formula="of:=TEXT(EOMONTH(TODAY();-1)+RANDBETWEEN(1;28);&quot;yyyy-m-d&quot;)" office:value-type="string" office:string-value="2023-4-10" calcext:value-type="string">
            <text:p>2023-4-10</text:p>
          </table:table-cell>
          <table:table-cell table:number-columns-repeated="2"/>
        </table:table-row>
        <table:table-row table:style-name="ro1">
          <table:table-cell table:formula="of:=[.A69]+1" office:value-type="float" office:value="69" calcext:value-type="float">
            <text:p>69</text:p>
          </table:table-cell>
          <table:table-cell table:formula="of:=VLOOKUP(RANDBETWEEN(1;2);[items.$A$2:.$B$3];2;0)" office:value-type="string" office:string-value="神奈川県" calcext:value-type="string">
            <text:p>神奈川県</text:p>
          </table:table-cell>
          <table:table-cell table:formula="of:=IF([.$B70] = &quot;東京都&quot;; VLOOKUP(RANDBETWEEN(1;5); [$items.$E$2:.$F$6];2;0); VLOOKUP(RANDBETWEEN(1;5); [$items.$E$7:.$F$11];2;0))" office:value-type="string" office:string-value="三浦市" calcext:value-type="string">
            <text:p>三浦市</text:p>
          </table:table-cell>
          <table:table-cell table:formula="of:=VLOOKUP(RANDBETWEEN(1;10);[$items.$H$2:.$I$11];2;0)" office:value-type="string" office:string-value="ズッキーニ" calcext:value-type="string">
            <text:p>ズッキーニ</text:p>
          </table:table-cell>
          <table:table-cell table:formula="of:=RANDBETWEEN(1;10)" office:value-type="float" office:value="3" calcext:value-type="float">
            <text:p>3</text:p>
          </table:table-cell>
          <table:table-cell table:formula="of:=RANDBETWEEN(100;1000)" office:value-type="float" office:value="595" calcext:value-type="float">
            <text:p>595</text:p>
          </table:table-cell>
          <table:table-cell table:formula="of:=[.E70]*[.F70]" office:value-type="float" office:value="1785" calcext:value-type="float">
            <text:p>1785</text:p>
          </table:table-cell>
          <table:table-cell table:formula="of:=TEXT(EOMONTH(TODAY();-1)+RANDBETWEEN(1;28);&quot;yyyy-m-d&quot;)" office:value-type="string" office:string-value="2023-4-14" calcext:value-type="string">
            <text:p>2023-4-14</text:p>
          </table:table-cell>
          <table:table-cell table:number-columns-repeated="2"/>
        </table:table-row>
        <table:table-row table:style-name="ro1">
          <table:table-cell table:formula="of:=[.A70]+1" office:value-type="float" office:value="70" calcext:value-type="float">
            <text:p>70</text:p>
          </table:table-cell>
          <table:table-cell table:formula="of:=VLOOKUP(RANDBETWEEN(1;2);[items.$A$2:.$B$3];2;0)" office:value-type="string" office:string-value="神奈川県" calcext:value-type="string">
            <text:p>神奈川県</text:p>
          </table:table-cell>
          <table:table-cell table:formula="of:=IF([.$B71] = &quot;東京都&quot;; VLOOKUP(RANDBETWEEN(1;5); [$items.$E$2:.$F$6];2;0); VLOOKUP(RANDBETWEEN(1;5); [$items.$E$7:.$F$11];2;0))" office:value-type="string" office:string-value="秦野市" calcext:value-type="string">
            <text:p>秦野市</text:p>
          </table:table-cell>
          <table:table-cell table:formula="of:=VLOOKUP(RANDBETWEEN(1;10);[$items.$H$2:.$I$11];2;0)" office:value-type="string" office:string-value="オクラ" calcext:value-type="string">
            <text:p>オクラ</text:p>
          </table:table-cell>
          <table:table-cell table:formula="of:=RANDBETWEEN(1;10)" office:value-type="float" office:value="10" calcext:value-type="float">
            <text:p>10</text:p>
          </table:table-cell>
          <table:table-cell table:formula="of:=RANDBETWEEN(100;1000)" office:value-type="float" office:value="884" calcext:value-type="float">
            <text:p>884</text:p>
          </table:table-cell>
          <table:table-cell table:formula="of:=[.E71]*[.F71]" office:value-type="float" office:value="8840" calcext:value-type="float">
            <text:p>8840</text:p>
          </table:table-cell>
          <table:table-cell table:formula="of:=TEXT(EOMONTH(TODAY();-1)+RANDBETWEEN(1;28);&quot;yyyy-m-d&quot;)" office:value-type="string" office:string-value="2023-4-25" calcext:value-type="string">
            <text:p>2023-4-25</text:p>
          </table:table-cell>
          <table:table-cell table:number-columns-repeated="2"/>
        </table:table-row>
        <table:table-row table:style-name="ro1">
          <table:table-cell table:formula="of:=[.A71]+1" office:value-type="float" office:value="71" calcext:value-type="float">
            <text:p>71</text:p>
          </table:table-cell>
          <table:table-cell table:formula="of:=VLOOKUP(RANDBETWEEN(1;2);[items.$A$2:.$B$3];2;0)" office:value-type="string" office:string-value="神奈川県" calcext:value-type="string">
            <text:p>神奈川県</text:p>
          </table:table-cell>
          <table:table-cell table:formula="of:=IF([.$B72] = &quot;東京都&quot;; VLOOKUP(RANDBETWEEN(1;5); [$items.$E$2:.$F$6];2;0); VLOOKUP(RANDBETWEEN(1;5); [$items.$E$7:.$F$11];2;0))" office:value-type="string" office:string-value="三浦市" calcext:value-type="string">
            <text:p>三浦市</text:p>
          </table:table-cell>
          <table:table-cell table:formula="of:=VLOOKUP(RANDBETWEEN(1;10);[$items.$H$2:.$I$11];2;0)" office:value-type="string" office:string-value="ヘチマ" calcext:value-type="string">
            <text:p>ヘチマ</text:p>
          </table:table-cell>
          <table:table-cell table:formula="of:=RANDBETWEEN(1;10)" office:value-type="float" office:value="6" calcext:value-type="float">
            <text:p>6</text:p>
          </table:table-cell>
          <table:table-cell table:formula="of:=RANDBETWEEN(100;1000)" office:value-type="float" office:value="216" calcext:value-type="float">
            <text:p>216</text:p>
          </table:table-cell>
          <table:table-cell table:formula="of:=[.E72]*[.F72]" office:value-type="float" office:value="1296" calcext:value-type="float">
            <text:p>1296</text:p>
          </table:table-cell>
          <table:table-cell table:formula="of:=TEXT(EOMONTH(TODAY();-1)+RANDBETWEEN(1;28);&quot;yyyy-m-d&quot;)" office:value-type="string" office:string-value="2023-4-5" calcext:value-type="string">
            <text:p>2023-4-5</text:p>
          </table:table-cell>
          <table:table-cell table:number-columns-repeated="2"/>
        </table:table-row>
        <table:table-row table:style-name="ro1">
          <table:table-cell table:formula="of:=[.A72]+1" office:value-type="float" office:value="72" calcext:value-type="float">
            <text:p>72</text:p>
          </table:table-cell>
          <table:table-cell table:formula="of:=VLOOKUP(RANDBETWEEN(1;2);[items.$A$2:.$B$3];2;0)" office:value-type="string" office:string-value="東京都" calcext:value-type="string">
            <text:p>東京都</text:p>
          </table:table-cell>
          <table:table-cell table:formula="of:=IF([.$B73] = &quot;東京都&quot;; VLOOKUP(RANDBETWEEN(1;5); [$items.$E$2:.$F$6];2;0); VLOOKUP(RANDBETWEEN(1;5); [$items.$E$7:.$F$11];2;0))" office:value-type="string" office:string-value="港区" calcext:value-type="string">
            <text:p>港区</text:p>
          </table:table-cell>
          <table:table-cell table:formula="of:=VLOOKUP(RANDBETWEEN(1;10);[$items.$H$2:.$I$11];2;0)" office:value-type="string" office:string-value="キュウリ" calcext:value-type="string">
            <text:p>キュウリ</text:p>
          </table:table-cell>
          <table:table-cell table:formula="of:=RANDBETWEEN(1;10)" office:value-type="float" office:value="3" calcext:value-type="float">
            <text:p>3</text:p>
          </table:table-cell>
          <table:table-cell table:formula="of:=RANDBETWEEN(100;1000)" office:value-type="float" office:value="401" calcext:value-type="float">
            <text:p>401</text:p>
          </table:table-cell>
          <table:table-cell table:formula="of:=[.E73]*[.F73]" office:value-type="float" office:value="1203" calcext:value-type="float">
            <text:p>1203</text:p>
          </table:table-cell>
          <table:table-cell table:formula="of:=TEXT(EOMONTH(TODAY();-1)+RANDBETWEEN(1;28);&quot;yyyy-m-d&quot;)" office:value-type="string" office:string-value="2023-4-25" calcext:value-type="string">
            <text:p>2023-4-25</text:p>
          </table:table-cell>
          <table:table-cell table:number-columns-repeated="2"/>
        </table:table-row>
        <table:table-row table:style-name="ro1">
          <table:table-cell table:formula="of:=[.A73]+1" office:value-type="float" office:value="73" calcext:value-type="float">
            <text:p>73</text:p>
          </table:table-cell>
          <table:table-cell table:formula="of:=VLOOKUP(RANDBETWEEN(1;2);[items.$A$2:.$B$3];2;0)" office:value-type="string" office:string-value="神奈川県" calcext:value-type="string">
            <text:p>神奈川県</text:p>
          </table:table-cell>
          <table:table-cell table:formula="of:=IF([.$B74] = &quot;東京都&quot;; VLOOKUP(RANDBETWEEN(1;5); [$items.$E$2:.$F$6];2;0); VLOOKUP(RANDBETWEEN(1;5); [$items.$E$7:.$F$11];2;0))" office:value-type="string" office:string-value="茅ヶ崎市" calcext:value-type="string">
            <text:p>茅ヶ崎市</text:p>
          </table:table-cell>
          <table:table-cell table:formula="of:=VLOOKUP(RANDBETWEEN(1;10);[$items.$H$2:.$I$11];2;0)" office:value-type="string" office:string-value="ナス" calcext:value-type="string">
            <text:p>ナス</text:p>
          </table:table-cell>
          <table:table-cell table:formula="of:=RANDBETWEEN(1;10)" office:value-type="float" office:value="4" calcext:value-type="float">
            <text:p>4</text:p>
          </table:table-cell>
          <table:table-cell table:formula="of:=RANDBETWEEN(100;1000)" office:value-type="float" office:value="303" calcext:value-type="float">
            <text:p>303</text:p>
          </table:table-cell>
          <table:table-cell table:formula="of:=[.E74]*[.F74]" office:value-type="float" office:value="1212" calcext:value-type="float">
            <text:p>1212</text:p>
          </table:table-cell>
          <table:table-cell table:formula="of:=TEXT(EOMONTH(TODAY();-1)+RANDBETWEEN(1;28);&quot;yyyy-m-d&quot;)" office:value-type="string" office:string-value="2023-4-26" calcext:value-type="string">
            <text:p>2023-4-26</text:p>
          </table:table-cell>
          <table:table-cell table:number-columns-repeated="2"/>
        </table:table-row>
        <table:table-row table:style-name="ro1">
          <table:table-cell table:formula="of:=[.A74]+1" office:value-type="float" office:value="74" calcext:value-type="float">
            <text:p>74</text:p>
          </table:table-cell>
          <table:table-cell table:formula="of:=VLOOKUP(RANDBETWEEN(1;2);[items.$A$2:.$B$3];2;0)" office:value-type="string" office:string-value="神奈川県" calcext:value-type="string">
            <text:p>神奈川県</text:p>
          </table:table-cell>
          <table:table-cell table:formula="of:=IF([.$B75] = &quot;東京都&quot;; VLOOKUP(RANDBETWEEN(1;5); [$items.$E$2:.$F$6];2;0); VLOOKUP(RANDBETWEEN(1;5); [$items.$E$7:.$F$11];2;0))" office:value-type="string" office:string-value="厚木市" calcext:value-type="string">
            <text:p>厚木市</text:p>
          </table:table-cell>
          <table:table-cell table:formula="of:=VLOOKUP(RANDBETWEEN(1;10);[$items.$H$2:.$I$11];2;0)" office:value-type="string" office:string-value="ズッキーニ" calcext:value-type="string">
            <text:p>ズッキーニ</text:p>
          </table:table-cell>
          <table:table-cell table:formula="of:=RANDBETWEEN(1;10)" office:value-type="float" office:value="3" calcext:value-type="float">
            <text:p>3</text:p>
          </table:table-cell>
          <table:table-cell table:formula="of:=RANDBETWEEN(100;1000)" office:value-type="float" office:value="506" calcext:value-type="float">
            <text:p>506</text:p>
          </table:table-cell>
          <table:table-cell table:formula="of:=[.E75]*[.F75]" office:value-type="float" office:value="1518" calcext:value-type="float">
            <text:p>1518</text:p>
          </table:table-cell>
          <table:table-cell table:formula="of:=TEXT(EOMONTH(TODAY();-1)+RANDBETWEEN(1;28);&quot;yyyy-m-d&quot;)" office:value-type="string" office:string-value="2023-4-3" calcext:value-type="string">
            <text:p>2023-4-3</text:p>
          </table:table-cell>
          <table:table-cell table:number-columns-repeated="2"/>
        </table:table-row>
        <table:table-row table:style-name="ro1">
          <table:table-cell table:formula="of:=[.A75]+1" office:value-type="float" office:value="75" calcext:value-type="float">
            <text:p>75</text:p>
          </table:table-cell>
          <table:table-cell table:formula="of:=VLOOKUP(RANDBETWEEN(1;2);[items.$A$2:.$B$3];2;0)" office:value-type="string" office:string-value="東京都" calcext:value-type="string">
            <text:p>東京都</text:p>
          </table:table-cell>
          <table:table-cell table:formula="of:=IF([.$B76] = &quot;東京都&quot;; VLOOKUP(RANDBETWEEN(1;5); [$items.$E$2:.$F$6];2;0); VLOOKUP(RANDBETWEEN(1;5); [$items.$E$7:.$F$11];2;0))" office:value-type="string" office:string-value="荒川区" calcext:value-type="string">
            <text:p>荒川区</text:p>
          </table:table-cell>
          <table:table-cell table:formula="of:=VLOOKUP(RANDBETWEEN(1;10);[$items.$H$2:.$I$11];2;0)" office:value-type="string" office:string-value="ナス" calcext:value-type="string">
            <text:p>ナス</text:p>
          </table:table-cell>
          <table:table-cell table:formula="of:=RANDBETWEEN(1;10)" office:value-type="float" office:value="4" calcext:value-type="float">
            <text:p>4</text:p>
          </table:table-cell>
          <table:table-cell table:formula="of:=RANDBETWEEN(100;1000)" office:value-type="float" office:value="852" calcext:value-type="float">
            <text:p>852</text:p>
          </table:table-cell>
          <table:table-cell table:formula="of:=[.E76]*[.F76]" office:value-type="float" office:value="3408" calcext:value-type="float">
            <text:p>3408</text:p>
          </table:table-cell>
          <table:table-cell table:formula="of:=TEXT(EOMONTH(TODAY();-1)+RANDBETWEEN(1;28);&quot;yyyy-m-d&quot;)" office:value-type="string" office:string-value="2023-4-8" calcext:value-type="string">
            <text:p>2023-4-8</text:p>
          </table:table-cell>
          <table:table-cell table:number-columns-repeated="2"/>
        </table:table-row>
        <table:table-row table:style-name="ro1">
          <table:table-cell table:formula="of:=[.A76]+1" office:value-type="float" office:value="76" calcext:value-type="float">
            <text:p>76</text:p>
          </table:table-cell>
          <table:table-cell table:formula="of:=VLOOKUP(RANDBETWEEN(1;2);[items.$A$2:.$B$3];2;0)" office:value-type="string" office:string-value="神奈川県" calcext:value-type="string">
            <text:p>神奈川県</text:p>
          </table:table-cell>
          <table:table-cell table:formula="of:=IF([.$B77] = &quot;東京都&quot;; VLOOKUP(RANDBETWEEN(1;5); [$items.$E$2:.$F$6];2;0); VLOOKUP(RANDBETWEEN(1;5); [$items.$E$7:.$F$11];2;0))" office:value-type="string" office:string-value="厚木市" calcext:value-type="string">
            <text:p>厚木市</text:p>
          </table:table-cell>
          <table:table-cell table:formula="of:=VLOOKUP(RANDBETWEEN(1;10);[$items.$H$2:.$I$11];2;0)" office:value-type="string" office:string-value="ピーマン" calcext:value-type="string">
            <text:p>ピーマン</text:p>
          </table:table-cell>
          <table:table-cell table:formula="of:=RANDBETWEEN(1;10)" office:value-type="float" office:value="3" calcext:value-type="float">
            <text:p>3</text:p>
          </table:table-cell>
          <table:table-cell table:formula="of:=RANDBETWEEN(100;1000)" office:value-type="float" office:value="120" calcext:value-type="float">
            <text:p>120</text:p>
          </table:table-cell>
          <table:table-cell table:formula="of:=[.E77]*[.F77]" office:value-type="float" office:value="360" calcext:value-type="float">
            <text:p>360</text:p>
          </table:table-cell>
          <table:table-cell table:formula="of:=TEXT(EOMONTH(TODAY();-1)+RANDBETWEEN(1;28);&quot;yyyy-m-d&quot;)" office:value-type="string" office:string-value="2023-4-17" calcext:value-type="string">
            <text:p>2023-4-17</text:p>
          </table:table-cell>
          <table:table-cell table:number-columns-repeated="2"/>
        </table:table-row>
        <table:table-row table:style-name="ro1">
          <table:table-cell table:formula="of:=[.A77]+1" office:value-type="float" office:value="77" calcext:value-type="float">
            <text:p>77</text:p>
          </table:table-cell>
          <table:table-cell table:formula="of:=VLOOKUP(RANDBETWEEN(1;2);[items.$A$2:.$B$3];2;0)" office:value-type="string" office:string-value="神奈川県" calcext:value-type="string">
            <text:p>神奈川県</text:p>
          </table:table-cell>
          <table:table-cell table:formula="of:=IF([.$B78] = &quot;東京都&quot;; VLOOKUP(RANDBETWEEN(1;5); [$items.$E$2:.$F$6];2;0); VLOOKUP(RANDBETWEEN(1;5); [$items.$E$7:.$F$11];2;0))" office:value-type="string" office:string-value="逗子市" calcext:value-type="string">
            <text:p>逗子市</text:p>
          </table:table-cell>
          <table:table-cell table:formula="of:=VLOOKUP(RANDBETWEEN(1;10);[$items.$H$2:.$I$11];2;0)" office:value-type="string" office:string-value="キュウリ" calcext:value-type="string">
            <text:p>キュウリ</text:p>
          </table:table-cell>
          <table:table-cell table:formula="of:=RANDBETWEEN(1;10)" office:value-type="float" office:value="9" calcext:value-type="float">
            <text:p>9</text:p>
          </table:table-cell>
          <table:table-cell table:formula="of:=RANDBETWEEN(100;1000)" office:value-type="float" office:value="250" calcext:value-type="float">
            <text:p>250</text:p>
          </table:table-cell>
          <table:table-cell table:formula="of:=[.E78]*[.F78]" office:value-type="float" office:value="2250" calcext:value-type="float">
            <text:p>2250</text:p>
          </table:table-cell>
          <table:table-cell table:formula="of:=TEXT(EOMONTH(TODAY();-1)+RANDBETWEEN(1;28);&quot;yyyy-m-d&quot;)" office:value-type="string" office:string-value="2023-4-9" calcext:value-type="string">
            <text:p>2023-4-9</text:p>
          </table:table-cell>
          <table:table-cell table:number-columns-repeated="2"/>
        </table:table-row>
        <table:table-row table:style-name="ro1">
          <table:table-cell table:formula="of:=[.A78]+1" office:value-type="float" office:value="78" calcext:value-type="float">
            <text:p>78</text:p>
          </table:table-cell>
          <table:table-cell table:formula="of:=VLOOKUP(RANDBETWEEN(1;2);[items.$A$2:.$B$3];2;0)" office:value-type="string" office:string-value="神奈川県" calcext:value-type="string">
            <text:p>神奈川県</text:p>
          </table:table-cell>
          <table:table-cell table:formula="of:=IF([.$B79] = &quot;東京都&quot;; VLOOKUP(RANDBETWEEN(1;5); [$items.$E$2:.$F$6];2;0); VLOOKUP(RANDBETWEEN(1;5); [$items.$E$7:.$F$11];2;0))" office:value-type="string" office:string-value="三浦市" calcext:value-type="string">
            <text:p>三浦市</text:p>
          </table:table-cell>
          <table:table-cell table:formula="of:=VLOOKUP(RANDBETWEEN(1;10);[$items.$H$2:.$I$11];2;0)" office:value-type="string" office:string-value="トマト" calcext:value-type="string">
            <text:p>トマト</text:p>
          </table:table-cell>
          <table:table-cell table:formula="of:=RANDBETWEEN(1;10)" office:value-type="float" office:value="1" calcext:value-type="float">
            <text:p>1</text:p>
          </table:table-cell>
          <table:table-cell table:formula="of:=RANDBETWEEN(100;1000)" office:value-type="float" office:value="531" calcext:value-type="float">
            <text:p>531</text:p>
          </table:table-cell>
          <table:table-cell table:formula="of:=[.E79]*[.F79]" office:value-type="float" office:value="531" calcext:value-type="float">
            <text:p>531</text:p>
          </table:table-cell>
          <table:table-cell table:formula="of:=TEXT(EOMONTH(TODAY();-1)+RANDBETWEEN(1;28);&quot;yyyy-m-d&quot;)" office:value-type="string" office:string-value="2023-4-6" calcext:value-type="string">
            <text:p>2023-4-6</text:p>
          </table:table-cell>
          <table:table-cell table:number-columns-repeated="2"/>
        </table:table-row>
        <table:table-row table:style-name="ro1">
          <table:table-cell table:formula="of:=[.A79]+1" office:value-type="float" office:value="79" calcext:value-type="float">
            <text:p>79</text:p>
          </table:table-cell>
          <table:table-cell table:formula="of:=VLOOKUP(RANDBETWEEN(1;2);[items.$A$2:.$B$3];2;0)" office:value-type="string" office:string-value="東京都" calcext:value-type="string">
            <text:p>東京都</text:p>
          </table:table-cell>
          <table:table-cell table:formula="of:=IF([.$B80] = &quot;東京都&quot;; VLOOKUP(RANDBETWEEN(1;5); [$items.$E$2:.$F$6];2;0); VLOOKUP(RANDBETWEEN(1;5); [$items.$E$7:.$F$11];2;0))" office:value-type="string" office:string-value="荒川区" calcext:value-type="string">
            <text:p>荒川区</text:p>
          </table:table-cell>
          <table:table-cell table:formula="of:=VLOOKUP(RANDBETWEEN(1;10);[$items.$H$2:.$I$11];2;0)" office:value-type="string" office:string-value="ヘチマ" calcext:value-type="string">
            <text:p>ヘチマ</text:p>
          </table:table-cell>
          <table:table-cell table:formula="of:=RANDBETWEEN(1;10)" office:value-type="float" office:value="2" calcext:value-type="float">
            <text:p>2</text:p>
          </table:table-cell>
          <table:table-cell table:formula="of:=RANDBETWEEN(100;1000)" office:value-type="float" office:value="179" calcext:value-type="float">
            <text:p>179</text:p>
          </table:table-cell>
          <table:table-cell table:formula="of:=[.E80]*[.F80]" office:value-type="float" office:value="358" calcext:value-type="float">
            <text:p>358</text:p>
          </table:table-cell>
          <table:table-cell table:formula="of:=TEXT(EOMONTH(TODAY();-1)+RANDBETWEEN(1;28);&quot;yyyy-m-d&quot;)" office:value-type="string" office:string-value="2023-4-10" calcext:value-type="string">
            <text:p>2023-4-10</text:p>
          </table:table-cell>
          <table:table-cell table:number-columns-repeated="2"/>
        </table:table-row>
        <table:table-row table:style-name="ro1">
          <table:table-cell table:formula="of:=[.A80]+1" office:value-type="float" office:value="80" calcext:value-type="float">
            <text:p>80</text:p>
          </table:table-cell>
          <table:table-cell table:formula="of:=VLOOKUP(RANDBETWEEN(1;2);[items.$A$2:.$B$3];2;0)" office:value-type="string" office:string-value="神奈川県" calcext:value-type="string">
            <text:p>神奈川県</text:p>
          </table:table-cell>
          <table:table-cell table:formula="of:=IF([.$B81] = &quot;東京都&quot;; VLOOKUP(RANDBETWEEN(1;5); [$items.$E$2:.$F$6];2;0); VLOOKUP(RANDBETWEEN(1;5); [$items.$E$7:.$F$11];2;0))" office:value-type="string" office:string-value="秦野市" calcext:value-type="string">
            <text:p>秦野市</text:p>
          </table:table-cell>
          <table:table-cell table:formula="of:=VLOOKUP(RANDBETWEEN(1;10);[$items.$H$2:.$I$11];2;0)" office:value-type="string" office:string-value="ヘチマ" calcext:value-type="string">
            <text:p>ヘチマ</text:p>
          </table:table-cell>
          <table:table-cell table:formula="of:=RANDBETWEEN(1;10)" office:value-type="float" office:value="5" calcext:value-type="float">
            <text:p>5</text:p>
          </table:table-cell>
          <table:table-cell table:formula="of:=RANDBETWEEN(100;1000)" office:value-type="float" office:value="590" calcext:value-type="float">
            <text:p>590</text:p>
          </table:table-cell>
          <table:table-cell table:formula="of:=[.E81]*[.F81]" office:value-type="float" office:value="2950" calcext:value-type="float">
            <text:p>2950</text:p>
          </table:table-cell>
          <table:table-cell table:formula="of:=TEXT(EOMONTH(TODAY();-1)+RANDBETWEEN(1;28);&quot;yyyy-m-d&quot;)" office:value-type="string" office:string-value="2023-4-19" calcext:value-type="string">
            <text:p>2023-4-19</text:p>
          </table:table-cell>
          <table:table-cell table:number-columns-repeated="2"/>
        </table:table-row>
        <table:table-row table:style-name="ro1">
          <table:table-cell table:formula="of:=[.A81]+1" office:value-type="float" office:value="81" calcext:value-type="float">
            <text:p>81</text:p>
          </table:table-cell>
          <table:table-cell table:formula="of:=VLOOKUP(RANDBETWEEN(1;2);[items.$A$2:.$B$3];2;0)" office:value-type="string" office:string-value="東京都" calcext:value-type="string">
            <text:p>東京都</text:p>
          </table:table-cell>
          <table:table-cell table:formula="of:=IF([.$B82] = &quot;東京都&quot;; VLOOKUP(RANDBETWEEN(1;5); [$items.$E$2:.$F$6];2;0); VLOOKUP(RANDBETWEEN(1;5); [$items.$E$7:.$F$11];2;0))" office:value-type="string" office:string-value="江東区" calcext:value-type="string">
            <text:p>江東区</text:p>
          </table:table-cell>
          <table:table-cell table:formula="of:=VLOOKUP(RANDBETWEEN(1;10);[$items.$H$2:.$I$11];2;0)" office:value-type="string" office:string-value="ピーマン" calcext:value-type="string">
            <text:p>ピーマン</text:p>
          </table:table-cell>
          <table:table-cell table:formula="of:=RANDBETWEEN(1;10)" office:value-type="float" office:value="8" calcext:value-type="float">
            <text:p>8</text:p>
          </table:table-cell>
          <table:table-cell table:formula="of:=RANDBETWEEN(100;1000)" office:value-type="float" office:value="351" calcext:value-type="float">
            <text:p>351</text:p>
          </table:table-cell>
          <table:table-cell table:formula="of:=[.E82]*[.F82]" office:value-type="float" office:value="2808" calcext:value-type="float">
            <text:p>2808</text:p>
          </table:table-cell>
          <table:table-cell table:formula="of:=TEXT(EOMONTH(TODAY();-1)+RANDBETWEEN(1;28);&quot;yyyy-m-d&quot;)" office:value-type="string" office:string-value="2023-4-20" calcext:value-type="string">
            <text:p>2023-4-20</text:p>
          </table:table-cell>
          <table:table-cell table:number-columns-repeated="2"/>
        </table:table-row>
        <table:table-row table:style-name="ro1">
          <table:table-cell table:formula="of:=[.A82]+1" office:value-type="float" office:value="82" calcext:value-type="float">
            <text:p>82</text:p>
          </table:table-cell>
          <table:table-cell table:formula="of:=VLOOKUP(RANDBETWEEN(1;2);[items.$A$2:.$B$3];2;0)" office:value-type="string" office:string-value="東京都" calcext:value-type="string">
            <text:p>東京都</text:p>
          </table:table-cell>
          <table:table-cell table:formula="of:=IF([.$B83] = &quot;東京都&quot;; VLOOKUP(RANDBETWEEN(1;5); [$items.$E$2:.$F$6];2;0); VLOOKUP(RANDBETWEEN(1;5); [$items.$E$7:.$F$11];2;0))" office:value-type="string" office:string-value="江東区" calcext:value-type="string">
            <text:p>江東区</text:p>
          </table:table-cell>
          <table:table-cell table:formula="of:=VLOOKUP(RANDBETWEEN(1;10);[$items.$H$2:.$I$11];2;0)" office:value-type="string" office:string-value="シロウリ" calcext:value-type="string">
            <text:p>シロウリ</text:p>
          </table:table-cell>
          <table:table-cell table:formula="of:=RANDBETWEEN(1;10)" office:value-type="float" office:value="5" calcext:value-type="float">
            <text:p>5</text:p>
          </table:table-cell>
          <table:table-cell table:formula="of:=RANDBETWEEN(100;1000)" office:value-type="float" office:value="118" calcext:value-type="float">
            <text:p>118</text:p>
          </table:table-cell>
          <table:table-cell table:formula="of:=[.E83]*[.F83]" office:value-type="float" office:value="590" calcext:value-type="float">
            <text:p>590</text:p>
          </table:table-cell>
          <table:table-cell table:formula="of:=TEXT(EOMONTH(TODAY();-1)+RANDBETWEEN(1;28);&quot;yyyy-m-d&quot;)" office:value-type="string" office:string-value="2023-4-11" calcext:value-type="string">
            <text:p>2023-4-11</text:p>
          </table:table-cell>
          <table:table-cell table:number-columns-repeated="2"/>
        </table:table-row>
        <table:table-row table:style-name="ro1">
          <table:table-cell table:formula="of:=[.A83]+1" office:value-type="float" office:value="83" calcext:value-type="float">
            <text:p>83</text:p>
          </table:table-cell>
          <table:table-cell table:formula="of:=VLOOKUP(RANDBETWEEN(1;2);[items.$A$2:.$B$3];2;0)" office:value-type="string" office:string-value="東京都" calcext:value-type="string">
            <text:p>東京都</text:p>
          </table:table-cell>
          <table:table-cell table:formula="of:=IF([.$B84] = &quot;東京都&quot;; VLOOKUP(RANDBETWEEN(1;5); [$items.$E$2:.$F$6];2;0); VLOOKUP(RANDBETWEEN(1;5); [$items.$E$7:.$F$11];2;0))" office:value-type="string" office:string-value="葛飾区" calcext:value-type="string">
            <text:p>葛飾区</text:p>
          </table:table-cell>
          <table:table-cell table:formula="of:=VLOOKUP(RANDBETWEEN(1;10);[$items.$H$2:.$I$11];2;0)" office:value-type="string" office:string-value="トマト" calcext:value-type="string">
            <text:p>トマト</text:p>
          </table:table-cell>
          <table:table-cell table:formula="of:=RANDBETWEEN(1;10)" office:value-type="float" office:value="6" calcext:value-type="float">
            <text:p>6</text:p>
          </table:table-cell>
          <table:table-cell table:formula="of:=RANDBETWEEN(100;1000)" office:value-type="float" office:value="122" calcext:value-type="float">
            <text:p>122</text:p>
          </table:table-cell>
          <table:table-cell table:formula="of:=[.E84]*[.F84]" office:value-type="float" office:value="732" calcext:value-type="float">
            <text:p>732</text:p>
          </table:table-cell>
          <table:table-cell table:formula="of:=TEXT(EOMONTH(TODAY();-1)+RANDBETWEEN(1;28);&quot;yyyy-m-d&quot;)" office:value-type="string" office:string-value="2023-4-23" calcext:value-type="string">
            <text:p>2023-4-23</text:p>
          </table:table-cell>
          <table:table-cell table:number-columns-repeated="2"/>
        </table:table-row>
        <table:table-row table:style-name="ro1">
          <table:table-cell table:formula="of:=[.A84]+1" office:value-type="float" office:value="84" calcext:value-type="float">
            <text:p>84</text:p>
          </table:table-cell>
          <table:table-cell table:formula="of:=VLOOKUP(RANDBETWEEN(1;2);[items.$A$2:.$B$3];2;0)" office:value-type="string" office:string-value="東京都" calcext:value-type="string">
            <text:p>東京都</text:p>
          </table:table-cell>
          <table:table-cell table:formula="of:=IF([.$B85] = &quot;東京都&quot;; VLOOKUP(RANDBETWEEN(1;5); [$items.$E$2:.$F$6];2;0); VLOOKUP(RANDBETWEEN(1;5); [$items.$E$7:.$F$11];2;0))" office:value-type="string" office:string-value="江戸川区" calcext:value-type="string">
            <text:p>江戸川区</text:p>
          </table:table-cell>
          <table:table-cell table:formula="of:=VLOOKUP(RANDBETWEEN(1;10);[$items.$H$2:.$I$11];2;0)" office:value-type="string" office:string-value="ピーマン" calcext:value-type="string">
            <text:p>ピーマン</text:p>
          </table:table-cell>
          <table:table-cell table:formula="of:=RANDBETWEEN(1;10)" office:value-type="float" office:value="6" calcext:value-type="float">
            <text:p>6</text:p>
          </table:table-cell>
          <table:table-cell table:formula="of:=RANDBETWEEN(100;1000)" office:value-type="float" office:value="697" calcext:value-type="float">
            <text:p>697</text:p>
          </table:table-cell>
          <table:table-cell table:formula="of:=[.E85]*[.F85]" office:value-type="float" office:value="4182" calcext:value-type="float">
            <text:p>4182</text:p>
          </table:table-cell>
          <table:table-cell table:formula="of:=TEXT(EOMONTH(TODAY();-1)+RANDBETWEEN(1;28);&quot;yyyy-m-d&quot;)" office:value-type="string" office:string-value="2023-4-22" calcext:value-type="string">
            <text:p>2023-4-22</text:p>
          </table:table-cell>
          <table:table-cell table:number-columns-repeated="2"/>
        </table:table-row>
        <table:table-row table:style-name="ro1">
          <table:table-cell table:formula="of:=[.A85]+1" office:value-type="float" office:value="85" calcext:value-type="float">
            <text:p>85</text:p>
          </table:table-cell>
          <table:table-cell table:formula="of:=VLOOKUP(RANDBETWEEN(1;2);[items.$A$2:.$B$3];2;0)" office:value-type="string" office:string-value="神奈川県" calcext:value-type="string">
            <text:p>神奈川県</text:p>
          </table:table-cell>
          <table:table-cell table:formula="of:=IF([.$B86] = &quot;東京都&quot;; VLOOKUP(RANDBETWEEN(1;5); [$items.$E$2:.$F$6];2;0); VLOOKUP(RANDBETWEEN(1;5); [$items.$E$7:.$F$11];2;0))" office:value-type="string" office:string-value="三浦市" calcext:value-type="string">
            <text:p>三浦市</text:p>
          </table:table-cell>
          <table:table-cell table:formula="of:=VLOOKUP(RANDBETWEEN(1;10);[$items.$H$2:.$I$11];2;0)" office:value-type="string" office:string-value="ズッキーニ" calcext:value-type="string">
            <text:p>ズッキーニ</text:p>
          </table:table-cell>
          <table:table-cell table:formula="of:=RANDBETWEEN(1;10)" office:value-type="float" office:value="3" calcext:value-type="float">
            <text:p>3</text:p>
          </table:table-cell>
          <table:table-cell table:formula="of:=RANDBETWEEN(100;1000)" office:value-type="float" office:value="353" calcext:value-type="float">
            <text:p>353</text:p>
          </table:table-cell>
          <table:table-cell table:formula="of:=[.E86]*[.F86]" office:value-type="float" office:value="1059" calcext:value-type="float">
            <text:p>1059</text:p>
          </table:table-cell>
          <table:table-cell table:formula="of:=TEXT(EOMONTH(TODAY();-1)+RANDBETWEEN(1;28);&quot;yyyy-m-d&quot;)" office:value-type="string" office:string-value="2023-4-18" calcext:value-type="string">
            <text:p>2023-4-18</text:p>
          </table:table-cell>
          <table:table-cell table:number-columns-repeated="2"/>
        </table:table-row>
        <table:table-row table:style-name="ro1">
          <table:table-cell table:formula="of:=[.A86]+1" office:value-type="float" office:value="86" calcext:value-type="float">
            <text:p>86</text:p>
          </table:table-cell>
          <table:table-cell table:formula="of:=VLOOKUP(RANDBETWEEN(1;2);[items.$A$2:.$B$3];2;0)" office:value-type="string" office:string-value="東京都" calcext:value-type="string">
            <text:p>東京都</text:p>
          </table:table-cell>
          <table:table-cell table:formula="of:=IF([.$B87] = &quot;東京都&quot;; VLOOKUP(RANDBETWEEN(1;5); [$items.$E$2:.$F$6];2;0); VLOOKUP(RANDBETWEEN(1;5); [$items.$E$7:.$F$11];2;0))" office:value-type="string" office:string-value="港区" calcext:value-type="string">
            <text:p>港区</text:p>
          </table:table-cell>
          <table:table-cell table:formula="of:=VLOOKUP(RANDBETWEEN(1;10);[$items.$H$2:.$I$11];2;0)" office:value-type="string" office:string-value="オクラ" calcext:value-type="string">
            <text:p>オクラ</text:p>
          </table:table-cell>
          <table:table-cell table:formula="of:=RANDBETWEEN(1;10)" office:value-type="float" office:value="8" calcext:value-type="float">
            <text:p>8</text:p>
          </table:table-cell>
          <table:table-cell table:formula="of:=RANDBETWEEN(100;1000)" office:value-type="float" office:value="217" calcext:value-type="float">
            <text:p>217</text:p>
          </table:table-cell>
          <table:table-cell table:formula="of:=[.E87]*[.F87]" office:value-type="float" office:value="1736" calcext:value-type="float">
            <text:p>1736</text:p>
          </table:table-cell>
          <table:table-cell table:formula="of:=TEXT(EOMONTH(TODAY();-1)+RANDBETWEEN(1;28);&quot;yyyy-m-d&quot;)" office:value-type="string" office:string-value="2023-4-11" calcext:value-type="string">
            <text:p>2023-4-11</text:p>
          </table:table-cell>
          <table:table-cell table:number-columns-repeated="2"/>
        </table:table-row>
        <table:table-row table:style-name="ro1">
          <table:table-cell table:formula="of:=[.A87]+1" office:value-type="float" office:value="87" calcext:value-type="float">
            <text:p>87</text:p>
          </table:table-cell>
          <table:table-cell table:formula="of:=VLOOKUP(RANDBETWEEN(1;2);[items.$A$2:.$B$3];2;0)" office:value-type="string" office:string-value="東京都" calcext:value-type="string">
            <text:p>東京都</text:p>
          </table:table-cell>
          <table:table-cell table:formula="of:=IF([.$B88] = &quot;東京都&quot;; VLOOKUP(RANDBETWEEN(1;5); [$items.$E$2:.$F$6];2;0); VLOOKUP(RANDBETWEEN(1;5); [$items.$E$7:.$F$11];2;0))" office:value-type="string" office:string-value="港区" calcext:value-type="string">
            <text:p>港区</text:p>
          </table:table-cell>
          <table:table-cell table:formula="of:=VLOOKUP(RANDBETWEEN(1;10);[$items.$H$2:.$I$11];2;0)" office:value-type="string" office:string-value="ナス" calcext:value-type="string">
            <text:p>ナス</text:p>
          </table:table-cell>
          <table:table-cell table:formula="of:=RANDBETWEEN(1;10)" office:value-type="float" office:value="5" calcext:value-type="float">
            <text:p>5</text:p>
          </table:table-cell>
          <table:table-cell table:formula="of:=RANDBETWEEN(100;1000)" office:value-type="float" office:value="291" calcext:value-type="float">
            <text:p>291</text:p>
          </table:table-cell>
          <table:table-cell table:formula="of:=[.E88]*[.F88]" office:value-type="float" office:value="1455" calcext:value-type="float">
            <text:p>1455</text:p>
          </table:table-cell>
          <table:table-cell table:formula="of:=TEXT(EOMONTH(TODAY();-1)+RANDBETWEEN(1;28);&quot;yyyy-m-d&quot;)" office:value-type="string" office:string-value="2023-4-24" calcext:value-type="string">
            <text:p>2023-4-24</text:p>
          </table:table-cell>
          <table:table-cell table:number-columns-repeated="2"/>
        </table:table-row>
        <table:table-row table:style-name="ro1">
          <table:table-cell table:formula="of:=[.A88]+1" office:value-type="float" office:value="88" calcext:value-type="float">
            <text:p>88</text:p>
          </table:table-cell>
          <table:table-cell table:formula="of:=VLOOKUP(RANDBETWEEN(1;2);[items.$A$2:.$B$3];2;0)" office:value-type="string" office:string-value="東京都" calcext:value-type="string">
            <text:p>東京都</text:p>
          </table:table-cell>
          <table:table-cell table:formula="of:=IF([.$B89] = &quot;東京都&quot;; VLOOKUP(RANDBETWEEN(1;5); [$items.$E$2:.$F$6];2;0); VLOOKUP(RANDBETWEEN(1;5); [$items.$E$7:.$F$11];2;0))" office:value-type="string" office:string-value="葛飾区" calcext:value-type="string">
            <text:p>葛飾区</text:p>
          </table:table-cell>
          <table:table-cell table:formula="of:=VLOOKUP(RANDBETWEEN(1;10);[$items.$H$2:.$I$11];2;0)" office:value-type="string" office:string-value="トウガラシ" calcext:value-type="string">
            <text:p>トウガラシ</text:p>
          </table:table-cell>
          <table:table-cell table:formula="of:=RANDBETWEEN(1;10)" office:value-type="float" office:value="1" calcext:value-type="float">
            <text:p>1</text:p>
          </table:table-cell>
          <table:table-cell table:formula="of:=RANDBETWEEN(100;1000)" office:value-type="float" office:value="850" calcext:value-type="float">
            <text:p>850</text:p>
          </table:table-cell>
          <table:table-cell table:formula="of:=[.E89]*[.F89]" office:value-type="float" office:value="850" calcext:value-type="float">
            <text:p>850</text:p>
          </table:table-cell>
          <table:table-cell table:formula="of:=TEXT(EOMONTH(TODAY();-1)+RANDBETWEEN(1;28);&quot;yyyy-m-d&quot;)" office:value-type="string" office:string-value="2023-4-4" calcext:value-type="string">
            <text:p>2023-4-4</text:p>
          </table:table-cell>
          <table:table-cell table:number-columns-repeated="2"/>
        </table:table-row>
        <table:table-row table:style-name="ro1">
          <table:table-cell table:formula="of:=[.A89]+1" office:value-type="float" office:value="89" calcext:value-type="float">
            <text:p>89</text:p>
          </table:table-cell>
          <table:table-cell table:formula="of:=VLOOKUP(RANDBETWEEN(1;2);[items.$A$2:.$B$3];2;0)" office:value-type="string" office:string-value="神奈川県" calcext:value-type="string">
            <text:p>神奈川県</text:p>
          </table:table-cell>
          <table:table-cell table:formula="of:=IF([.$B90] = &quot;東京都&quot;; VLOOKUP(RANDBETWEEN(1;5); [$items.$E$2:.$F$6];2;0); VLOOKUP(RANDBETWEEN(1;5); [$items.$E$7:.$F$11];2;0))" office:value-type="string" office:string-value="厚木市" calcext:value-type="string">
            <text:p>厚木市</text:p>
          </table:table-cell>
          <table:table-cell table:formula="of:=VLOOKUP(RANDBETWEEN(1;10);[$items.$H$2:.$I$11];2;0)" office:value-type="string" office:string-value="オクラ" calcext:value-type="string">
            <text:p>オクラ</text:p>
          </table:table-cell>
          <table:table-cell table:formula="of:=RANDBETWEEN(1;10)" office:value-type="float" office:value="6" calcext:value-type="float">
            <text:p>6</text:p>
          </table:table-cell>
          <table:table-cell table:formula="of:=RANDBETWEEN(100;1000)" office:value-type="float" office:value="350" calcext:value-type="float">
            <text:p>350</text:p>
          </table:table-cell>
          <table:table-cell table:formula="of:=[.E90]*[.F90]" office:value-type="float" office:value="2100" calcext:value-type="float">
            <text:p>2100</text:p>
          </table:table-cell>
          <table:table-cell table:formula="of:=TEXT(EOMONTH(TODAY();-1)+RANDBETWEEN(1;28);&quot;yyyy-m-d&quot;)" office:value-type="string" office:string-value="2023-4-14" calcext:value-type="string">
            <text:p>2023-4-14</text:p>
          </table:table-cell>
          <table:table-cell table:number-columns-repeated="2"/>
        </table:table-row>
        <table:table-row table:style-name="ro1">
          <table:table-cell table:formula="of:=[.A90]+1" office:value-type="float" office:value="90" calcext:value-type="float">
            <text:p>90</text:p>
          </table:table-cell>
          <table:table-cell table:formula="of:=VLOOKUP(RANDBETWEEN(1;2);[items.$A$2:.$B$3];2;0)" office:value-type="string" office:string-value="東京都" calcext:value-type="string">
            <text:p>東京都</text:p>
          </table:table-cell>
          <table:table-cell table:formula="of:=IF([.$B91] = &quot;東京都&quot;; VLOOKUP(RANDBETWEEN(1;5); [$items.$E$2:.$F$6];2;0); VLOOKUP(RANDBETWEEN(1;5); [$items.$E$7:.$F$11];2;0))" office:value-type="string" office:string-value="葛飾区" calcext:value-type="string">
            <text:p>葛飾区</text:p>
          </table:table-cell>
          <table:table-cell table:formula="of:=VLOOKUP(RANDBETWEEN(1;10);[$items.$H$2:.$I$11];2;0)" office:value-type="string" office:string-value="ズッキーニ" calcext:value-type="string">
            <text:p>ズッキーニ</text:p>
          </table:table-cell>
          <table:table-cell table:formula="of:=RANDBETWEEN(1;10)" office:value-type="float" office:value="7" calcext:value-type="float">
            <text:p>7</text:p>
          </table:table-cell>
          <table:table-cell table:formula="of:=RANDBETWEEN(100;1000)" office:value-type="float" office:value="898" calcext:value-type="float">
            <text:p>898</text:p>
          </table:table-cell>
          <table:table-cell table:formula="of:=[.E91]*[.F91]" office:value-type="float" office:value="6286" calcext:value-type="float">
            <text:p>6286</text:p>
          </table:table-cell>
          <table:table-cell table:formula="of:=TEXT(EOMONTH(TODAY();-1)+RANDBETWEEN(1;28);&quot;yyyy-m-d&quot;)" office:value-type="string" office:string-value="2023-4-23" calcext:value-type="string">
            <text:p>2023-4-23</text:p>
          </table:table-cell>
          <table:table-cell table:number-columns-repeated="2"/>
        </table:table-row>
        <table:table-row table:style-name="ro1">
          <table:table-cell table:formula="of:=[.A91]+1" office:value-type="float" office:value="91" calcext:value-type="float">
            <text:p>91</text:p>
          </table:table-cell>
          <table:table-cell table:formula="of:=VLOOKUP(RANDBETWEEN(1;2);[items.$A$2:.$B$3];2;0)" office:value-type="string" office:string-value="神奈川県" calcext:value-type="string">
            <text:p>神奈川県</text:p>
          </table:table-cell>
          <table:table-cell table:formula="of:=IF([.$B92] = &quot;東京都&quot;; VLOOKUP(RANDBETWEEN(1;5); [$items.$E$2:.$F$6];2;0); VLOOKUP(RANDBETWEEN(1;5); [$items.$E$7:.$F$11];2;0))" office:value-type="string" office:string-value="逗子市" calcext:value-type="string">
            <text:p>逗子市</text:p>
          </table:table-cell>
          <table:table-cell table:formula="of:=VLOOKUP(RANDBETWEEN(1;10);[$items.$H$2:.$I$11];2;0)" office:value-type="string" office:string-value="ヘチマ" calcext:value-type="string">
            <text:p>ヘチマ</text:p>
          </table:table-cell>
          <table:table-cell table:formula="of:=RANDBETWEEN(1;10)" office:value-type="float" office:value="4" calcext:value-type="float">
            <text:p>4</text:p>
          </table:table-cell>
          <table:table-cell table:formula="of:=RANDBETWEEN(100;1000)" office:value-type="float" office:value="643" calcext:value-type="float">
            <text:p>643</text:p>
          </table:table-cell>
          <table:table-cell table:formula="of:=[.E92]*[.F92]" office:value-type="float" office:value="2572" calcext:value-type="float">
            <text:p>2572</text:p>
          </table:table-cell>
          <table:table-cell table:formula="of:=TEXT(EOMONTH(TODAY();-1)+RANDBETWEEN(1;28);&quot;yyyy-m-d&quot;)" office:value-type="string" office:string-value="2023-4-13" calcext:value-type="string">
            <text:p>2023-4-13</text:p>
          </table:table-cell>
          <table:table-cell table:number-columns-repeated="2"/>
        </table:table-row>
        <table:table-row table:style-name="ro1">
          <table:table-cell table:formula="of:=[.A92]+1" office:value-type="float" office:value="92" calcext:value-type="float">
            <text:p>92</text:p>
          </table:table-cell>
          <table:table-cell table:formula="of:=VLOOKUP(RANDBETWEEN(1;2);[items.$A$2:.$B$3];2;0)" office:value-type="string" office:string-value="神奈川県" calcext:value-type="string">
            <text:p>神奈川県</text:p>
          </table:table-cell>
          <table:table-cell table:formula="of:=IF([.$B93] = &quot;東京都&quot;; VLOOKUP(RANDBETWEEN(1;5); [$items.$E$2:.$F$6];2;0); VLOOKUP(RANDBETWEEN(1;5); [$items.$E$7:.$F$11];2;0))" office:value-type="string" office:string-value="秦野市" calcext:value-type="string">
            <text:p>秦野市</text:p>
          </table:table-cell>
          <table:table-cell table:formula="of:=VLOOKUP(RANDBETWEEN(1;10);[$items.$H$2:.$I$11];2;0)" office:value-type="string" office:string-value="ヘチマ" calcext:value-type="string">
            <text:p>ヘチマ</text:p>
          </table:table-cell>
          <table:table-cell table:formula="of:=RANDBETWEEN(1;10)" office:value-type="float" office:value="3" calcext:value-type="float">
            <text:p>3</text:p>
          </table:table-cell>
          <table:table-cell table:formula="of:=RANDBETWEEN(100;1000)" office:value-type="float" office:value="397" calcext:value-type="float">
            <text:p>397</text:p>
          </table:table-cell>
          <table:table-cell table:formula="of:=[.E93]*[.F93]" office:value-type="float" office:value="1191" calcext:value-type="float">
            <text:p>1191</text:p>
          </table:table-cell>
          <table:table-cell table:formula="of:=TEXT(EOMONTH(TODAY();-1)+RANDBETWEEN(1;28);&quot;yyyy-m-d&quot;)" office:value-type="string" office:string-value="2023-4-7" calcext:value-type="string">
            <text:p>2023-4-7</text:p>
          </table:table-cell>
          <table:table-cell table:number-columns-repeated="2"/>
        </table:table-row>
        <table:table-row table:style-name="ro1">
          <table:table-cell table:formula="of:=[.A93]+1" office:value-type="float" office:value="93" calcext:value-type="float">
            <text:p>93</text:p>
          </table:table-cell>
          <table:table-cell table:formula="of:=VLOOKUP(RANDBETWEEN(1;2);[items.$A$2:.$B$3];2;0)" office:value-type="string" office:string-value="神奈川県" calcext:value-type="string">
            <text:p>神奈川県</text:p>
          </table:table-cell>
          <table:table-cell table:formula="of:=IF([.$B94] = &quot;東京都&quot;; VLOOKUP(RANDBETWEEN(1;5); [$items.$E$2:.$F$6];2;0); VLOOKUP(RANDBETWEEN(1;5); [$items.$E$7:.$F$11];2;0))" office:value-type="string" office:string-value="茅ヶ崎市" calcext:value-type="string">
            <text:p>茅ヶ崎市</text:p>
          </table:table-cell>
          <table:table-cell table:formula="of:=VLOOKUP(RANDBETWEEN(1;10);[$items.$H$2:.$I$11];2;0)" office:value-type="string" office:string-value="トウガラシ" calcext:value-type="string">
            <text:p>トウガラシ</text:p>
          </table:table-cell>
          <table:table-cell table:formula="of:=RANDBETWEEN(1;10)" office:value-type="float" office:value="6" calcext:value-type="float">
            <text:p>6</text:p>
          </table:table-cell>
          <table:table-cell table:formula="of:=RANDBETWEEN(100;1000)" office:value-type="float" office:value="681" calcext:value-type="float">
            <text:p>681</text:p>
          </table:table-cell>
          <table:table-cell table:formula="of:=[.E94]*[.F94]" office:value-type="float" office:value="4086" calcext:value-type="float">
            <text:p>4086</text:p>
          </table:table-cell>
          <table:table-cell table:formula="of:=TEXT(EOMONTH(TODAY();-1)+RANDBETWEEN(1;28);&quot;yyyy-m-d&quot;)" office:value-type="string" office:string-value="2023-4-26" calcext:value-type="string">
            <text:p>2023-4-26</text:p>
          </table:table-cell>
          <table:table-cell table:number-columns-repeated="2"/>
        </table:table-row>
        <table:table-row table:style-name="ro1">
          <table:table-cell table:formula="of:=[.A94]+1" office:value-type="float" office:value="94" calcext:value-type="float">
            <text:p>94</text:p>
          </table:table-cell>
          <table:table-cell table:formula="of:=VLOOKUP(RANDBETWEEN(1;2);[items.$A$2:.$B$3];2;0)" office:value-type="string" office:string-value="神奈川県" calcext:value-type="string">
            <text:p>神奈川県</text:p>
          </table:table-cell>
          <table:table-cell table:formula="of:=IF([.$B95] = &quot;東京都&quot;; VLOOKUP(RANDBETWEEN(1;5); [$items.$E$2:.$F$6];2;0); VLOOKUP(RANDBETWEEN(1;5); [$items.$E$7:.$F$11];2;0))" office:value-type="string" office:string-value="秦野市" calcext:value-type="string">
            <text:p>秦野市</text:p>
          </table:table-cell>
          <table:table-cell table:formula="of:=VLOOKUP(RANDBETWEEN(1;10);[$items.$H$2:.$I$11];2;0)" office:value-type="string" office:string-value="キュウリ" calcext:value-type="string">
            <text:p>キュウリ</text:p>
          </table:table-cell>
          <table:table-cell table:formula="of:=RANDBETWEEN(1;10)" office:value-type="float" office:value="6" calcext:value-type="float">
            <text:p>6</text:p>
          </table:table-cell>
          <table:table-cell table:formula="of:=RANDBETWEEN(100;1000)" office:value-type="float" office:value="991" calcext:value-type="float">
            <text:p>991</text:p>
          </table:table-cell>
          <table:table-cell table:formula="of:=[.E95]*[.F95]" office:value-type="float" office:value="5946" calcext:value-type="float">
            <text:p>5946</text:p>
          </table:table-cell>
          <table:table-cell table:formula="of:=TEXT(EOMONTH(TODAY();-1)+RANDBETWEEN(1;28);&quot;yyyy-m-d&quot;)" office:value-type="string" office:string-value="2023-4-13" calcext:value-type="string">
            <text:p>2023-4-13</text:p>
          </table:table-cell>
          <table:table-cell table:number-columns-repeated="2"/>
        </table:table-row>
        <table:table-row table:style-name="ro1">
          <table:table-cell table:formula="of:=[.A95]+1" office:value-type="float" office:value="95" calcext:value-type="float">
            <text:p>95</text:p>
          </table:table-cell>
          <table:table-cell table:formula="of:=VLOOKUP(RANDBETWEEN(1;2);[items.$A$2:.$B$3];2;0)" office:value-type="string" office:string-value="神奈川県" calcext:value-type="string">
            <text:p>神奈川県</text:p>
          </table:table-cell>
          <table:table-cell table:formula="of:=IF([.$B96] = &quot;東京都&quot;; VLOOKUP(RANDBETWEEN(1;5); [$items.$E$2:.$F$6];2;0); VLOOKUP(RANDBETWEEN(1;5); [$items.$E$7:.$F$11];2;0))" office:value-type="string" office:string-value="三浦市" calcext:value-type="string">
            <text:p>三浦市</text:p>
          </table:table-cell>
          <table:table-cell table:formula="of:=VLOOKUP(RANDBETWEEN(1;10);[$items.$H$2:.$I$11];2;0)" office:value-type="string" office:string-value="キュウリ" calcext:value-type="string">
            <text:p>キュウリ</text:p>
          </table:table-cell>
          <table:table-cell table:formula="of:=RANDBETWEEN(1;10)" office:value-type="float" office:value="6" calcext:value-type="float">
            <text:p>6</text:p>
          </table:table-cell>
          <table:table-cell table:formula="of:=RANDBETWEEN(100;1000)" office:value-type="float" office:value="959" calcext:value-type="float">
            <text:p>959</text:p>
          </table:table-cell>
          <table:table-cell table:formula="of:=[.E96]*[.F96]" office:value-type="float" office:value="5754" calcext:value-type="float">
            <text:p>5754</text:p>
          </table:table-cell>
          <table:table-cell table:formula="of:=TEXT(EOMONTH(TODAY();-1)+RANDBETWEEN(1;28);&quot;yyyy-m-d&quot;)" office:value-type="string" office:string-value="2023-4-19" calcext:value-type="string">
            <text:p>2023-4-19</text:p>
          </table:table-cell>
          <table:table-cell table:number-columns-repeated="2"/>
        </table:table-row>
        <table:table-row table:style-name="ro1">
          <table:table-cell table:formula="of:=[.A96]+1" office:value-type="float" office:value="96" calcext:value-type="float">
            <text:p>96</text:p>
          </table:table-cell>
          <table:table-cell table:formula="of:=VLOOKUP(RANDBETWEEN(1;2);[items.$A$2:.$B$3];2;0)" office:value-type="string" office:string-value="神奈川県" calcext:value-type="string">
            <text:p>神奈川県</text:p>
          </table:table-cell>
          <table:table-cell table:formula="of:=IF([.$B97] = &quot;東京都&quot;; VLOOKUP(RANDBETWEEN(1;5); [$items.$E$2:.$F$6];2;0); VLOOKUP(RANDBETWEEN(1;5); [$items.$E$7:.$F$11];2;0))" office:value-type="string" office:string-value="逗子市" calcext:value-type="string">
            <text:p>逗子市</text:p>
          </table:table-cell>
          <table:table-cell table:formula="of:=VLOOKUP(RANDBETWEEN(1;10);[$items.$H$2:.$I$11];2;0)" office:value-type="string" office:string-value="ズッキーニ" calcext:value-type="string">
            <text:p>ズッキーニ</text:p>
          </table:table-cell>
          <table:table-cell table:formula="of:=RANDBETWEEN(1;10)" office:value-type="float" office:value="1" calcext:value-type="float">
            <text:p>1</text:p>
          </table:table-cell>
          <table:table-cell table:formula="of:=RANDBETWEEN(100;1000)" office:value-type="float" office:value="925" calcext:value-type="float">
            <text:p>925</text:p>
          </table:table-cell>
          <table:table-cell table:formula="of:=[.E97]*[.F97]" office:value-type="float" office:value="925" calcext:value-type="float">
            <text:p>925</text:p>
          </table:table-cell>
          <table:table-cell table:formula="of:=TEXT(EOMONTH(TODAY();-1)+RANDBETWEEN(1;28);&quot;yyyy-m-d&quot;)" office:value-type="string" office:string-value="2023-4-21" calcext:value-type="string">
            <text:p>2023-4-21</text:p>
          </table:table-cell>
          <table:table-cell table:number-columns-repeated="2"/>
        </table:table-row>
        <table:table-row table:style-name="ro1">
          <table:table-cell table:formula="of:=[.A97]+1" office:value-type="float" office:value="97" calcext:value-type="float">
            <text:p>97</text:p>
          </table:table-cell>
          <table:table-cell table:formula="of:=VLOOKUP(RANDBETWEEN(1;2);[items.$A$2:.$B$3];2;0)" office:value-type="string" office:string-value="神奈川県" calcext:value-type="string">
            <text:p>神奈川県</text:p>
          </table:table-cell>
          <table:table-cell table:formula="of:=IF([.$B98] = &quot;東京都&quot;; VLOOKUP(RANDBETWEEN(1;5); [$items.$E$2:.$F$6];2;0); VLOOKUP(RANDBETWEEN(1;5); [$items.$E$7:.$F$11];2;0))" office:value-type="string" office:string-value="茅ヶ崎市" calcext:value-type="string">
            <text:p>茅ヶ崎市</text:p>
          </table:table-cell>
          <table:table-cell table:formula="of:=VLOOKUP(RANDBETWEEN(1;10);[$items.$H$2:.$I$11];2;0)" office:value-type="string" office:string-value="ナス" calcext:value-type="string">
            <text:p>ナス</text:p>
          </table:table-cell>
          <table:table-cell table:formula="of:=RANDBETWEEN(1;10)" office:value-type="float" office:value="5" calcext:value-type="float">
            <text:p>5</text:p>
          </table:table-cell>
          <table:table-cell table:formula="of:=RANDBETWEEN(100;1000)" office:value-type="float" office:value="881" calcext:value-type="float">
            <text:p>881</text:p>
          </table:table-cell>
          <table:table-cell table:formula="of:=[.E98]*[.F98]" office:value-type="float" office:value="4405" calcext:value-type="float">
            <text:p>4405</text:p>
          </table:table-cell>
          <table:table-cell table:formula="of:=TEXT(EOMONTH(TODAY();-1)+RANDBETWEEN(1;28);&quot;yyyy-m-d&quot;)" office:value-type="string" office:string-value="2023-4-24" calcext:value-type="string">
            <text:p>2023-4-24</text:p>
          </table:table-cell>
          <table:table-cell table:number-columns-repeated="2"/>
        </table:table-row>
        <table:table-row table:style-name="ro1">
          <table:table-cell table:formula="of:=[.A98]+1" office:value-type="float" office:value="98" calcext:value-type="float">
            <text:p>98</text:p>
          </table:table-cell>
          <table:table-cell table:formula="of:=VLOOKUP(RANDBETWEEN(1;2);[items.$A$2:.$B$3];2;0)" office:value-type="string" office:string-value="東京都" calcext:value-type="string">
            <text:p>東京都</text:p>
          </table:table-cell>
          <table:table-cell table:formula="of:=IF([.$B99] = &quot;東京都&quot;; VLOOKUP(RANDBETWEEN(1;5); [$items.$E$2:.$F$6];2;0); VLOOKUP(RANDBETWEEN(1;5); [$items.$E$7:.$F$11];2;0))" office:value-type="string" office:string-value="葛飾区" calcext:value-type="string">
            <text:p>葛飾区</text:p>
          </table:table-cell>
          <table:table-cell table:formula="of:=VLOOKUP(RANDBETWEEN(1;10);[$items.$H$2:.$I$11];2;0)" office:value-type="string" office:string-value="ピーマン" calcext:value-type="string">
            <text:p>ピーマン</text:p>
          </table:table-cell>
          <table:table-cell table:formula="of:=RANDBETWEEN(1;10)" office:value-type="float" office:value="2" calcext:value-type="float">
            <text:p>2</text:p>
          </table:table-cell>
          <table:table-cell table:formula="of:=RANDBETWEEN(100;1000)" office:value-type="float" office:value="171" calcext:value-type="float">
            <text:p>171</text:p>
          </table:table-cell>
          <table:table-cell table:formula="of:=[.E99]*[.F99]" office:value-type="float" office:value="342" calcext:value-type="float">
            <text:p>342</text:p>
          </table:table-cell>
          <table:table-cell table:formula="of:=TEXT(EOMONTH(TODAY();-1)+RANDBETWEEN(1;28);&quot;yyyy-m-d&quot;)" office:value-type="string" office:string-value="2023-4-23" calcext:value-type="string">
            <text:p>2023-4-23</text:p>
          </table:table-cell>
          <table:table-cell table:number-columns-repeated="2"/>
        </table:table-row>
        <table:table-row table:style-name="ro1">
          <table:table-cell table:formula="of:=[.A99]+1" office:value-type="float" office:value="99" calcext:value-type="float">
            <text:p>99</text:p>
          </table:table-cell>
          <table:table-cell table:formula="of:=VLOOKUP(RANDBETWEEN(1;2);[items.$A$2:.$B$3];2;0)" office:value-type="string" office:string-value="神奈川県" calcext:value-type="string">
            <text:p>神奈川県</text:p>
          </table:table-cell>
          <table:table-cell table:formula="of:=IF([.$B100] = &quot;東京都&quot;; VLOOKUP(RANDBETWEEN(1;5); [$items.$E$2:.$F$6];2;0); VLOOKUP(RANDBETWEEN(1;5); [$items.$E$7:.$F$11];2;0))" office:value-type="string" office:string-value="三浦市" calcext:value-type="string">
            <text:p>三浦市</text:p>
          </table:table-cell>
          <table:table-cell table:formula="of:=VLOOKUP(RANDBETWEEN(1;10);[$items.$H$2:.$I$11];2;0)" office:value-type="string" office:string-value="シロウリ" calcext:value-type="string">
            <text:p>シロウリ</text:p>
          </table:table-cell>
          <table:table-cell table:formula="of:=RANDBETWEEN(1;10)" office:value-type="float" office:value="4" calcext:value-type="float">
            <text:p>4</text:p>
          </table:table-cell>
          <table:table-cell table:formula="of:=RANDBETWEEN(100;1000)" office:value-type="float" office:value="619" calcext:value-type="float">
            <text:p>619</text:p>
          </table:table-cell>
          <table:table-cell table:formula="of:=[.E100]*[.F100]" office:value-type="float" office:value="2476" calcext:value-type="float">
            <text:p>2476</text:p>
          </table:table-cell>
          <table:table-cell table:formula="of:=TEXT(EOMONTH(TODAY();-1)+RANDBETWEEN(1;28);&quot;yyyy-m-d&quot;)" office:value-type="string" office:string-value="2023-4-6" calcext:value-type="string">
            <text:p>2023-4-6</text:p>
          </table:table-cell>
          <table:table-cell table:number-columns-repeated="2"/>
        </table:table-row>
        <table:table-row table:style-name="ro1">
          <table:table-cell table:formula="of:=[.A100]+1" office:value-type="float" office:value="100" calcext:value-type="float">
            <text:p>100</text:p>
          </table:table-cell>
          <table:table-cell table:formula="of:=VLOOKUP(RANDBETWEEN(1;2);[items.$A$2:.$B$3];2;0)" office:value-type="string" office:string-value="神奈川県" calcext:value-type="string">
            <text:p>神奈川県</text:p>
          </table:table-cell>
          <table:table-cell table:formula="of:=IF([.$B101] = &quot;東京都&quot;; VLOOKUP(RANDBETWEEN(1;5); [$items.$E$2:.$F$6];2;0); VLOOKUP(RANDBETWEEN(1;5); [$items.$E$7:.$F$11];2;0))" office:value-type="string" office:string-value="秦野市" calcext:value-type="string">
            <text:p>秦野市</text:p>
          </table:table-cell>
          <table:table-cell table:formula="of:=VLOOKUP(RANDBETWEEN(1;10);[$items.$H$2:.$I$11];2;0)" office:value-type="string" office:string-value="ピーマン" calcext:value-type="string">
            <text:p>ピーマン</text:p>
          </table:table-cell>
          <table:table-cell table:formula="of:=RANDBETWEEN(1;10)" office:value-type="float" office:value="10" calcext:value-type="float">
            <text:p>10</text:p>
          </table:table-cell>
          <table:table-cell table:formula="of:=RANDBETWEEN(100;1000)" office:value-type="float" office:value="754" calcext:value-type="float">
            <text:p>754</text:p>
          </table:table-cell>
          <table:table-cell table:formula="of:=[.E101]*[.F101]" office:value-type="float" office:value="7540" calcext:value-type="float">
            <text:p>7540</text:p>
          </table:table-cell>
          <table:table-cell table:formula="of:=TEXT(EOMONTH(TODAY();-1)+RANDBETWEEN(1;28);&quot;yyyy-m-d&quot;)" office:value-type="string" office:string-value="2023-4-10" calcext:value-type="string">
            <text:p>2023-4-10</text:p>
          </table:table-cell>
          <table:table-cell table:number-columns-repeated="2"/>
        </table:table-row>
      </table:table>
      <table:table table:name="ピボットテーブル_data_1" table:style-name="ta1">
        <table:table-column table:style-name="co2" table:default-cell-style-name="ce36"/>
        <table:table-column table:style-name="co2" table:default-cell-style-name="ce41"/>
        <table:table-column table:style-name="co2" table:default-cell-style-name="ce47"/>
        <table:table-column table:style-name="co2" table:default-cell-style-name="Pivot_20_Table_20_Value"/>
        <table:table-column table:style-name="co2" table:number-columns-repeated="3" table:default-cell-style-name="ce47"/>
        <table:table-column table:style-name="co2" table:default-cell-style-name="Pivot_20_Table_20_Value"/>
        <table:table-column table:style-name="co2" table:number-columns-repeated="2" table:default-cell-style-name="ce47"/>
        <table:table-column table:style-name="co2" table:default-cell-style-name="ce53"/>
        <table:table-column table:style-name="co2" table:default-cell-style-name="ce60"/>
        <table:table-row table:style-name="ro1">
          <table:table-cell table:style-name="ce33" office:value-type="string" calcext:value-type="string">
            <text:p>合計 - money</text:p>
          </table:table-cell>
          <table:table-cell table:style-name="ce38" office:value-type="string" calcext:value-type="string">
            <text:p>item</text:p>
          </table:table-cell>
          <table:table-cell table:style-name="ce44" table:number-columns-repeated="9"/>
          <table:table-cell table:style-name="ce57"/>
        </table:table-row>
        <table:table-row table:style-name="ro1">
          <table:table-cell table:style-name="ce34" office:value-type="string" calcext:value-type="string">
            <text:p>shop</text:p>
          </table:table-cell>
          <table:table-cell table:style-name="ce39" office:value-type="string" calcext:value-type="string">
            <text:p>オクラ</text:p>
          </table:table-cell>
          <table:table-cell table:style-name="ce45" office:value-type="string" calcext:value-type="string">
            <text:p>カボチャ</text:p>
          </table:table-cell>
          <table:table-cell table:style-name="ce45" office:value-type="string" calcext:value-type="string">
            <text:p>キュウリ</text:p>
          </table:table-cell>
          <table:table-cell table:style-name="ce45" office:value-type="string" calcext:value-type="string">
            <text:p>シロウリ</text:p>
          </table:table-cell>
          <table:table-cell table:style-name="ce45" office:value-type="string" calcext:value-type="string">
            <text:p>ズッキーニ</text:p>
          </table:table-cell>
          <table:table-cell table:style-name="ce45" office:value-type="string" calcext:value-type="string">
            <text:p>トウガラシ</text:p>
          </table:table-cell>
          <table:table-cell table:style-name="ce45" office:value-type="string" calcext:value-type="string">
            <text:p>トマト</text:p>
          </table:table-cell>
          <table:table-cell table:style-name="ce45" office:value-type="string" calcext:value-type="string">
            <text:p>ナス</text:p>
          </table:table-cell>
          <table:table-cell table:style-name="ce45" office:value-type="string" calcext:value-type="string">
            <text:p>ピーマン</text:p>
          </table:table-cell>
          <table:table-cell table:style-name="ce45" office:value-type="string" calcext:value-type="string">
            <text:p>ヘチマ</text:p>
          </table:table-cell>
          <table:table-cell table:style-name="ce58" office:value-type="string" calcext:value-type="string">
            <text:p>合計 結果</text:p>
          </table:table-cell>
        </table:table-row>
        <table:table-row table:style-name="ro1">
          <table:table-cell table:style-name="ce35" office:value-type="string" calcext:value-type="string">
            <text:p>葛飾区</text:p>
          </table:table-cell>
          <table:table-cell table:style-name="ce40"/>
          <table:table-cell table:style-name="ce46" office:value-type="float" office:value="430" calcext:value-type="float">
            <text:p>430</text:p>
          </table:table-cell>
          <table:table-cell table:style-name="ce46" office:value-type="float" office:value="2224" calcext:value-type="float">
            <text:p>2224</text:p>
          </table:table-cell>
          <table:table-cell table:style-name="ce51"/>
          <table:table-cell table:style-name="ce46" office:value-type="float" office:value="6286" calcext:value-type="float">
            <text:p>6286</text:p>
          </table:table-cell>
          <table:table-cell table:style-name="ce46" office:value-type="float" office:value="11404" calcext:value-type="float">
            <text:p>11404</text:p>
          </table:table-cell>
          <table:table-cell table:style-name="ce46" office:value-type="float" office:value="5304" calcext:value-type="float">
            <text:p>5304</text:p>
          </table:table-cell>
          <table:table-cell table:style-name="ce51"/>
          <table:table-cell table:style-name="ce46" office:value-type="float" office:value="342" calcext:value-type="float">
            <text:p>342</text:p>
          </table:table-cell>
          <table:table-cell table:style-name="ce52" office:value-type="float" office:value="7872" calcext:value-type="float">
            <text:p>7872</text:p>
          </table:table-cell>
          <table:table-cell table:style-name="ce59" office:value-type="float" office:value="33862" calcext:value-type="float">
            <text:p>33862</text:p>
          </table:table-cell>
        </table:table-row>
        <table:table-row table:style-name="ro1">
          <table:table-cell office:value-type="string" calcext:value-type="string">
            <text:p>茅ヶ崎市</text:p>
          </table:table-cell>
          <table:table-cell office:value-type="float" office:value="3783" calcext:value-type="float">
            <text:p>3783</text:p>
          </table:table-cell>
          <table:table-cell office:value-type="float" office:value="2700" calcext:value-type="float">
            <text:p>2700</text:p>
          </table:table-cell>
          <table:table-cell/>
          <table:table-cell office:value-type="float" office:value="7472" calcext:value-type="float">
            <text:p>7472</text:p>
          </table:table-cell>
          <table:table-cell table:style-name="Pivot_20_Table_20_Value"/>
          <table:table-cell office:value-type="float" office:value="4086" calcext:value-type="float">
            <text:p>4086</text:p>
          </table:table-cell>
          <table:table-cell/>
          <table:table-cell office:value-type="float" office:value="7592" calcext:value-type="float">
            <text:p>7592</text:p>
          </table:table-cell>
          <table:table-cell table:style-name="Pivot_20_Table_20_Value"/>
          <table:table-cell office:value-type="float" office:value="5990" calcext:value-type="float">
            <text:p>5990</text:p>
          </table:table-cell>
          <table:table-cell office:value-type="float" office:value="31623" calcext:value-type="float">
            <text:p>31623</text:p>
          </table:table-cell>
        </table:table-row>
        <table:table-row table:style-name="ro1">
          <table:table-cell office:value-type="string" calcext:value-type="string">
            <text:p>厚木市</text:p>
          </table:table-cell>
          <table:table-cell office:value-type="float" office:value="2100" calcext:value-type="float">
            <text:p>2100</text:p>
          </table:table-cell>
          <table:table-cell table:style-name="Pivot_20_Table_20_Value"/>
          <table:table-cell/>
          <table:table-cell table:style-name="Pivot_20_Table_20_Value"/>
          <table:table-cell office:value-type="float" office:value="1518" calcext:value-type="float">
            <text:p>1518</text:p>
          </table:table-cell>
          <table:table-cell office:value-type="float" office:value="2280" calcext:value-type="float">
            <text:p>2280</text:p>
          </table:table-cell>
          <table:table-cell table:style-name="ce47" office:value-type="float" office:value="4866" calcext:value-type="float">
            <text:p>4866</text:p>
          </table:table-cell>
          <table:table-cell office:value-type="float" office:value="5860" calcext:value-type="float">
            <text:p>5860</text:p>
          </table:table-cell>
          <table:table-cell office:value-type="float" office:value="7254" calcext:value-type="float">
            <text:p>7254</text:p>
          </table:table-cell>
          <table:table-cell table:style-name="ce54"/>
          <table:table-cell office:value-type="float" office:value="23878" calcext:value-type="float">
            <text:p>23878</text:p>
          </table:table-cell>
        </table:table-row>
        <table:table-row table:style-name="ro1">
          <table:table-cell office:value-type="string" calcext:value-type="string">
            <text:p>江戸川区</text:p>
          </table:table-cell>
          <table:table-cell office:value-type="float" office:value="7139" calcext:value-type="float">
            <text:p>7139</text:p>
          </table:table-cell>
          <table:table-cell table:style-name="Pivot_20_Table_20_Value"/>
          <table:table-cell/>
          <table:table-cell office:value-type="float" office:value="1030" calcext:value-type="float">
            <text:p>1030</text:p>
          </table:table-cell>
          <table:table-cell office:value-type="float" office:value="2871" calcext:value-type="float">
            <text:p>2871</text:p>
          </table:table-cell>
          <table:table-cell table:style-name="Pivot_20_Table_20_Value"/>
          <table:table-cell/>
          <table:table-cell table:style-name="Pivot_20_Table_20_Value"/>
          <table:table-cell office:value-type="float" office:value="6747" calcext:value-type="float">
            <text:p>6747</text:p>
          </table:table-cell>
          <table:table-cell table:style-name="ce54"/>
          <table:table-cell office:value-type="float" office:value="17787" calcext:value-type="float">
            <text:p>17787</text:p>
          </table:table-cell>
        </table:table-row>
        <table:table-row table:style-name="ro1">
          <table:table-cell office:value-type="string" calcext:value-type="string">
            <text:p>江東区</text:p>
          </table:table-cell>
          <table:table-cell office:value-type="float" office:value="13170" calcext:value-type="float">
            <text:p>13170</text:p>
          </table:table-cell>
          <table:table-cell table:style-name="Pivot_20_Table_20_Value"/>
          <table:table-cell table:style-name="ce47" office:value-type="float" office:value="3696" calcext:value-type="float">
            <text:p>3696</text:p>
          </table:table-cell>
          <table:table-cell office:value-type="float" office:value="2238" calcext:value-type="float">
            <text:p>2238</text:p>
          </table:table-cell>
          <table:table-cell office:value-type="float" office:value="11982" calcext:value-type="float">
            <text:p>11982</text:p>
          </table:table-cell>
          <table:table-cell table:style-name="Pivot_20_Table_20_Value"/>
          <table:table-cell/>
          <table:table-cell table:style-name="Pivot_20_Table_20_Value"/>
          <table:table-cell office:value-type="float" office:value="2808" calcext:value-type="float">
            <text:p>2808</text:p>
          </table:table-cell>
          <table:table-cell office:value-type="float" office:value="978" calcext:value-type="float">
            <text:p>978</text:p>
          </table:table-cell>
          <table:table-cell office:value-type="float" office:value="34872" calcext:value-type="float">
            <text:p>34872</text:p>
          </table:table-cell>
        </table:table-row>
        <table:table-row table:style-name="ro1">
          <table:table-cell office:value-type="string" calcext:value-type="string">
            <text:p>港区</text:p>
          </table:table-cell>
          <table:table-cell office:value-type="float" office:value="5264" calcext:value-type="float">
            <text:p>5264</text:p>
          </table:table-cell>
          <table:table-cell office:value-type="float" office:value="1964" calcext:value-type="float">
            <text:p>1964</text:p>
          </table:table-cell>
          <table:table-cell table:style-name="ce47" office:value-type="float" office:value="2879" calcext:value-type="float">
            <text:p>2879</text:p>
          </table:table-cell>
          <table:table-cell table:style-name="Pivot_20_Table_20_Value"/>
          <table:table-cell office:value-type="float" office:value="8925" calcext:value-type="float">
            <text:p>8925</text:p>
          </table:table-cell>
          <table:table-cell office:value-type="float" office:value="4554" calcext:value-type="float">
            <text:p>4554</text:p>
          </table:table-cell>
          <table:table-cell table:style-name="ce47" office:value-type="float" office:value="2780" calcext:value-type="float">
            <text:p>2780</text:p>
          </table:table-cell>
          <table:table-cell office:value-type="float" office:value="1455" calcext:value-type="float">
            <text:p>1455</text:p>
          </table:table-cell>
          <table:table-cell office:value-type="float" office:value="378" calcext:value-type="float">
            <text:p>378</text:p>
          </table:table-cell>
          <table:table-cell table:style-name="ce54"/>
          <table:table-cell office:value-type="float" office:value="28199" calcext:value-type="float">
            <text:p>28199</text:p>
          </table:table-cell>
        </table:table-row>
        <table:table-row table:style-name="ro1">
          <table:table-cell office:value-type="string" calcext:value-type="string">
            <text:p>荒川区</text:p>
          </table:table-cell>
          <table:table-cell office:value-type="float" office:value="3348" calcext:value-type="float">
            <text:p>3348</text:p>
          </table:table-cell>
          <table:table-cell office:value-type="float" office:value="579" calcext:value-type="float">
            <text:p>579</text:p>
          </table:table-cell>
          <table:table-cell/>
          <table:table-cell table:style-name="Pivot_20_Table_20_Value"/>
          <table:table-cell office:value-type="float" office:value="2842" calcext:value-type="float">
            <text:p>2842</text:p>
          </table:table-cell>
          <table:table-cell table:style-name="Pivot_20_Table_20_Value"/>
          <table:table-cell/>
          <table:table-cell office:value-type="float" office:value="11192" calcext:value-type="float">
            <text:p>11192</text:p>
          </table:table-cell>
          <table:table-cell office:value-type="float" office:value="1284" calcext:value-type="float">
            <text:p>1284</text:p>
          </table:table-cell>
          <table:table-cell office:value-type="float" office:value="8278" calcext:value-type="float">
            <text:p>8278</text:p>
          </table:table-cell>
          <table:table-cell office:value-type="float" office:value="27523" calcext:value-type="float">
            <text:p>27523</text:p>
          </table:table-cell>
        </table:table-row>
        <table:table-row table:style-name="ro1">
          <table:table-cell office:value-type="string" calcext:value-type="string">
            <text:p>三浦市</text:p>
          </table:table-cell>
          <table:table-cell office:value-type="float" office:value="6713" calcext:value-type="float">
            <text:p>6713</text:p>
          </table:table-cell>
          <table:table-cell table:style-name="Pivot_20_Table_20_Value"/>
          <table:table-cell table:style-name="ce47" office:value-type="float" office:value="11954" calcext:value-type="float">
            <text:p>11954</text:p>
          </table:table-cell>
          <table:table-cell office:value-type="float" office:value="2476" calcext:value-type="float">
            <text:p>2476</text:p>
          </table:table-cell>
          <table:table-cell office:value-type="float" office:value="2844" calcext:value-type="float">
            <text:p>2844</text:p>
          </table:table-cell>
          <table:table-cell office:value-type="float" office:value="1995" calcext:value-type="float">
            <text:p>1995</text:p>
          </table:table-cell>
          <table:table-cell table:style-name="ce47" office:value-type="float" office:value="9119" calcext:value-type="float">
            <text:p>9119</text:p>
          </table:table-cell>
          <table:table-cell table:style-name="Pivot_20_Table_20_Value"/>
          <table:table-cell office:value-type="float" office:value="5884" calcext:value-type="float">
            <text:p>5884</text:p>
          </table:table-cell>
          <table:table-cell office:value-type="float" office:value="1296" calcext:value-type="float">
            <text:p>1296</text:p>
          </table:table-cell>
          <table:table-cell office:value-type="float" office:value="42281" calcext:value-type="float">
            <text:p>42281</text:p>
          </table:table-cell>
        </table:table-row>
        <table:table-row table:style-name="ro1">
          <table:table-cell office:value-type="string" calcext:value-type="string">
            <text:p>秦野市</text:p>
          </table:table-cell>
          <table:table-cell office:value-type="float" office:value="9314" calcext:value-type="float">
            <text:p>9314</text:p>
          </table:table-cell>
          <table:table-cell office:value-type="float" office:value="4420" calcext:value-type="float">
            <text:p>4420</text:p>
          </table:table-cell>
          <table:table-cell table:style-name="ce47" office:value-type="float" office:value="5946" calcext:value-type="float">
            <text:p>5946</text:p>
          </table:table-cell>
          <table:table-cell table:style-name="Pivot_20_Table_20_Value" table:number-columns-repeated="3"/>
          <table:table-cell table:style-name="ce47" office:value-type="float" office:value="950" calcext:value-type="float">
            <text:p>950</text:p>
          </table:table-cell>
          <table:table-cell office:value-type="float" office:value="1080" calcext:value-type="float">
            <text:p>1080</text:p>
          </table:table-cell>
          <table:table-cell office:value-type="float" office:value="8150" calcext:value-type="float">
            <text:p>8150</text:p>
          </table:table-cell>
          <table:table-cell office:value-type="float" office:value="4141" calcext:value-type="float">
            <text:p>4141</text:p>
          </table:table-cell>
          <table:table-cell office:value-type="float" office:value="34001" calcext:value-type="float">
            <text:p>34001</text:p>
          </table:table-cell>
        </table:table-row>
        <table:table-row table:style-name="ro1">
          <table:table-cell office:value-type="string" calcext:value-type="string">
            <text:p>逗子市</text:p>
          </table:table-cell>
          <table:table-cell table:style-name="ce42" office:value-type="float" office:value="4860" calcext:value-type="float">
            <text:p>4860</text:p>
          </table:table-cell>
          <table:table-cell table:style-name="ce48"/>
          <table:table-cell table:style-name="ce50" office:value-type="float" office:value="2250" calcext:value-type="float">
            <text:p>2250</text:p>
          </table:table-cell>
          <table:table-cell table:style-name="ce50" office:value-type="float" office:value="5334" calcext:value-type="float">
            <text:p>5334</text:p>
          </table:table-cell>
          <table:table-cell table:style-name="ce50" office:value-type="float" office:value="8022" calcext:value-type="float">
            <text:p>8022</text:p>
          </table:table-cell>
          <table:table-cell table:style-name="ce50" office:value-type="float" office:value="7650" calcext:value-type="float">
            <text:p>7650</text:p>
          </table:table-cell>
          <table:table-cell table:style-name="ce48" table:number-columns-repeated="2"/>
          <table:table-cell table:style-name="ce50" office:value-type="float" office:value="2968" calcext:value-type="float">
            <text:p>2968</text:p>
          </table:table-cell>
          <table:table-cell table:style-name="ce55" office:value-type="float" office:value="2572" calcext:value-type="float">
            <text:p>2572</text:p>
          </table:table-cell>
          <table:table-cell table:style-name="ce61" office:value-type="float" office:value="33656" calcext:value-type="float">
            <text:p>33656</text:p>
          </table:table-cell>
        </table:table-row>
        <table:table-row table:style-name="ro1">
          <table:table-cell table:style-name="ce37" office:value-type="string" calcext:value-type="string">
            <text:p>合計 結果</text:p>
          </table:table-cell>
          <table:table-cell table:style-name="ce43" office:value-type="float" office:value="55691" calcext:value-type="float">
            <text:p>55691</text:p>
          </table:table-cell>
          <table:table-cell table:style-name="ce49" office:value-type="float" office:value="10093" calcext:value-type="float">
            <text:p>10093</text:p>
          </table:table-cell>
          <table:table-cell table:style-name="ce49" office:value-type="float" office:value="28949" calcext:value-type="float">
            <text:p>28949</text:p>
          </table:table-cell>
          <table:table-cell table:style-name="ce49" office:value-type="float" office:value="18550" calcext:value-type="float">
            <text:p>18550</text:p>
          </table:table-cell>
          <table:table-cell table:style-name="ce49" office:value-type="float" office:value="45290" calcext:value-type="float">
            <text:p>45290</text:p>
          </table:table-cell>
          <table:table-cell table:style-name="ce49" office:value-type="float" office:value="31969" calcext:value-type="float">
            <text:p>31969</text:p>
          </table:table-cell>
          <table:table-cell table:style-name="ce49" office:value-type="float" office:value="23019" calcext:value-type="float">
            <text:p>23019</text:p>
          </table:table-cell>
          <table:table-cell table:style-name="ce49" office:value-type="float" office:value="27179" calcext:value-type="float">
            <text:p>27179</text:p>
          </table:table-cell>
          <table:table-cell table:style-name="ce49" office:value-type="float" office:value="35815" calcext:value-type="float">
            <text:p>35815</text:p>
          </table:table-cell>
          <table:table-cell table:style-name="ce56" office:value-type="float" office:value="31127" calcext:value-type="float">
            <text:p>31127</text:p>
          </table:table-cell>
          <table:table-cell table:style-name="ce62" office:value-type="float" office:value="307682" calcext:value-type="float">
            <text:p>307682</text:p>
          </table:table-cell>
        </table:table-row>
      </table:table>
      <table:named-expressions/>
      <table:database-ranges>
        <table:database-range table:name="__Anonymous_Sheet_DB__0" table:target-range-address="items.F2:items.F24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data.A1:data.H101" table:display-filter-buttons="true"/>
      </table:database-ranges>
      <table:data-pilot-tables>
        <table:data-pilot-table table:name="DataPilot1" table:application-data="" table:target-range-address="ピボットテーブル_data_1.A1:ピボットテーブル_data_1.L13" table:buttons="ピボットテーブル_data_1.A2 ピボットテーブル_data_1.B1" table:show-filter-button="false" table:drill-down-on-double-click="false">
          <table:source-cell-range table:cell-range-address="data.A1:data.H101"/>
          <table:data-pilot-field table:source-field-name="item" table:orientation="column" table:used-hierarchy="0" table:function="auto">
            <table:data-pilot-level table:show-empty="false" calcext:repeat-item-labels="false">
              <table:data-pilot-members>
                <table:data-pilot-member table:name="オクラ" table:display="true" table:show-details="true"/>
                <table:data-pilot-member table:name="カボチャ" table:display="true" table:show-details="true"/>
                <table:data-pilot-member table:name="キュウリ" table:display="true" table:show-details="true"/>
                <table:data-pilot-member table:name="シロウリ" table:display="true" table:show-details="true"/>
                <table:data-pilot-member table:name="ズッキーニ" table:display="true" table:show-details="true"/>
                <table:data-pilot-member table:name="トウガラシ" table:display="true" table:show-details="true"/>
                <table:data-pilot-member table:name="トマト" table:display="true" table:show-details="true"/>
                <table:data-pilot-member table:name="ナス" table:display="true" table:show-details="true"/>
                <table:data-pilot-member table:name="ピーマン" table:display="true" table:show-details="true"/>
                <table:data-pilot-member table:name="ヘチマ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hop" table:orientation="row" table:used-hierarchy="0" table:function="auto">
            <table:data-pilot-level table:show-empty="false" calcext:repeat-item-labels="false">
              <table:data-pilot-members>
                <table:data-pilot-member table:name="葛飾区" table:display="true" table:show-details="true"/>
                <table:data-pilot-member table:name="茅ヶ崎市" table:display="true" table:show-details="true"/>
                <table:data-pilot-member table:name="厚木市" table:display="true" table:show-details="true"/>
                <table:data-pilot-member table:name="江戸川区" table:display="true" table:show-details="true"/>
                <table:data-pilot-member table:name="江東区" table:display="true" table:show-details="true"/>
                <table:data-pilot-member table:name="港区" table:display="true" table:show-details="true"/>
                <table:data-pilot-member table:name="荒川区" table:display="true" table:show-details="true"/>
                <table:data-pilot-member table:name="三浦市" table:display="true" table:show-details="true"/>
                <table:data-pilot-member table:name="秦野市" table:display="true" table:show-details="true"/>
                <table:data-pilot-member table:name="逗子市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oney" table:orientation="data" table:used-hierarchy="0" table:function="sum">
            <table:data-pilot-level table:show-empty="false" calcext:repeat-item-labels="false">
              <table:data-pilot-members>
                <table:data-pilot-member table:name="103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IPA Pゴシック" style:font-size-asian="10pt" style:language-asian="ja" style:country-asian="JP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5T06:06:36.351140444</meta:creation-date>
    <dc:date>2023-04-15T09:15:30.139918501</dc:date>
    <meta:editing-duration>PT57M10S</meta:editing-duration>
    <meta:editing-cycles>22</meta:editing-cycles>
    <meta:generator>LibreOffice/7.4.3.2$Linux_X86_64 LibreOffice_project/40$Build-2</meta:generator>
    <meta:document-statistic meta:table-count="3" meta:cell-count="981" meta:object-count="0"/>
  </office:meta>
</office:document-meta>
</file>